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Pictures/20000007000018CF000018CF1BAE2D9E.svm"/>
  <manifest:file-entry manifest:media-type="" manifest:full-path="Pictures/200000070000242D00001B30E723C614.svm"/>
  <manifest:file-entry manifest:media-type="" manifest:full-path="Pictures/"/>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 manifest:full-path="Object 50/Configurations2/statusba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accelerator/current.xml"/>
  <manifest:file-entry manifest:media-type="" manifest:full-path="Object 53/Configurations2/accelerato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image/png" manifest:full-path="Object 53/Pictures/10000000000000200000002000309F1C.png"/>
  <manifest:file-entry manifest:media-type="" manifest:full-path="Object 53/Pictures/"/>
  <manifest:file-entry manifest:media-type="text/xml" manifest:full-path="Object 53/content.xml"/>
  <manifest:file-entry manifest:media-type="text/xml" manifest:full-path="Object 53/styles.xml"/>
  <manifest:file-entry manifest:media-type="text/xml" manifest:full-path="Object 53/settings.xml"/>
  <manifest:file-entry manifest:media-type="application/vnd.oasis.opendocument.graphics"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image/png" manifest:full-path="Object 54/Pictures/10000000000000200000002000309F1C.png"/>
  <manifest:file-entry manifest:media-type="" manifest:full-path="Object 54/Pictures/"/>
  <manifest:file-entry manifest:media-type="text/xml" manifest:full-path="Object 54/content.xml"/>
  <manifest:file-entry manifest:media-type="text/xml" manifest:full-path="Object 54/styles.xml"/>
  <manifest:file-entry manifest:media-type="text/xml" manifest:full-path="Object 54/settings.xml"/>
  <manifest:file-entry manifest:media-type="application/vnd.oasis.opendocument.graphics"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rdf+xml" manifest:full-path="manifest.rdf"/>
  <manifest:file-entry manifest:media-type=""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 manifest:full-path="ObjectReplacements/Object 57"/>
  <manifest:file-entry manifest:media-type="" manifest:full-path="ObjectReplacements/Object 58"/>
  <manifest:file-entry manifest:media-type="" manifest:full-path="ObjectReplacements/Object 59"/>
  <manifest:file-entry manifest:media-type=""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 manifest:full-path="ObjectReplacements/Object 64"/>
  <manifest:file-entry manifest:media-type="" manifest:full-path="ObjectReplacements/Object 65"/>
  <manifest:file-entry manifest:media-type="" manifest:full-path="ObjectReplacements/Object 66"/>
  <manifest:file-entry manifest:media-type=""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 manifest:full-path="ObjectReplacements/Object 82"/>
  <manifest:file-entry manifest:media-type=""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 manifest:full-path="ObjectReplacements/Object 38"/>
  <manifest:file-entry manifest:media-type="" manifest:full-path="ObjectReplacements/Object 39"/>
  <manifest:file-entry manifest:media-type="" manifest:full-path="ObjectReplacements/"/>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image/png" manifest:full-path="Object 61/Pictures/10000000000000200000002000309F1C.png"/>
  <manifest:file-entry manifest:media-type="" manifest:full-path="Object 61/Pictures/"/>
  <manifest:file-entry manifest:media-type="text/xml" manifest:full-path="Object 61/content.xml"/>
  <manifest:file-entry manifest:media-type="text/xml" manifest:full-path="Object 61/styles.xml"/>
  <manifest:file-entry manifest:media-type="text/xml" manifest:full-path="Object 61/settings.xml"/>
  <manifest:file-entry manifest:media-type="application/vnd.oasis.opendocument.graphics"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image/png" manifest:full-path="Object 12/Pictures/10000000000000200000002000309F1C.png"/>
  <manifest:file-entry manifest:media-type="" manifest:full-path="Object 12/Pictures/"/>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image/png" manifest:full-path="Object 17/Pictures/10000000000000200000002000309F1C.png"/>
  <manifest:file-entry manifest:media-type="" manifest:full-path="Object 17/Pictures/"/>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graphics"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image/png" manifest:full-path="Object 23/Pictures/10000000000000200000002000309F1C.png"/>
  <manifest:file-entry manifest:media-type="" manifest:full-path="Object 23/Pictures/"/>
  <manifest:file-entry manifest:media-type="text/xml" manifest:full-path="Object 23/content.xml"/>
  <manifest:file-entry manifest:media-type="text/xml" manifest:full-path="Object 23/styles.xml"/>
  <manifest:file-entry manifest:media-type="text/xml" manifest:full-path="Object 23/settings.xml"/>
  <manifest:file-entry manifest:media-type="application/vnd.oasis.opendocument.graphics"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 manifest:full-path="Object 86/Configurations2/statusbar/"/>
  <manifest:file-entry manifest:media-type="" manifest:full-path="Object 86/Configurations2/floater/"/>
  <manifest:file-entry manifest:media-type="" manifest:full-path="Object 86/Configurations2/popupmenu/"/>
  <manifest:file-entry manifest:media-type="" manifest:full-path="Object 86/Configurations2/progressbar/"/>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charset="x-symbol"/>
    <style:font-face style:name="Timing" svg:font-family="Timing" style:font-adornments="Regular" style:font-family-generic="roman" style:font-pitch="fixed" style:font-charset="x-symbol"/>
    <style:font-face style:name="OpenSymbol" svg:font-family="OpenSymbol" style:font-pitch="variable" style:font-charset="x-symbol"/>
    <style:font-face style:name="Arial4" svg:font-family="Arial"/>
    <style:font-face style:name="OpenSymbol1" svg:font-family="OpenSymbol"/>
    <style:font-face style:name="Courier New" svg:font-family="'Courier New'" style:font-family-generic="modern"/>
    <style:font-face style:name="Arial2" svg:font-family="Arial" style:font-adornments="Regular" style:font-family-generic="swiss"/>
    <style:font-face style:name="Courier New1"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office:font-face-decls>
  <office:automatic-styles>
    <style:style style:name="Tabelle4" style:family="table">
      <style:table-properties style:width="7in" table:align="margins"/>
    </style:style>
    <style:style style:name="Tabelle4.A" style:family="table-column">
      <style:table-column-properties style:column-width="6.2222in" style:rel-column-width="58251*"/>
    </style:style>
    <style:style style:name="Tabelle4.B" style:family="table-column">
      <style:table-column-properties style:column-width="0.7778in" style:rel-column-width="7284*"/>
    </style:style>
    <style:style style:name="Tabelle4.A1" style:family="table-cell">
      <style:table-cell-properties style:vertical-align="middle" fo:padding="0.0382in" fo:border="none"/>
    </style:style>
    <style:style style:name="Table1" style:family="table">
      <style:table-properties style:width="7in" table:align="margins"/>
    </style:style>
    <style:style style:name="Table1.A" style:family="table-column">
      <style:table-column-properties style:column-width="6.2222in" style:rel-column-width="58251*"/>
    </style:style>
    <style:style style:name="Table1.B" style:family="table-column">
      <style:table-column-properties style:column-width="0.7778in" style:rel-column-width="7284*"/>
    </style:style>
    <style:style style:name="Table1.A1" style:family="table-cell">
      <style:table-cell-properties style:vertical-align="middle" fo:padding="0.0382in" fo:border="none"/>
    </style:style>
    <style:style style:name="Table2" style:family="table">
      <style:table-properties style:width="7in" table:align="margins"/>
    </style:style>
    <style:style style:name="Table2.A" style:family="table-column">
      <style:table-column-properties style:column-width="6.2222in" style:rel-column-width="58251*"/>
    </style:style>
    <style:style style:name="Table2.B" style:family="table-column">
      <style:table-column-properties style:column-width="0.7778in" style:rel-column-width="7284*"/>
    </style:style>
    <style:style style:name="Table2.A1" style:family="table-cell">
      <style:table-cell-properties style:vertical-align="middle" fo:padding="0.0382in" fo:border="none"/>
    </style:style>
    <style:style style:name="Table4" style:family="table">
      <style:table-properties style:width="7in" table:align="margins"/>
    </style:style>
    <style:style style:name="Table4.A" style:family="table-column">
      <style:table-column-properties style:column-width="6.2222in" style:rel-column-width="58251*"/>
    </style:style>
    <style:style style:name="Table4.B" style:family="table-column">
      <style:table-column-properties style:column-width="0.7778in" style:rel-column-width="7284*"/>
    </style:style>
    <style:style style:name="Table4.A1" style:family="table-cell">
      <style:table-cell-properties style:vertical-align="middle" fo:padding="0.0382in" fo:border="none"/>
    </style:style>
    <style:style style:name="Table3" style:family="table">
      <style:table-properties style:width="7in" fo:margin-top="0in" fo:margin-bottom="0.1in" table:align="margins"/>
    </style:style>
    <style:style style:name="Table3.A" style:family="table-column">
      <style:table-column-properties style:column-width="6.2222in" style:rel-column-width="58251*"/>
    </style:style>
    <style:style style:name="Table3.B" style:family="table-column">
      <style:table-column-properties style:column-width="0.7778in" style:rel-column-width="7284*"/>
    </style:style>
    <style:style style:name="Table3.A1" style:family="table-cell">
      <style:table-cell-properties style:vertical-align="middle" fo:padding="0.0382in" fo:border="non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Contents_20_2">
      <style:paragraph-properties>
        <style:tab-stops>
          <style:tab-stop style:position="7in" style:type="right" style:leader-style="dotted" style:leader-text="."/>
        </style:tab-stops>
      </style:paragraph-properties>
    </style:style>
    <style:style style:name="P4" style:family="paragraph" style:parent-style-name="Contents_20_1">
      <style:paragraph-properties>
        <style:tab-stops>
          <style:tab-stop style:position="7in" style:type="right" style:leader-style="dotted" style:leader-text="."/>
        </style:tab-stops>
      </style:paragraph-properties>
    </style:style>
    <style:style style:name="P5" style:family="paragraph" style:parent-style-name="Text_20_body" style:list-style-name="Bullets_20_-_20_diamonds"/>
    <style:style style:name="P6" style:family="paragraph" style:parent-style-name="Text_20_body" style:list-style-name="Hierarchical_20_-_20_1_2c__20_a_2c__20_i_2c__20_etc."/>
    <style:style style:name="T1" style:family="text">
      <style:text-properties style:font-name="OpenSymbol" style:font-name-asian="OpenSymbol" style:font-name-complex="OpenSymbol"/>
    </style:style>
    <style:style style:name="T2" style:family="text">
      <style:text-properties style:font-name="OpenSymbol" fo:font-style="normal" style:font-name-asian="OpenSymbol" style:font-style-asian="normal" style:font-name-complex="OpenSymbol" style:font-style-complex="normal"/>
    </style:style>
    <style:style style:name="T3" style:family="text">
      <style:text-properties style:font-name="Symbol" style:font-name-asian="Symbol" style:font-name-complex="Symbol"/>
    </style:style>
    <style:style style:name="T4" style:family="text">
      <style:text-properties style:font-name="Arial1"/>
    </style:style>
    <style:style style:name="T5" style:family="text">
      <style:text-properties style:font-name="Arial1" fo:font-style="normal" style:font-style-asian="normal" style:font-style-complex="normal"/>
    </style:style>
    <style:style style:name="T6" style:family="text">
      <style:text-properties style:text-position="super 58%"/>
    </style:style>
    <style:style style:name="T7" style:family="text">
      <style:text-properties fo:font-style="italic" style:font-style-asian="italic" style:font-style-complex="italic"/>
    </style:style>
    <style:style style:name="T8" style:family="text">
      <style:text-properties fo:font-style="italic" style:font-style-asian="italic" style:font-weight-asian="bold" style:font-style-complex="italic"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style:text-position="sub 58%"/>
    </style:style>
    <style:style style:name="T12" style:family="text">
      <style:text-properties style:text-position="sub 58%" style:font-weight-asian="bold" style:font-weight-complex="bold"/>
    </style:style>
    <style:style style:name="T13" style:family="text">
      <style:text-properties style:text-position="sub 58%" fo:font-style="italic" style:font-style-asian="italic" style:font-style-complex="italic"/>
    </style:style>
    <style:style style:name="T14" style:family="text">
      <style:text-properties style:font-weight-asian="bold" style:font-weight-complex="bold"/>
    </style:style>
    <style:style style:name="T15" style:family="text">
      <style:text-properties style:text-underline-style="solid" style:text-underline-width="auto" style:text-underline-color="font-color"/>
    </style:style>
    <style:style style:name="fr1" style:family="graphic" style:parent-style-name="Frame">
      <style:graphic-properties fo:margin-left="0in" fo:margin-right="0in" fo:margin-top="0in" fo:margin-bottom="0.1in" style:wrap="none" style:vertical-pos="from-top" style:vertical-rel="paragraph" style:horizontal-pos="from-left" style:horizontal-rel="paragraph" fo:padding="0in" fo:border="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style:vertical-pos="middle" style:vertical-rel="text" style:horizontal-pos="from-left" style:horizontal-rel="paragraph-content" fo:padding="0.0799in" fo:border="0.0138in solid #000000"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librating a Bucket</text:p>
      <text:p text:style-name="Subtitle_2c__20_no_20_space"><text:a xlink:type="simple" xlink:href="mailto:someonesdad1@gmail.com">someonesdad1@gmail.com</text:a> <text:s/>18 Feb 2012</text:p>
      <text:p text:style-name="Subtitle_2c__20_no_20_space">Revised 26 Jul 2012</text:p>
      <text:p text:style-name="Subtitle">Revised 13 Jan 2014</text:p>
      <text:p text:style-name="Text_20_body">I have a 5 gallon paint bucket that I'd like to calibrate with marks on the bucket's side to indicate the volume contained in the bucket. <text:s/>And I'd like to be able to mark the bucket with different units, such as gallons, liters, and cubic feet. <text:s/>A formula can be derived to do this. <text:s/>We'll give a couple of examples; if you're interested in the details of the derivation and an algorithm, see the appendix.</text:p>
      <text:p text:style-name="Text_20_body">Note that the results given here work for a bucket of any cross-sectional shape and tapering sides:</text:p>
      <text:p text:style-name="Text_20_body"><draw:frame draw:style-name="fr4" draw:name="Object53" text:anchor-type="paragraph" svg:x="0.7264in" svg:y="0.0016in" svg:width="5.5484in" svg:height="1.472in" draw:z-index="2"><draw:object xlink:href="./Object 53" xlink:type="simple" xlink:show="embed" xlink:actuate="onLoad"/><draw:image xlink:href="./ObjectReplacements/Object 53" xlink:type="simple" xlink:show="embed" xlink:actuate="onLoad"/></draw:frame>The requirements are:</text:p>
      <text:list xml:id="list41256084" text:style-name="Bullets_20_-_20_diamonds">
        <text:list-item>
          <text:p text:style-name="P5">The top and bottom plane figures of the bucket are geometrically similar.</text:p>
        </text:list-item>
        <text:list-item>
          <text:p text:style-name="P5">Both top and bottom plane figures are perpendicular to the gravitational vector.</text:p>
        </text:list-item>
        <text:list-item>
          <text:p text:style-name="P5">The top's area is equal to or larger than the bottom's area.</text:p>
        </text:list-item>
      </text:list>
      <text:p text:style-name="Text_20_body"/>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text:a xlink:type="simple" xlink:href="#__RefHeading__95865_1768474089" text:style-name="Internet_20_link" text:visited-style-name="Internet_20_link">5 gallon bucket</text:a><text:tab/>1</text:p>
          <text:p text:style-name="P4"><text:a xlink:type="simple" xlink:href="#__RefHeading__95867_1768474089" text:style-name="Internet_20_link" text:visited-style-name="Internet_20_link">Cat litter bucket</text:a><text:tab/>3</text:p>
          <text:p text:style-name="P4"><text:a xlink:type="simple" xlink:href="#__RefHeading__5333_499004658" text:style-name="Internet_20_link" text:visited-style-name="Internet_20_link">Other applications</text:a><text:tab/>3</text:p>
          <text:p text:style-name="P4"><text:a xlink:type="simple" xlink:href="#__RefHeading__96401_1768474089" text:style-name="Internet_20_link" text:visited-style-name="Internet_20_link">Python script</text:a><text:tab/>4</text:p>
          <text:p text:style-name="P4"><text:a xlink:type="simple" xlink:href="#__RefHeading__95869_1768474089" text:style-name="Internet_20_link" text:visited-style-name="Internet_20_link">Appendix: <text:s/>Derivation of formula</text:a><text:tab/>6</text:p>
          <text:p text:style-name="P3"><text:a xlink:type="simple" xlink:href="#__RefHeading__147428_1993841014" text:style-name="Internet_20_link" text:visited-style-name="Internet_20_link">Calibration algorithm</text:a><text:tab/>9</text:p>
          <text:p text:style-name="P3"><text:a xlink:type="simple" xlink:href="#__RefHeading__95871_1768474089" text:style-name="Internet_20_link" text:visited-style-name="Internet_20_link">Rectangular or square bucket with rounded corners</text:a><text:tab/>10</text:p>
        </text:index-body>
      </text:table-of-content>
      <text:p text:style-name="Text_20_body"/>
      <text:h text:style-name="Heading_20_1" text:outline-level="1"><text:bookmark text:name="__RefHeading__95865_1768474089"/>5 gallon bucket<text:bookmark-end text:name="__RefHeading__95865_1768474089"/></text:h>
      <text:p text:style-name="Text_20_body">The 5 gallon bucket is a common size for paints and industrial chemicals. <text:s/>Since we wind up with one after e.g. painting the house, it can be useful to make calibration marks on the exterior or interior to help with various tasks around the house. <text:s/>For mixing concrete, I like to have divisions in cubic feet. <text:s/>For other US-related things, I like to have gallons marked. <text:s/>For general use, having liters marked is handy to allow you to work in SI units.</text:p>
      <text:p text:style-name="Text_20_body">We'll assume the bucket has a circular cross section. <text:s/>It will taper from the top to the bottom (this is so it can more easily be withdrawn from the mold it is made in). <text:s/>We need the following dimensions of the bucket:</text:p>
      <text:p text:style-name="Where">D = diameter at top</text:p>
      <text:p text:style-name="Where">d = diameter at inside bottom</text:p>
      <text:p text:style-name="Where">h = height from inside bottom to top</text:p>
      <text:p text:style-name="Where_20_end"><text:soft-page-break/>offset = <text:span text:style-name="T1"></text:span> = distance from inside bottom to the plane that the bucket sits on</text:p>
      <text:p text:style-name="Text_20_body">The offset may be a bit confusing; here's a drawing of the bucket's cross section:</text:p>
      <text:p text:style-name="Text_20_body"><draw:frame draw:style-name="fr1" draw:name="Frame4" text:anchor-type="paragraph" svg:x="1.5091in" svg:y="-0.0028in" svg:width="4.752in" draw:z-index="17"><draw:text-box fo:min-height="3.4866in"><text:p text:style-name="Figure"><draw:frame draw:style-name="fr5" draw:name="Object12" text:anchor-type="paragraph" svg:x="0.0016in" svg:y="0.0008in" svg:width="4.752in" style:rel-width="100%" svg:height="3.4866in" style:rel-height="scale" draw:z-index="19"><draw:object xlink:href="./Object 12" xlink:type="simple" xlink:show="embed" xlink:actuate="onLoad"/><draw:image xlink:href="./ObjectReplacements/Object 12" xlink:type="simple" xlink:show="embed" xlink:actuate="onLoad"/></draw:frame>Figure <text:sequence text:ref-name="refFigure0" text:name="Figure" text:formula="ooow:Figure+1" style:num-format="1">1</text:sequence></text:p></draw:text-box></draw:frame>The green line is the ground and the offset indicates how much above the ground the inner bucket bottom lies. <text:s/>This is needed because we'll mark the exterior of the bucket using the outside edge that touches the ground as the zero reference (i.e., hook a tape measure to it). <text:s/>I find the easiest way to measure the offset is to put a flashlight in the bottom and illuminate the side; then use a rule to measure from the table top to the darker line of the bottom.</text:p>
      <text:p text:style-name="Text_20_body"><text:span text:style-name="Important_20_-_20_blue">If you want to mark the </text:span><text:span text:style-name="Important_20_-_20_blue"><text:span text:style-name="T7">inside</text:span></text:span><text:span text:style-name="Important_20_-_20_blue"><text:span text:style-name="T10"> of the bucket with volume calibration marks, set offset to zero.</text:span></text:span></text:p>
      <text:p text:style-name="Text_20_body">A Rheem bucket I have has the following dimensions in inches:</text:p>
      <text:p text:style-name="Where">D = 11.34</text:p>
      <text:p text:style-name="Where">d = 10.42</text:p>
      <text:p text:style-name="Where">h = 14.00</text:p>
      <text:p text:style-name="Where_20_end">offset = <draw:frame draw:style-name="fr6" draw:name="Object82" text:anchor-type="as-char" svg:width="0.0866in" svg:height="0.1701in" draw:z-index="20"><draw:object xlink:href="./Object 82" xlink:type="simple" xlink:show="embed" xlink:actuate="onLoad"/><draw:image xlink:href="./ObjectReplacements/Object 82" xlink:type="simple" xlink:show="embed" xlink:actuate="onLoad"/></draw:frame> = 0.47</text:p>
      <text:p text:style-name="Text_20_body">We can use formula <text:sequence-ref text:reference-format="text" text:ref-name="refText0">(1)</text:sequence-ref> <text:sequence-ref text:reference-format="direction" text:ref-name="refText0">below</text:sequence-ref> (see the appendix) to calculate the total volume of the bucket. <text:s/><draw:frame draw:style-name="fr7" draw:name="Object19" text:anchor-type="as-char" svg:y="-0.2146in" svg:width="1.6366in" svg:height="0.3472in" draw:z-index="21"><draw:object xlink:href="./Object 19" xlink:type="simple" xlink:show="embed" xlink:actuate="onLoad"/><draw:image xlink:href="./ObjectReplacements/Object 19" xlink:type="simple" xlink:show="embed" xlink:actuate="onLoad"/></draw:frame> and <draw:frame draw:style-name="fr7" draw:name="Object20" text:anchor-type="as-char" svg:y="-0.2146in" svg:width="1.739in" svg:height="0.3457in" draw:z-index="22"><draw:object xlink:href="./Object 20" xlink:type="simple" xlink:show="embed" xlink:actuate="onLoad"/><draw:image xlink:href="./ObjectReplacements/Object 20" xlink:type="simple" xlink:show="embed" xlink:actuate="onLoad"/><svg:desc>formula</svg:desc></draw:frame>. <text:s/>Therefore the volume is </text:p>
      <text:p text:style-name="Equation"><draw:frame draw:style-name="fr6" draw:name="Object23" text:anchor-type="as-char" svg:width="4.439in" svg:height="0.3654in" draw:z-index="23"><draw:object xlink:href="./Object 25" xlink:type="simple" xlink:show="embed" xlink:actuate="onLoad"/><draw:image xlink:href="./ObjectReplacements/Object 25" xlink:type="simple" xlink:show="embed" xlink:actuate="onLoad"/></draw:frame></text:p>
      <text:p text:style-name="Text_20_body">This is equal to 5.64 gallons.</text:p>
      <text:p text:style-name="Text_20_body">Suppose we want to calibrate the bucket with marks for integer gallons. <text:s/>We use formula <text:sequence-ref text:reference-format="text" text:ref-name="refText4">(5)</text:sequence-ref>. <text:s/>First, we need <draw:frame draw:style-name="fr6" draw:name="Object25" text:anchor-type="as-char" svg:width="1.3953in" svg:height="0.3654in" draw:z-index="24"><draw:object xlink:href="./Object 26" xlink:type="simple" xlink:show="embed" xlink:actuate="onLoad"/><draw:image xlink:href="./ObjectReplacements/Object 26" xlink:type="simple" xlink:show="embed" xlink:actuate="onLoad"/></draw:frame>. <text:s/>When <text:span text:style-name="T3"></text:span> is small, the sides of the bucket aren't tapered a lot; in this case, the formula above <text:sequence-ref text:reference-format="text" text:ref-name="refText4">(5)</text:sequence-ref> in the appendix gives the angle of the side off the vertical as 2.05<text:span text:style-name="T4">°</text:span>.</text:p>
      <text:p text:style-name="Text_20_body">1 gallon is 231 in<text:span text:style-name="T6">3</text:span>; this is <draw:frame draw:style-name="fr7" draw:name="Object26" text:anchor-type="as-char" svg:y="-0.1311in" svg:width="0.1437in" svg:height="0.1937in" draw:z-index="25"><draw:object xlink:href="./Object 27" xlink:type="simple" xlink:show="embed" xlink:actuate="onLoad"/><draw:image xlink:href="./ObjectReplacements/Object 27" xlink:type="simple" xlink:show="embed" xlink:actuate="onLoad"/></draw:frame>. <text:s/>We can now calculate x from equation <text:sequence-ref text:reference-format="text" text:ref-name="refText4">(5)</text:sequence-ref>:</text:p>
      <text:p text:style-name="Equation"><draw:frame draw:style-name="fr6" draw:name="Object27" text:anchor-type="as-char" svg:width="5.478in" svg:height="0.4925in" draw:z-index="26"><draw:object xlink:href="./Object 35" xlink:type="simple" xlink:show="embed" xlink:actuate="onLoad"/><draw:image xlink:href="./ObjectReplacements/Object 35" xlink:type="simple" xlink:show="embed" xlink:actuate="onLoad"/></draw:frame></text:p>
      <text:p text:style-name="Text_20_body"><text:soft-page-break/>This x gives the <text:span text:style-name="T7">vertical</text:span><text:span text:style-name="T10"> distance up the side that the mark needs to be (as a fraction of the height h). <text:s/>To convert this to the slant distance along the bucket's side, we add the offset </text:span><text:span text:style-name="T2"></text:span><text:span text:style-name="T10"> and then divide the </text:span><text:span text:style-name="T10">result by the cosine of </text:span><text:span text:style-name="T10">2.05</text:span><text:span text:style-name="T5">°</text:span>:</text:p>
      <text:p text:style-name="Equation"><draw:frame draw:style-name="fr6" draw:name="Object47" text:anchor-type="as-char" svg:width="2.9535in" svg:height="0.3772in" draw:z-index="27"><draw:object xlink:href="./Object 47" xlink:type="simple" xlink:show="embed" xlink:actuate="onLoad"/><draw:image xlink:href="./ObjectReplacements/Object 47" xlink:type="simple" xlink:show="embed" xlink:actuate="onLoad"/></draw:frame></text:p>
      <text:p text:style-name="Text_20_body">Thus, if we hook a tape measure to the outside bottom of the bucket and make a mark 3.14 inches up along the side, this will mark the 1 gallon fill point. <text:s/>The other calibration marks are calculated similarly.</text:p>
      <text:h text:style-name="Heading_20_1" text:outline-level="1"><text:bookmark text:name="__RefHeading__95867_1768474089"/>Cat litter bucket<text:bookmark-end text:name="__RefHeading__95867_1768474089"/></text:h>
      <text:p text:style-name="Text_20_body">We have some cat litter buckets that are made by Ropak buckets; they contain about 4 gallons. <text:s/>These buckets are square with rounded corners. <text:s/>The relevant dimensions in cm are:</text:p>
      <text:p text:style-name="Where">D = top width = 23.1</text:p>
      <text:p text:style-name="Where">d = bottom width = 20.7</text:p>
      <text:p text:style-name="Where">h = 33.0</text:p>
      <text:p text:style-name="Where"><text:span text:style-name="T1"></text:span> = 0.3</text:p>
      <text:p text:style-name="Where"><text:span text:style-name="T3"></text:span> = D/d - 1 = 0.1159</text:p>
      <text:p text:style-name="Where"><draw:frame draw:style-name="fr6" draw:name="Object30" text:anchor-type="as-char" svg:width="1.6035in" svg:height="0.2154in" draw:z-index="28"><draw:object xlink:href="./Object 30" xlink:type="simple" xlink:show="embed" xlink:actuate="onLoad"/><draw:image xlink:href="./ObjectReplacements/Object 30" xlink:type="simple" xlink:show="embed" xlink:actuate="onLoad"/></draw:frame></text:p>
      <text:p text:style-name="Where_20_end">r = corner radius = 3.2</text:p>
      <text:p text:style-name="Text_20_body">The area of the bottom <draw:frame draw:style-name="fr7" draw:name="Object41" text:anchor-type="as-char" svg:y="-0.1366in" svg:width="0.1638in" svg:height="0.1937in" draw:z-index="29"><draw:object xlink:href="./Object 41" xlink:type="simple" xlink:show="embed" xlink:actuate="onLoad"/><draw:image xlink:href="./ObjectReplacements/Object 41" xlink:type="simple" xlink:show="embed" xlink:actuate="onLoad"/></draw:frame> is <draw:frame draw:style-name="fr7" draw:name="Object42" text:anchor-type="as-char" svg:y="-0.1681in" svg:width="0.152in" svg:height="0.1909in" draw:z-index="30"><draw:object xlink:href="./Object 42" xlink:type="simple" xlink:show="embed" xlink:actuate="onLoad"/><draw:image xlink:href="./ObjectReplacements/Object 42" xlink:type="simple" xlink:show="embed" xlink:actuate="onLoad"/></draw:frame> with a correction subtracted off for the corner radii; this correction is <draw:frame draw:style-name="fr7" draw:name="Object43" text:anchor-type="as-char" svg:y="-0.161in" svg:width="0.5783in" svg:height="0.1965in" draw:z-index="31"><draw:object xlink:href="./Object 43" xlink:type="simple" xlink:show="embed" xlink:actuate="onLoad"/><draw:image xlink:href="./ObjectReplacements/Object 43" xlink:type="simple" xlink:show="embed" xlink:actuate="onLoad"/></draw:frame> where r is the corner radius (see the appendix for derivation). <text:s/>Thus we have <draw:frame draw:style-name="fr6" draw:name="Object44" text:anchor-type="as-char" svg:width="2.3917in" svg:height="0.2154in" draw:z-index="32"><draw:object xlink:href="./Object 44" xlink:type="simple" xlink:show="embed" xlink:actuate="onLoad"/><draw:image xlink:href="./ObjectReplacements/Object 44" xlink:type="simple" xlink:show="embed" xlink:actuate="onLoad"/></draw:frame>. <text:s/>Similarly, we get for the area of the top of the bucket <draw:frame draw:style-name="fr6" draw:name="Object45" text:anchor-type="as-char" svg:width="2.4339in" svg:height="0.2154in" draw:z-index="35"><draw:object xlink:href="./Object 45" xlink:type="simple" xlink:show="embed" xlink:actuate="onLoad"/><draw:image xlink:href="./ObjectReplacements/Object 45" xlink:type="simple" xlink:show="embed" xlink:actuate="onLoad"/></draw:frame>. <text:s/>Note: <text:s/>I used the same corner radius for top and bottom of the bucket, but it's possible the radii changed over that distance (I didn't measure them closely). <text:s/>Using equation <text:sequence-ref text:reference-format="text" text:ref-name="refText0">(1)</text:sequence-ref>, we get the volume for the whole bucket as <draw:frame draw:style-name="fr7" draw:name="Object46" text:anchor-type="as-char" svg:y="-0.1661in" svg:width="0.7437in" svg:height="0.1909in" draw:z-index="36"><draw:object xlink:href="./Object 46" xlink:type="simple" xlink:show="embed" xlink:actuate="onLoad"/><draw:image xlink:href="./ObjectReplacements/Object 46" xlink:type="simple" xlink:show="embed" xlink:actuate="onLoad"/></draw:frame> or 15.55 liters.</text:p>
      <text:p text:style-name="Text_20_body">Putting these numbers into equation <text:sequence-ref text:reference-format="text" text:ref-name="refText4">(5)</text:sequence-ref> yields</text:p>
      <text:p text:style-name="Equation"><draw:frame draw:style-name="fr6" draw:name="Object48" text:anchor-type="as-char" svg:width="2.6555in" svg:height="0.6016in" draw:z-index="44"><draw:object xlink:href="./Object 48" xlink:type="simple" xlink:show="embed" xlink:actuate="onLoad"/><draw:image xlink:href="./ObjectReplacements/Object 48" xlink:type="simple" xlink:show="embed" xlink:actuate="onLoad"/></draw:frame></text:p>
      <text:p text:style-name="Text_20_body">This x is the fraction of the overall bucket height that the level of fluid will assume in the bucket measured vertically from the bottom of the bucket.</text:p>
      <text:p text:style-name="Text_20_body">Solving for y gives</text:p>
      <text:p text:style-name="Equation"><draw:frame draw:style-name="fr6" draw:name="Object49" text:anchor-type="as-char" svg:width="3.7528in" svg:height="0.4783in" draw:z-index="45"><draw:object xlink:href="./Object 49" xlink:type="simple" xlink:show="embed" xlink:actuate="onLoad"/><draw:image xlink:href="./ObjectReplacements/Object 49" xlink:type="simple" xlink:show="embed" xlink:actuate="onLoad"/></draw:frame></text:p>
      <text:p text:style-name="Text_20_body">I used a 1000 ml graduated cylinder and filled the bucket with 9 liters of water. <text:s/>A tape measure showed that the water level was at 20.1 cm measured from the base of the bucket or 2 mm from the calculated value. <text:s/>This shows the calibration can work to within about a percent or two.</text:p>
      <text:p text:style-name="Text_20_body">A similar check for 5 liters of added water gave a measured height of y = 11.8 cm. <text:s/>The calculated value for this situation gave y = 11.75 cm.</text:p>
      <text:h text:style-name="Heading_20_1" text:outline-level="1"><text:bookmark text:name="__RefHeading__5333_499004658"/>Other applications<text:bookmark-end text:name="__RefHeading__5333_499004658"/></text:h>
      <text:p text:style-name="Text_20_body">The formula is useful for calibrating the volume of things that don't look like the typical bucket. <text:s/>For example, consider a classically-shaped wheelbarrow. <text:s/>If the bottom and top are similar figures and the sides are planes, then you can derive the volume calibration marks for this wheelbarrow. <text:s/>If the assumption of a frustum isn't valid (see appendix), then you can use a calibrated bucket to fill the <text:soft-page-break/>wheelbarrow and make the required volume marks. <text:s/></text:p>
      <text:p text:style-name="Text_20_body">You could calculate the volumes of the following wooden planter boxes:</text:p>
      <text:p text:style-name="Text_20_body"><draw:frame draw:style-name="fr2" draw:name="graphics1" text:anchor-type="paragraph" svg:width="2.5008in" svg:height="2.5008in" draw:z-index="5"><draw:image xlink:href="Pictures/20000007000018CF000018CF1BAE2D9E.svm" xlink:type="simple" xlink:show="embed" xlink:actuate="onLoad"/></draw:frame>Since these appear to be octagons, it's simple to get the relevant dimensions and areas needed to perform the calculations. <text:s/>The calculations would work for the following planter box:</text:p>
      <text:p text:style-name="Text_20_body"><draw:frame draw:style-name="fr3" draw:name="graphics2" text:anchor-type="paragraph" svg:x="1.6772in" svg:y="-0.0217in" svg:width="3.6457in" svg:height="2.7402in" draw:z-index="6"><draw:image xlink:href="Pictures/200000070000242D00001B30E723C614.svm" xlink:type="simple" xlink:show="embed" xlink:actuate="onLoad"/></draw:frame>This box could also be rectangular rather than square -- then the results would depend on which side you wanted to calibrate.</text:p>
      <text:p text:style-name="Text_20_body">You could even use the formula to calculate the volume of e.g. an overflow pond, as long as the sides sloped in such a way to satisfy the assumptions stated at the beginning.</text:p>
      <text:h text:style-name="Heading_20_1" text:outline-level="1"><text:bookmark text:name="__RefHeading__96401_1768474089"/>Python script<text:bookmark-end text:name="__RefHeading__96401_1768474089"/></text:h>
      <text:p text:style-name="Text_20_body">I've included a script called <text:span text:style-name="Code">bucket.py</text:span>. <text:s/>It can make these calculations for you. <text:s/>Here are the results it printed for a 5 gallon Rheem round bucket I have on hand:</text:p>
      <text:p text:style-name="Code">Volume calibration for round bucket</text:p>
      <text:p text:style-name="Code"><text:s text:c="2"/>Case = Rheem NRC-90</text:p>
      <text:p text:style-name="Code"><text:s text:c="2"/>Measure from outside bottom of bucket to calibrate</text:p>
      <text:p text:style-name="Code"><text:s text:c="2"/>D = width at top of bucket = 11.20 in = 284.5 mm</text:p>
      <text:p text:style-name="Code"><text:s text:c="2"/>d = width at bottom of bucket = 10.30 in = 261.6 mm</text:p>
      <text:p text:style-name="Code"><text:s text:c="2"/>h = height of bucket = 13.90 in = 353.1 mm</text:p>
      <text:p text:style-name="Code"><text:s text:c="2"/>offset = distance from bucket bottom to inside bottom = 0.5300 in = 13.46 mm</text:p>
      <text:p text:style-name="Code"><text:s text:c="2"/>Angle off vertical of bucket side = 2.02 degrees</text:p>
      <text:p text:style-name="Code"><text:s text:c="2"/>sigma = D/d - 1 = 0.08738</text:p>
      <text:p text:style-name="Code"><text:s text:c="2"/>Area of top = 98.52 in2 = 63560. mm2</text:p>
      <text:p text:style-name="Code"><text:s text:c="2"/>Area of bottom = 83.32 in2 = 53760. mm2</text:p>
      <text:p text:style-name="Code"><text:soft-page-break/><text:s text:c="2"/>Calculated volume of bucket = 1262. in3 = 5.465 gal = 20.69 liter</text:p>
      <text:p text:style-name="Code"/>
      <text:p text:style-name="Code"><text:s text:c="2"/>Divisions for gallons:</text:p>
      <text:p text:style-name="Code"><text:s text:c="6"/>gallons <text:s text:c="3"/>inches <text:s text:c="7"/>mm</text:p>
      <text:p text:style-name="Code"><text:s text:c="6"/>------- <text:s text:c="3"/>------ <text:s text:c="5"/>------</text:p>
      <text:p text:style-name="Code"><text:s text:c="8"/>0.0 <text:s text:c="7"/>0.53 <text:s text:c="7"/>13.5 </text:p>
      <text:p text:style-name="Code"><text:s text:c="8"/>0.5 <text:s text:c="7"/>1.91 <text:s text:c="7"/>48.4 </text:p>
      <text:p text:style-name="Code"><text:s text:c="8"/>1.0 <text:s text:c="7"/>3.26 <text:s text:c="7"/>82.7 </text:p>
      <text:p text:style-name="Code"><text:s text:c="8"/>1.5 <text:s text:c="7"/>4.59 <text:s text:c="6"/>116.5 </text:p>
      <text:p text:style-name="Code"><text:s text:c="8"/>2.0 <text:s text:c="7"/>5.90 <text:s text:c="6"/>149.7 </text:p>
      <text:p text:style-name="Code"><text:s text:c="8"/>2.5 <text:s text:c="7"/>7.18 <text:s text:c="6"/>182.5 </text:p>
      <text:p text:style-name="Code"><text:s text:c="8"/>3.0 <text:s text:c="7"/>8.45 <text:s text:c="6"/>214.7 </text:p>
      <text:p text:style-name="Code"><text:s text:c="8"/>3.5 <text:s text:c="7"/>9.70 <text:s text:c="6"/>246.4 </text:p>
      <text:p text:style-name="Code"><text:s text:c="8"/>4.0 <text:s text:c="6"/>10.93 <text:s text:c="6"/>277.7 </text:p>
      <text:p text:style-name="Code"><text:s text:c="8"/>4.5 <text:s text:c="6"/>12.15 <text:s text:c="6"/>308.5 </text:p>
      <text:p text:style-name="Code"><text:s text:c="8"/>5.0 <text:s text:c="6"/>13.34 <text:s text:c="6"/>338.9 </text:p>
      <text:p text:style-name="Code"/>
      <text:p text:style-name="Code"><text:s text:c="2"/>Divisions for liters:</text:p>
      <text:p text:style-name="Code"><text:s text:c="6"/>liters <text:s text:c="4"/>inches <text:s text:c="7"/>mm</text:p>
      <text:p text:style-name="Code"><text:s text:c="6"/>------ <text:s text:c="4"/>------ <text:s text:c="5"/>------</text:p>
      <text:p text:style-name="Code"><text:s text:c="10"/>0 <text:s text:c="7"/>0.53 <text:s text:c="7"/>13.5 </text:p>
      <text:p text:style-name="Code"><text:s text:c="10"/>1 <text:s text:c="7"/>1.26 <text:s text:c="7"/>32.0 </text:p>
      <text:p text:style-name="Code"><text:s text:c="10"/>2 <text:s text:c="7"/>1.98 <text:s text:c="7"/>50.4 </text:p>
      <text:p text:style-name="Code"><text:s text:c="10"/>3 <text:s text:c="7"/>2.70 <text:s text:c="7"/>68.6 </text:p>
      <text:p text:style-name="Code"><text:s text:c="10"/>4 <text:s text:c="7"/>3.41 <text:s text:c="7"/>86.6 </text:p>
      <text:p text:style-name="Code"><text:s text:c="10"/>5 <text:s text:c="7"/>4.11 <text:s text:c="6"/>104.5 </text:p>
      <text:p text:style-name="Code"><text:s text:c="10"/>6 <text:s text:c="7"/>4.81 <text:s text:c="6"/>122.2 </text:p>
      <text:p text:style-name="Code"><text:s text:c="10"/>7 <text:s text:c="7"/>5.50 <text:s text:c="6"/>139.8 </text:p>
      <text:p text:style-name="Code"><text:s text:c="10"/>8 <text:s text:c="7"/>6.19 <text:s text:c="6"/>157.2 </text:p>
      <text:p text:style-name="Code"><text:s text:c="10"/>9 <text:s text:c="7"/>6.87 <text:s text:c="6"/>174.5 </text:p>
      <text:p text:style-name="Code"><text:s text:c="9"/>10 <text:s text:c="7"/>7.54 <text:s text:c="6"/>191.6 </text:p>
      <text:p text:style-name="Code"><text:s text:c="9"/>11 <text:s text:c="7"/>8.21 <text:s text:c="6"/>208.6 </text:p>
      <text:p text:style-name="Code"><text:s text:c="9"/>12 <text:s text:c="7"/>8.88 <text:s text:c="6"/>225.5 </text:p>
      <text:p text:style-name="Code"><text:s text:c="9"/>13 <text:s text:c="7"/>9.54 <text:s text:c="6"/>242.3 </text:p>
      <text:p text:style-name="Code"><text:s text:c="9"/>14 <text:s text:c="6"/>10.19 <text:s text:c="6"/>258.9 </text:p>
      <text:p text:style-name="Code"><text:s text:c="9"/>15 <text:s text:c="6"/>10.84 <text:s text:c="6"/>275.3 </text:p>
      <text:p text:style-name="Code"><text:s text:c="9"/>16 <text:s text:c="6"/>11.48 <text:s text:c="6"/>291.7 </text:p>
      <text:p text:style-name="Code"><text:s text:c="9"/>17 <text:s text:c="6"/>12.12 <text:s text:c="6"/>307.9 </text:p>
      <text:p text:style-name="Code"><text:s text:c="9"/>18 <text:s text:c="6"/>12.76 <text:s text:c="6"/>324.1 </text:p>
      <text:p text:style-name="Code"><text:s text:c="9"/>19 <text:s text:c="6"/>13.39 <text:s text:c="6"/>340.0 </text:p>
      <text:p text:style-name="Code"><text:s text:c="9"/>20 <text:s text:c="6"/>14.01 <text:s text:c="6"/>355.9 </text:p>
      <text:p text:style-name="Code"/>
      <text:p text:style-name="Code"><text:s text:c="2"/>Divisions for cubic feet:</text:p>
      <text:p text:style-name="Code"><text:s text:c="6"/>cu ft <text:s text:c="5"/>inches <text:s text:c="7"/>mm</text:p>
      <text:p text:style-name="Code"><text:s text:c="6"/>------ <text:s text:c="4"/>------ <text:s text:c="5"/>------</text:p>
      <text:p text:style-name="Code"><text:s text:c="7"/>0.00 <text:s text:c="7"/>0.53 <text:s text:c="7"/>13.5 </text:p>
      <text:p text:style-name="Code"><text:s text:c="7"/>0.05 <text:s text:c="7"/>1.56 <text:s text:c="7"/>39.7 </text:p>
      <text:p text:style-name="Code"><text:s text:c="7"/>0.10 <text:s text:c="7"/>2.58 <text:s text:c="7"/>65.5 </text:p>
      <text:p text:style-name="Code"><text:s text:c="7"/>0.15 <text:s text:c="7"/>3.58 <text:s text:c="7"/>91.0 </text:p>
      <text:p text:style-name="Code"><text:s text:c="7"/>0.20 <text:s text:c="7"/>4.58 <text:s text:c="6"/>116.3 </text:p>
      <text:p text:style-name="Code"><text:s text:c="7"/>0.25 <text:s text:c="7"/>5.56 <text:s text:c="6"/>141.2 </text:p>
      <text:p text:style-name="Code"><text:s text:c="7"/>0.30 <text:s text:c="7"/>6.53 <text:s text:c="6"/>165.8 </text:p>
      <text:p text:style-name="Code"><text:s text:c="7"/>0.35 <text:s text:c="7"/>7.49 <text:s text:c="6"/>190.1 </text:p>
      <text:p text:style-name="Code"><text:s text:c="7"/>0.40 <text:s text:c="7"/>8.43 <text:s text:c="6"/>214.2 </text:p>
      <text:p text:style-name="Code"><text:s text:c="7"/>0.45 <text:s text:c="7"/>9.37 <text:s text:c="6"/>238.0 </text:p>
      <text:p text:style-name="Code"><text:s text:c="7"/>0.50 <text:s text:c="6"/>10.29 <text:s text:c="6"/>261.5 </text:p>
      <text:p text:style-name="Code"><text:s text:c="7"/>0.55 <text:s text:c="6"/>11.21 <text:s text:c="6"/>284.8 </text:p>
      <text:p text:style-name="Code"><text:s text:c="7"/>0.60 <text:s text:c="6"/>12.12 <text:s text:c="6"/>307.8 </text:p>
      <text:p text:style-name="Code"><text:s text:c="7"/>0.65 <text:s text:c="6"/>13.01 <text:s text:c="6"/>330.6 </text:p>
      <text:p text:style-name="Code"><text:s text:c="7"/>0.70 <text:s text:c="6"/>13.90 <text:s text:c="6"/>353.1 </text:p>
      <text:p text:style-name="Code"/>
      <text:p text:style-name="Code"><text:s text:c="2"/>Divisions for fraction of total volume</text:p>
      <text:p text:style-name="Code"><text:s text:c="6"/>Fraction <text:s text:c="4"/>inches <text:s text:c="7"/>mm</text:p>
      <text:p text:style-name="Code"><text:s text:c="6"/>-------- <text:s text:c="4"/>------ <text:s text:c="5"/>------</text:p>
      <text:p text:style-name="Code"><text:s text:c="7"/>0.00 <text:s text:c="7"/>0.53 <text:s text:c="7"/>13.5 </text:p>
      <text:p text:style-name="Code"><text:s text:c="7"/>0.10 <text:s text:c="7"/>2.03 <text:s text:c="7"/>51.6 </text:p>
      <text:p text:style-name="Code"><text:s text:c="7"/>0.20 <text:s text:c="7"/>3.51 <text:s text:c="7"/>89.1 </text:p>
      <text:p text:style-name="Code"><text:s text:c="7"/>0.30 <text:s text:c="7"/>4.95 <text:s text:c="6"/>125.8 </text:p>
      <text:p text:style-name="Code"><text:soft-page-break/><text:s text:c="7"/>0.40 <text:s text:c="7"/>6.38 <text:s text:c="6"/>162.0 </text:p>
      <text:p text:style-name="Code"><text:s text:c="7"/>0.50 <text:s text:c="7"/>7.78 <text:s text:c="6"/>197.5 </text:p>
      <text:p text:style-name="Code"><text:s text:c="7"/>0.60 <text:s text:c="7"/>9.15 <text:s text:c="6"/>232.4 </text:p>
      <text:p text:style-name="Code"><text:s text:c="7"/>0.70 <text:s text:c="6"/>10.50 <text:s text:c="6"/>266.8 </text:p>
      <text:p text:style-name="Code"><text:s text:c="7"/>0.80 <text:s text:c="6"/>11.84 <text:s text:c="6"/>300.6 </text:p>
      <text:p text:style-name="Code"><text:s text:c="7"/>0.90 <text:s text:c="6"/>13.15 <text:s text:c="6"/>333.9 </text:p>
      <text:p text:style-name="Code_20_end"><text:s text:c="7"/>1.00 <text:s text:c="6"/>14.44 <text:s text:c="6"/>366.7 </text:p>
      <text:p text:style-name="Text_20_body">The calculations assume the bucket is shaped geometrically perfectly; this is probably not the case for most real buckets. <text:s/>I'd trust the results to within a few percent.</text:p>
      <text:p text:style-name="Text_20_body">The last portion of the printout lets you mark fractions of the <text:span text:style-name="T15">total</text:span> bucket volume (here, total means the volume that is flush with the top surface of the bucket; typical buckets have total volumes of 5.4 to 5.6 gallons). <text:s/>This is useful for measuring dry materials such as when mixing concrete (see the <text:span text:style-name="Code">concrete.zip</text:span> package at <text:a xlink:type="simple" xlink:href="http://code.google.com/p/hobbyutil/">http://code.google.com/p/hobbyutil/</text:a>). <text:s/>The value for the fraction 1.00 should be the slant height of the bucket above the table.</text:p>
      <text:h text:style-name="Heading_20_1" text:outline-level="1"><text:bookmark text:name="__RefHeading__95869_1768474089"/>Appendix: <text:s/>Derivation of formula<text:bookmark-end text:name="__RefHeading__95869_1768474089"/></text:h>
      <text:p text:style-name="Text_20_body">We assume the relevant volume is a frustum of a generalized cone with arbitrary cross section. <text:s/>For a <text:a xlink:type="simple" xlink:href="http://en.wikipedia.org/wiki/Frustum">frustum</text:a> with height h that has areas <draw:frame draw:style-name="fr7" draw:name="Object7" text:anchor-type="as-char" svg:y="-0.1398in" svg:width="0.1646in" svg:height="0.1945in" draw:z-index="46"><draw:object xlink:href="./Object 7" xlink:type="simple" xlink:show="embed" xlink:actuate="onLoad"/><draw:image xlink:href="./ObjectReplacements/Object 7" xlink:type="simple" xlink:show="embed" xlink:actuate="onLoad"/></draw:frame> and <draw:frame draw:style-name="fr6" draw:name="Object8" text:anchor-type="as-char" svg:width="0.1638in" svg:height="0.1945in" draw:z-index="47"><draw:object xlink:href="./Object 8" xlink:type="simple" xlink:show="embed" xlink:actuate="onLoad"/><draw:image xlink:href="./ObjectReplacements/Object 8" xlink:type="simple" xlink:show="embed" xlink:actuate="onLoad"/></draw:frame> on the ends, the volume of the frustum is (see <text:a xlink:type="simple" xlink:href="http://www.mathalino.com/reviewer/derivation-of-formulas/derivation-of-formula-for-volume-of-a-frustum">here</text:a> for a derivation):</text:p>
      <table:table table:name="Tabelle4" table:style-name="Tabelle4">
        <table:table-column table:style-name="Tabelle4.A"/>
        <table:table-column table:style-name="Tabelle4.B"/>
        <table:table-header-rows>
          <table:table-row>
            <table:table-cell table:style-name="Tabelle4.A1" office:value-type="string">
              <text:p text:style-name="P1"><draw:frame draw:style-name="fr6" draw:name="Object6" text:anchor-type="as-char" svg:width="1.5728in" svg:height="0.3638in" draw:z-index="48"><draw:object xlink:href="./Object 6" xlink:type="simple" xlink:show="embed" xlink:actuate="onLoad"/><draw:image xlink:href="./ObjectReplacements/Object 6" xlink:type="simple" xlink:show="embed" xlink:actuate="onLoad"/><svg:desc>formula</svg:desc></draw:frame> </text:p>
            </table:table-cell>
            <table:table-cell table:style-name="Tabelle4.A1" office:value-type="string">
              <text:p text:style-name="P2">(<text:sequence text:ref-name="refText0" text:name="Text" text:formula="ooow:Text+1" style:num-format="1">1</text:sequence>)</text:p>
            </table:table-cell>
          </table:table-row>
        </table:table-header-rows>
      </table:table>
      <text:p text:style-name="Text_20_body">A test to assure yourself that you're dealing with a frustum is to extend the sides. <text:s/>If they meet in a point, then you have a frustum.</text:p>
      <text:p text:style-name="Text_20_body">The problem we want to solve is that we pick some value of volume we want, for example, an even number of gallons. <text:s/>Then we solve formula <text:sequence-ref text:reference-format="text" text:ref-name="refText0">(1)</text:sequence-ref> for the height h needed to give the desired volume. <text:s/>It turns out this results in a cubic equation in the unknown height and this equation has one real root.</text:p>
      <text:p text:style-name="Text_20_body">Note it has to be a frustum -- this lets the volume of the intermediate frustums vary proportionately between zero and the volume V. <text:s/>If the volume is not a frustum, you'll have to do some integration in general to find its volume.</text:p>
      <text:p text:style-name="Text_20_body">We'll suppose that the linear dimensions of the planar figure making up area <draw:frame draw:style-name="fr7" draw:name="Object2" text:anchor-type="as-char" svg:y="-0.1327in" svg:width="0.1638in" svg:height="0.1937in" draw:z-index="49"><draw:object xlink:href="./Object 2" xlink:type="simple" xlink:show="embed" xlink:actuate="onLoad"/><draw:image xlink:href="./ObjectReplacements/Object 2" xlink:type="simple" xlink:show="embed" xlink:actuate="onLoad"/></draw:frame> (the top of the bucket) are <text:span text:style-name="T3"><draw:frame draw:style-name="fr7" draw:name="Object24" text:anchor-type="as-char" svg:y="-0.1417in" svg:width="0.3118in" svg:height="0.1701in" draw:z-index="50"><draw:object xlink:href="./Object 24" xlink:type="simple" xlink:show="embed" xlink:actuate="onLoad"/><draw:image xlink:href="./ObjectReplacements/Object 24" xlink:type="simple" xlink:show="embed" xlink:actuate="onLoad"/></draw:frame></text:span> times those making up area <draw:frame draw:style-name="fr7" draw:name="Object3" text:anchor-type="as-char" svg:y="-0.1398in" svg:width="0.1638in" svg:height="0.1937in" draw:z-index="51"><draw:object xlink:href="./Object 3" xlink:type="simple" xlink:show="embed" xlink:actuate="onLoad"/><draw:image xlink:href="./ObjectReplacements/Object 3" xlink:type="simple" xlink:show="embed" xlink:actuate="onLoad"/></draw:frame> where <draw:frame draw:style-name="fr7" draw:name="Object4" text:anchor-type="as-char" svg:y="-0.1417in" svg:width="0.322in" svg:height="0.1709in" draw:z-index="52"><draw:object xlink:href="./Object 4" xlink:type="simple" xlink:show="embed" xlink:actuate="onLoad"/><draw:image xlink:href="./ObjectReplacements/Object 4" xlink:type="simple" xlink:show="embed" xlink:actuate="onLoad"/></draw:frame> (this gives a conventional upwards-opening bucket). <text:s/>We have <draw:frame draw:style-name="fr7" draw:name="Object5" text:anchor-type="as-char" svg:y="-0.1791in" svg:width="0.9874in" svg:height="0.2339in" draw:z-index="53"><draw:object xlink:href="./Object 5" xlink:type="simple" xlink:show="embed" xlink:actuate="onLoad"/><draw:image xlink:href="./ObjectReplacements/Object 5" xlink:type="simple" xlink:show="embed" xlink:actuate="onLoad"/></draw:frame>. <text:s/>We also require that the planar figure that is the top of the bucket is similar in a geometrical sense to the planar figure of the bottom of the bucket (and with no rotation about an axis perpendicular to the plane). <text:s/>In cross section, the bucket looks like</text:p>
      <text:p text:style-name="Text_20_body"><draw:frame draw:style-name="fr1" draw:name="Frame3" text:anchor-type="paragraph" svg:x="0.7256in" svg:y="0.011in" svg:width="5.55in" draw:z-index="15"><draw:text-box fo:min-height="2.7154in"><text:p text:style-name="Figure"><draw:frame draw:style-name="fr5" draw:name="Object17" text:anchor-type="paragraph" svg:x="0.0016in" svg:y="0.0008in" svg:width="5.5484in" style:rel-width="100%" svg:height="2.7138in" style:rel-height="scale" draw:z-index="16"><draw:object xlink:href="./Object 17" xlink:type="simple" xlink:show="embed" xlink:actuate="onLoad"/><draw:image xlink:href="./ObjectReplacements/Object 17" xlink:type="simple" xlink:show="embed" xlink:actuate="onLoad"/></draw:frame>Figure <text:sequence text:ref-name="refFigure1" text:name="Figure" text:formula="ooow:Figure+1" style:num-format="1">2</text:sequence></text:p></draw:text-box></draw:frame><text:soft-page-break/>where the dimension <draw:frame draw:style-name="fr7" draw:name="Object28" text:anchor-type="as-char" svg:y="-0.1398in" svg:width="0.0862in" svg:height="0.1709in" draw:z-index="54"><draw:object xlink:href="./Object 28" xlink:type="simple" xlink:show="embed" xlink:actuate="onLoad"/><draw:image xlink:href="./ObjectReplacements/Object 28" xlink:type="simple" xlink:show="embed" xlink:actuate="onLoad"/></draw:frame> characterizes the bottom. <text:s/>The top is the same planar shape scaled up in size by the factor <draw:frame draw:style-name="fr7" draw:name="Object29" text:anchor-type="as-char" svg:y="-0.1398in" svg:width="0.3118in" svg:height="0.1701in" draw:z-index="55"><draw:object xlink:href="./Object 29" xlink:type="simple" xlink:show="embed" xlink:actuate="onLoad"/><draw:image xlink:href="./ObjectReplacements/Object 29" xlink:type="simple" xlink:show="embed" xlink:actuate="onLoad"/></draw:frame>; we'll set <draw:frame draw:style-name="fr7" draw:name="Object15" text:anchor-type="as-char" svg:y="-0.1354in" svg:width="0.8453in" svg:height="0.1756in" draw:z-index="56"><draw:object xlink:href="./Object 15" xlink:type="simple" xlink:show="embed" xlink:actuate="onLoad"/><draw:image xlink:href="./ObjectReplacements/Object 15" xlink:type="simple" xlink:show="embed" xlink:actuate="onLoad"/></draw:frame>. <text:s/>We'll assume that the planar areas <draw:frame draw:style-name="fr7" draw:name="Object58" text:anchor-type="as-char" svg:y="-0.1346in" svg:width="0.1638in" svg:height="0.1937in" draw:z-index="57"><draw:object xlink:href="./Object 58" xlink:type="simple" xlink:show="embed" xlink:actuate="onLoad"/><draw:image xlink:href="./ObjectReplacements/Object 58" xlink:type="simple" xlink:show="embed" xlink:actuate="onLoad"/></draw:frame> and <draw:frame draw:style-name="fr7" draw:name="Object57" text:anchor-type="as-char" svg:y="-0.1382in" svg:width="0.1638in" svg:height="0.1937in" draw:z-index="58"><draw:object xlink:href="./Object 57" xlink:type="simple" xlink:show="embed" xlink:actuate="onLoad"/><draw:image xlink:href="./ObjectReplacements/Object 57" xlink:type="simple" xlink:show="embed" xlink:actuate="onLoad"/></draw:frame> are perpendicular to the local gravitational force vector, meaning that a surface of water at rest in the bucket is parallel to these two surfaces.</text:p>
      <text:p text:style-name="Text_20_body"><text:span text:style-name="Important_20_-_20_blue">Note that the cross-sectional</text:span><text:span text:style-name="Important_20_-_20_blue"><text:note text:id="ftn1" text:note-class="footnote"><text:note-citation>1</text:note-citation><text:note-body><text:p text:style-name="Footnote">Here, the cross-section is perpendicular to the gravitational acceleration vector.</text:p></text:note-body></text:note></text:span><text:span text:style-name="Important_20_-_20_blue"> shape of the bucket can be any closed planar figure with a well-defined area</text:span> -- a circle, ellipse, polygon, etc.</text:p>
      <text:p text:style-name="Text_20_body">Suppose we wish to determine the fraction <draw:frame draw:style-name="fr7" draw:name="Object37" text:anchor-type="as-char" svg:y="-0.139in" svg:width="0.8638in" svg:height="0.1772in" draw:z-index="59"><draw:object xlink:href="./Object 37" xlink:type="simple" xlink:show="embed" xlink:actuate="onLoad"/><draw:image xlink:href="./ObjectReplacements/Object 37" xlink:type="simple" xlink:show="embed" xlink:actuate="onLoad"/></draw:frame> of the height <draw:frame draw:style-name="fr7" draw:name="Object38" text:anchor-type="as-char" svg:y="-0.1457in" svg:width="0.0874in" svg:height="0.1701in" draw:z-index="60"><draw:object xlink:href="./Object 38" xlink:type="simple" xlink:show="embed" xlink:actuate="onLoad"/><draw:image xlink:href="./ObjectReplacements/Object 38" xlink:type="simple" xlink:show="embed" xlink:actuate="onLoad"/></draw:frame> such that the volume of the frustum is <draw:frame draw:style-name="fr7" draw:name="Object39" text:anchor-type="as-char" svg:y="-0.1398in" svg:width="0.1437in" svg:height="0.1937in" draw:z-index="61"><draw:object xlink:href="./Object 39" xlink:type="simple" xlink:show="embed" xlink:actuate="onLoad"/><draw:image xlink:href="./ObjectReplacements/Object 39" xlink:type="simple" xlink:show="embed" xlink:actuate="onLoad"/></draw:frame> (the colored area in the above picture) where <draw:frame draw:style-name="fr7" draw:name="Object56" text:anchor-type="as-char" svg:y="-0.1398in" svg:width="0.4402in" svg:height="0.1945in" draw:z-index="62"><draw:object xlink:href="./Object 56" xlink:type="simple" xlink:show="embed" xlink:actuate="onLoad"/><draw:image xlink:href="./ObjectReplacements/Object 56" xlink:type="simple" xlink:show="embed" xlink:actuate="onLoad"/></draw:frame>. <text:s text:c="3"/>Let <draw:frame draw:style-name="fr7" draw:name="Object13" text:anchor-type="as-char" svg:y="-0.1402in" svg:width="0.1634in" svg:height="0.1945in" draw:z-index="63"><draw:object xlink:href="./Object 13" xlink:type="simple" xlink:show="embed" xlink:actuate="onLoad"/><draw:image xlink:href="./ObjectReplacements/Object 13" xlink:type="simple" xlink:show="embed" xlink:actuate="onLoad"/></draw:frame> be the area of the top of the colored volume at height <draw:frame draw:style-name="fr7" draw:name="Object1" text:anchor-type="as-char" svg:y="-0.1429in" svg:width="0.1693in" svg:height="0.1701in" draw:z-index="0"><draw:object xlink:href="./Object 1" xlink:type="simple" xlink:show="embed" xlink:actuate="onLoad"/><draw:image xlink:href="./ObjectReplacements/Object 1" xlink:type="simple" xlink:show="embed" xlink:actuate="onLoad"/></draw:frame>. <text:s/>The relevant linear dimension for the top of the colored volume is <draw:frame draw:style-name="fr7" draw:name="Object9" text:anchor-type="as-char" svg:y="-0.1362in" svg:width="0.9984in" svg:height="0.1945in" draw:z-index="3"><draw:object xlink:href="./Object 9" xlink:type="simple" xlink:show="embed" xlink:actuate="onLoad"/><draw:image xlink:href="./ObjectReplacements/Object 9" xlink:type="simple" xlink:show="embed" xlink:actuate="onLoad"/></draw:frame>. <text:s/>Then <draw:frame draw:style-name="fr7" draw:name="Object10" text:anchor-type="as-char" svg:y="-0.1543in" svg:width="1.1256in" svg:height="0.2154in" draw:z-index="4"><draw:object xlink:href="./Object 10" xlink:type="simple" xlink:show="embed" xlink:actuate="onLoad"/><draw:image xlink:href="./ObjectReplacements/Object 10" xlink:type="simple" xlink:show="embed" xlink:actuate="onLoad"/></draw:frame>. <text:s/>Substituting into equation <text:sequence-ref text:reference-format="text" text:ref-name="refText0">(1)</text:sequence-ref> gives the volume of the colored area as</text:p>
      <text:p text:style-name="Equation"><draw:frame draw:style-name="fr6" draw:name="Object40" text:anchor-type="as-char" svg:width="2.889in" svg:height="0.3654in" draw:z-index="78"><draw:object xlink:href="./Object 40" xlink:type="simple" xlink:show="embed" xlink:actuate="onLoad"/><draw:image xlink:href="./ObjectReplacements/Object 40" xlink:type="simple" xlink:show="embed" xlink:actuate="onLoad"/></draw:frame></text:p>
      <text:p text:style-name="Text_20_body">This results in a cubic equation to be solved for x:</text:p>
      <text:p text:style-name="Equation"><draw:frame draw:style-name="fr6" draw:name="Object11" text:anchor-type="as-char" svg:width="1.6839in" svg:height="0.4134in" draw:z-index="79"><draw:object xlink:href="./Object 11" xlink:type="simple" xlink:show="embed" xlink:actuate="onLoad"/><draw:image xlink:href="./ObjectReplacements/Object 11" xlink:type="simple" xlink:show="embed" xlink:actuate="onLoad"/></draw:frame></text:p>
      <text:p text:style-name="Text_20_body">This equation can be put into Mathematica and solved for x (<text:span text:style-name="Code">s</text:span> is <text:span text:style-name="T3"></text:span>):</text:p>
      <text:p text:style-name="Code">f = s^2/3*x^3 + s*x^2 + x - vx/(h*A0);</text:p>
      <text:p text:style-name="Code_20_end">Simplify[Solve[f == 0, x]]</text:p>
      <text:p text:style-name="Text_20_body">which yields the one real root</text:p>
      <text:p text:style-name="Code"><text:s text:c="21"/>1/3</text:p>
      <text:p text:style-name="Code"><text:s text:c="6"/>(A0 h + 3 s vx)</text:p>
      <text:p text:style-name="Code"><text:s/>-1 + ------------------</text:p>
      <text:p text:style-name="Code"><text:s text:c="12"/>1/3 <text:s/>1/3</text:p>
      <text:p text:style-name="Code"><text:s text:c="10"/>A0 <text:s text:c="3"/>h</text:p>
      <text:p text:style-name="Code"><text:s/>-----------------------</text:p>
      <text:p text:style-name="Code_20_end"><text:s text:c="12"/>s</text:p>
      <text:p text:style-name="Text_20_body">Alternatively, if you have <text:a xlink:type="simple" xlink:href="http://code.google.com/p/sympy/">SymPy</text:a>, you can use the following script to get the solution:</text:p>
      <text:p text:style-name="Code">from sympy.solvers import solve</text:p>
      <text:p text:style-name="Code">from sympy import Symbol</text:p>
      <text:p text:style-name="Code">x, s, vx, h, A0 = map(Symbol, ("x", "s", "vx", "h", "A0"))</text:p>
      <text:p text:style-name="Code_20_end">print solve(s**2/3*x**3 + s*x**2 + x - vx/(h*A0), x)</text:p>
      <text:p text:style-name="Text_20_body"><text:soft-page-break/>This produces the real root</text:p>
      <text:p text:style-name="Code_20_end">-(-1/s**3 - 3*vx/(A0*h*s**2))**(1/3) - 1/s</text:p>
      <text:p text:style-name="Text_20_body">which is the same result. <text:s/></text:p>
      <text:p text:style-name="Text_20_body">Finally, you can enter <text:span text:style-name="Code">solve s^2/3*x^3 + s*x^2 + x - a = 0 for x</text:span> into <text:a xlink:type="simple" xlink:href="http://www.wolframalpha.com/">Wolfram Alpha</text:a> and you'll see similar results.</text:p>
      <text:p text:style-name="Text_20_body">The solution is</text:p>
      <table:table table:name="Table1" table:style-name="Table1">
        <table:table-column table:style-name="Table1.A"/>
        <table:table-column table:style-name="Table1.B"/>
        <table:table-header-rows>
          <table:table-row>
            <table:table-cell table:style-name="Table1.A1" office:value-type="string">
              <text:p text:style-name="P1"><draw:frame draw:style-name="fr6" draw:name="Object18" text:anchor-type="as-char" svg:width="1.5646in" svg:height="0.4909in" draw:z-index="77"><draw:object xlink:href="./Object 18" xlink:type="simple" xlink:show="embed" xlink:actuate="onLoad"/><draw:image xlink:href="./ObjectReplacements/Object 18" xlink:type="simple" xlink:show="embed" xlink:actuate="onLoad"/><svg:desc>formula</svg:desc></draw:frame></text:p>
            </table:table-cell>
            <table:table-cell table:style-name="Table1.A1" office:value-type="string">
              <text:p text:style-name="P2">(<text:sequence text:ref-name="refText1" text:name="Text" text:formula="ooow:Text+1" style:num-format="1">2</text:sequence>)</text:p>
            </table:table-cell>
          </table:table-row>
        </table:table-header-rows>
      </table:table>
      <text:p text:style-name="Text_20_body">As <text:span text:style-name="T3"></text:span> approaches zero<text:note text:id="ftn2" text:note-class="footnote"><text:note-citation>2</text:note-citation><text:note-body><text:p text:style-name="Footnote">You'll have to use l'Hopital's rule to calculate the limit or e.g. let Mathematica do it for you.</text:p></text:note-body></text:note> (i.e., the bucket shape approaches a generalized cylinder), <text:span text:style-name="T7">x</text:span> approaches <draw:frame draw:style-name="fr6" draw:name="Object36" text:anchor-type="as-char" svg:width="0.3008in" svg:height="0.411in" draw:z-index="81"><draw:object xlink:href="./Object 36" xlink:type="simple" xlink:show="embed" xlink:actuate="onLoad"/><draw:image xlink:href="./ObjectReplacements/Object 36" xlink:type="simple" xlink:show="embed" xlink:actuate="onLoad"/></draw:frame>; this is the fraction of the total volume of the vertical cylinder from the base, as we'd expect. <text:s/><text:span text:style-name="T7">xh</text:span> is the vertical height from the inside bottom of the bucket that marks the volume <text:span text:style-name="T7">v</text:span>; it is the height of the liquid surface of volume <draw:frame draw:style-name="fr7" draw:name="Object60" text:anchor-type="as-char" svg:y="-0.1382in" svg:width="0.1437in" svg:height="0.1937in" draw:z-index="80"><draw:object xlink:href="./Object 60" xlink:type="simple" xlink:show="embed" xlink:actuate="onLoad"/><draw:image xlink:href="./ObjectReplacements/Object 60" xlink:type="simple" xlink:show="embed" xlink:actuate="onLoad"/></draw:frame> measured along the gravitational vector from the bottom of the bucket. <text:s/>A real bucket will have its inside bottom a distance <text:span text:style-name="T1"></text:span> (what we called the offset in <text:sequence-ref text:reference-format="text" text:ref-name="refFigure0">Figure 1</text:sequence-ref> <text:sequence-ref text:reference-format="direction" text:ref-name="refFigure0">above</text:sequence-ref>) from from the plane surface that the bucket sits on. <text:s/>Thus, the vertical mark will be at a vertical height of <draw:frame draw:style-name="fr7" draw:name="Object32" text:anchor-type="as-char" svg:y="-0.1402in" svg:width="0.3862in" svg:height="0.1709in" draw:z-index="10"><draw:object xlink:href="./Object 32" xlink:type="simple" xlink:show="embed" xlink:actuate="onLoad"/><draw:image xlink:href="./ObjectReplacements/Object 32" xlink:type="simple" xlink:show="embed" xlink:actuate="onLoad"/></draw:frame>. <text:s/></text:p>
      <text:p text:style-name="Text_20_body">The bucket in general is tapered. <text:s/>To allow us to measure along the side of the bucket, we need to increase <draw:frame draw:style-name="fr7" draw:name="Object33" text:anchor-type="as-char" svg:y="-0.1398in" svg:width="0.3846in" svg:height="0.1701in" draw:z-index="11"><draw:object xlink:href="./Object 33" xlink:type="simple" xlink:show="embed" xlink:actuate="onLoad"/><draw:image xlink:href="./ObjectReplacements/Object 33" xlink:type="simple" xlink:show="embed" xlink:actuate="onLoad"/><svg:desc>formula</svg:desc></draw:frame> by the factor <draw:frame draw:style-name="fr7" draw:name="Object34" text:anchor-type="as-char" svg:y="-0.1402in" svg:width="0.489in" svg:height="0.1701in" draw:z-index="12"><draw:object xlink:href="./Object 34" xlink:type="simple" xlink:show="embed" xlink:actuate="onLoad"/><draw:image xlink:href="./ObjectReplacements/Object 34" xlink:type="simple" xlink:show="embed" xlink:actuate="onLoad"/></draw:frame> where <text:span text:style-name="T1"></text:span> is the angle the side of the bucket makes with the gravitational vector. <text:s/>Thus, the mark measured along the bucket's side to yield the volume <draw:frame draw:style-name="fr7" draw:name="Object14" text:anchor-type="as-char" svg:y="-0.1445in" svg:width="0.1437in" svg:height="0.1937in" draw:z-index="76"><draw:object xlink:href="./Object 14" xlink:type="simple" xlink:show="embed" xlink:actuate="onLoad"/><draw:image xlink:href="./ObjectReplacements/Object 14" xlink:type="simple" xlink:show="embed" xlink:actuate="onLoad"/></draw:frame> is</text:p>
      <table:table table:name="Table2" table:style-name="Table2">
        <table:table-column table:style-name="Table2.A"/>
        <table:table-column table:style-name="Table2.B"/>
        <table:table-header-rows>
          <table:table-row>
            <table:table-cell table:style-name="Table2.A1" office:value-type="string">
              <text:p text:style-name="P1"><draw:frame draw:style-name="fr6" draw:name="Object35" text:anchor-type="as-char" svg:width="0.7063in" svg:height="0.3638in" draw:z-index="14"><draw:object xlink:href="./Object 16" xlink:type="simple" xlink:show="embed" xlink:actuate="onLoad"/><draw:image xlink:href="./ObjectReplacements/Object 16" xlink:type="simple" xlink:show="embed" xlink:actuate="onLoad"/><svg:desc>formula</svg:desc></draw:frame> </text:p>
            </table:table-cell>
            <table:table-cell table:style-name="Table2.A1" office:value-type="string">
              <text:p text:style-name="P2">(<text:sequence text:ref-name="refText2" text:name="Text" text:formula="ooow:Text+1" style:num-format="1">3</text:sequence>)</text:p>
            </table:table-cell>
          </table:table-row>
        </table:table-header-rows>
      </table:table>
      <text:p text:style-name="Text_20_body_2c__20_no_20_space_20_after">where from similar triangles</text:p>
      <table:table table:name="Table4" table:style-name="Table4">
        <table:table-column table:style-name="Table4.A"/>
        <table:table-column table:style-name="Table4.B"/>
        <table:table-header-rows>
          <table:table-row>
            <table:table-cell table:style-name="Table4.A1" office:value-type="string">
              <text:p text:style-name="P1"><draw:frame draw:style-name="fr6" draw:name="Object16" text:anchor-type="as-char" svg:width="1.5547in" svg:height="0.511in" draw:z-index="70"><draw:object xlink:href="./Object 21" xlink:type="simple" xlink:show="embed" xlink:actuate="onLoad"/><draw:image xlink:href="./ObjectReplacements/Object 21" xlink:type="simple" xlink:show="embed" xlink:actuate="onLoad"/><svg:desc>formula</svg:desc></draw:frame> </text:p>
            </table:table-cell>
            <table:table-cell table:style-name="Table4.A1" office:value-type="string">
              <text:p text:style-name="P2">(<text:sequence text:ref-name="refText3" text:name="Text" text:formula="ooow:Text+1" style:num-format="1">4</text:sequence>)</text:p>
            </table:table-cell>
          </table:table-row>
        </table:table-header-rows>
      </table:table>
      <text:p text:style-name="Text_20_body">(or a basic drawing shows <draw:frame draw:style-name="fr6" draw:name="Object55" text:anchor-type="as-char" svg:width="0.7571in" svg:height="0.3654in" draw:z-index="71"><draw:object xlink:href="./Object 55" xlink:type="simple" xlink:show="embed" xlink:actuate="onLoad"/><draw:image xlink:href="./ObjectReplacements/Object 55" xlink:type="simple" xlink:show="embed" xlink:actuate="onLoad"/></draw:frame>) and <draw:frame draw:style-name="fr7" draw:name="Object63" text:anchor-type="as-char" svg:y="-0.1457in" svg:width="0.1492in" svg:height="0.1937in" draw:z-index="72"><draw:object xlink:href="./Object 63" xlink:type="simple" xlink:show="embed" xlink:actuate="onLoad"/><draw:image xlink:href="./ObjectReplacements/Object 63" xlink:type="simple" xlink:show="embed" xlink:actuate="onLoad"/></draw:frame> is the relevant linear dimension of the top that is cut by the plane of the cross section (e.g., diameter, width) where the volume marks will be made. <text:s/>This particular <draw:frame draw:style-name="fr7" draw:name="Object64" text:anchor-type="as-char" svg:y="-0.139in" svg:width="0.1492in" svg:height="0.1937in" draw:z-index="73"><draw:object xlink:href="./Object 64" xlink:type="simple" xlink:show="embed" xlink:actuate="onLoad"/><draw:image xlink:href="./ObjectReplacements/Object 64" xlink:type="simple" xlink:show="embed" xlink:actuate="onLoad"/><svg:desc>formula</svg:desc></draw:frame>, which is the width of a square bucket or the diameter of a round bucket, both at the bucket top, is the only place this particular dimension is needed -- and it's only used to calculate the angle of the bucket's side with respect to the vertical. <text:s/>If you were marking e.g. a bucket that was made with a polygonal cross section, the relevant value of <draw:frame draw:style-name="fr7" draw:name="Object65" text:anchor-type="as-char" svg:y="-0.1457in" svg:width="0.1492in" svg:height="0.1937in" draw:z-index="74"><draw:object xlink:href="./Object 65" xlink:type="simple" xlink:show="embed" xlink:actuate="onLoad"/><draw:image xlink:href="./ObjectReplacements/Object 65" xlink:type="simple" xlink:show="embed" xlink:actuate="onLoad"/><svg:desc>formula</svg:desc></draw:frame> would be the distance across the top where a plane parallel to the bucket's longitudinal axis contains the axis and also passes through the side surface where you want to make the volume calibration marks. <text:s/>If you make a sketch, you'll see that this cosine was gotten from similar triangles and the Pythagorean theorem. <text:s/>Here's a picture that shows how the required <draw:frame draw:style-name="fr7" draw:name="Object66" text:anchor-type="as-char" svg:y="-0.139in" svg:width="0.1492in" svg:height="0.1937in" draw:z-index="75"><draw:object xlink:href="./Object 66" xlink:type="simple" xlink:show="embed" xlink:actuate="onLoad"/><draw:image xlink:href="./ObjectReplacements/Object 66" xlink:type="simple" xlink:show="embed" xlink:actuate="onLoad"/><svg:desc>formula</svg:desc></draw:frame> is gotten; the cutting plane is perpendicular to the top and bottom surfaces (i.e., this plane fully contains a gravitational vector).</text:p>
      <text:p text:style-name="Text_20_body"><draw:frame draw:style-name="fr1" draw:name="Frame2" text:anchor-type="paragraph" svg:x="0.7264in" svg:y="-0.0035in" svg:width="5.548in" draw:z-index="9"><draw:text-box fo:min-height="2.3598in"><text:p text:style-name="Figure"><draw:frame draw:style-name="fr5" draw:name="Object54" text:anchor-type="paragraph" svg:x="0.0016in" svg:y="0.0008in" svg:width="5.548in" style:rel-width="100%" svg:height="2.3591in" style:rel-height="scale" draw:z-index="13"><draw:object xlink:href="./Object 54" xlink:type="simple" xlink:show="embed" xlink:actuate="onLoad"/><draw:image xlink:href="./ObjectReplacements/Object 54" xlink:type="simple" xlink:show="embed" xlink:actuate="onLoad"/></draw:frame>Figure <text:sequence text:ref-name="refFigure2" text:name="Figure" text:formula="ooow:Figure+1" style:num-format="1">3</text:sequence></text:p></draw:text-box></draw:frame><text:soft-page-break/>The angle of the side of interest is the angle with respect to the gravitational vector; if the bucket isn't symmetrical, then use a <draw:frame draw:style-name="fr7" draw:name="Object67" text:anchor-type="as-char" svg:y="-0.1382in" svg:width="0.1492in" svg:height="0.1937in" draw:z-index="84"><draw:object xlink:href="./Object 67" xlink:type="simple" xlink:show="embed" xlink:actuate="onLoad"/><draw:image xlink:href="./ObjectReplacements/Object 67" xlink:type="simple" xlink:show="embed" xlink:actuate="onLoad"/><svg:desc>formula</svg:desc></draw:frame> that is appropriate for that particular side. <text:s/>Note, for example, that the centers of symmetry of the two planes don't have to lie on the same gravitational vector line. <text:s/>In other words, the two closed areas <draw:frame draw:style-name="fr7" draw:name="Object59" text:anchor-type="as-char" svg:y="-0.1382in" svg:width="0.7043in" svg:height="0.1937in" draw:z-index="87"><draw:object xlink:href="./Object 59" xlink:type="simple" xlink:show="embed" xlink:actuate="onLoad"/><draw:image xlink:href="./ObjectReplacements/Object 59" xlink:type="simple" xlink:show="embed" xlink:actuate="onLoad"/></draw:frame> can be moved around in the planes that contain them and the volume of the relevant solid doesn't change (shown by equation <text:sequence-ref text:reference-format="text" text:ref-name="refText0">(1)</text:sequence-ref> <text:sequence-ref text:reference-format="direction" text:ref-name="refText0">above</text:sequence-ref>) -- but the angle along the bucket edge does and varies solely because of the angle of the side with respect to the gravitational vector.</text:p>
      <text:p text:style-name="Text_20_body">This yields the final equation</text:p>
      <table:table table:name="Table3" table:style-name="Table3">
        <table:table-column table:style-name="Table3.A"/>
        <table:table-column table:style-name="Table3.B"/>
        <table:table-header-rows>
          <table:table-row>
            <table:table-cell table:style-name="Table3.A1" office:value-type="string">
              <text:p text:style-name="P1"><draw:frame draw:style-name="fr8" draw:name="Object21" text:anchor-type="as-char" svg:width="2.2327in" svg:height="1.1543in" draw:z-index="18"><draw:object xlink:href="./Object 22" xlink:type="simple" xlink:show="embed" xlink:actuate="onLoad"/><draw:image xlink:href="./ObjectReplacements/Object 22" xlink:type="simple" xlink:show="embed" xlink:actuate="onLoad"/><svg:desc>formula</svg:desc></draw:frame> </text:p>
            </table:table-cell>
            <table:table-cell table:style-name="Table3.A1" office:value-type="string">
              <text:p text:style-name="P2">(<text:sequence text:ref-name="refText4" text:name="Text" text:formula="ooow:Text+1" style:num-format="1">5</text:sequence>)</text:p>
            </table:table-cell>
          </table:table-row>
        </table:table-header-rows>
      </table:table>
      <text:p text:style-name="Text_20_body">Make sure you measure all linear dimensions in the same units (and the areas must be in the square of these units). <text:s/>Don't miss the cube root in the above formula.</text:p>
      <text:p text:style-name="Text_20_body">While x could be substituted into the expression for y and simplified a bit, it's useful to see the value for x, which is the fraction of the overall height of the bucket that represents the volume <text:span text:style-name="T7">v</text:span><text:span text:style-name="T13">x</text:span>. <text:s/>If you get a value for x such that <draw:frame draw:style-name="fr6" draw:name="Object87" text:anchor-type="as-char" svg:width="0.6425in" svg:height="0.1701in" draw:z-index="85"><draw:object xlink:href="./Object 87" xlink:type="simple" xlink:show="embed" xlink:actuate="onLoad"/><draw:image xlink:href="./ObjectReplacements/Object 87" xlink:type="simple" xlink:show="embed" xlink:actuate="onLoad"/></draw:frame> isn't true, then you know there's a mistake in the calculation somewhere.</text:p>
      <text:p text:style-name="Text_20_body">This formula gives the slant distance <text:span text:style-name="Important_20_-_20_red">y</text:span> (shown in red in the following figure) along the outside of the bucket and measured from the bottom of the bucket such that the top of the planar surface A is located so that the shaded volume of the frustum is <draw:frame draw:style-name="fr7" draw:name="Object62" text:anchor-type="as-char" svg:y="-0.1398in" svg:width="0.1437in" svg:height="0.1937in" draw:z-index="86"><draw:object xlink:href="./Object 62" xlink:type="simple" xlink:show="embed" xlink:actuate="onLoad"/><draw:image xlink:href="./ObjectReplacements/Object 62" xlink:type="simple" xlink:show="embed" xlink:actuate="onLoad"/></draw:frame>. <text:s/><text:span text:style-name="Important_20_-_20_blue">This distance</text:span> <text:span text:style-name="Important_20_-_20_red">y</text:span> <text:span text:style-name="Important_20_-_20_blue">lets you calibrate the bucket with a tape measure</text:span>.</text:p>
      <text:p text:style-name="Text_20_body"><draw:frame draw:style-name="fr1" draw:name="Frame1" text:anchor-type="paragraph" svg:x="0.7256in" svg:y="0.011in" svg:width="5.5492in" draw:z-index="7"><draw:text-box fo:min-height="2.7146in"><text:p text:style-name="Figure"><draw:frame draw:style-name="fr5" draw:name="Object61" text:anchor-type="paragraph" svg:x="0.0016in" svg:y="0.0008in" svg:width="5.5492in" style:rel-width="100%" svg:height="2.7138in" style:rel-height="scale" draw:z-index="8"><draw:object xlink:href="./Object 61" xlink:type="simple" xlink:show="embed" xlink:actuate="onLoad"/><draw:image xlink:href="./ObjectReplacements/Object 61" xlink:type="simple" xlink:show="embed" xlink:actuate="onLoad"/></draw:frame>Figure <text:sequence text:ref-name="refFigure3" text:name="Figure" text:formula="ooow:Figure+1" style:num-format="1">4</text:sequence></text:p></draw:text-box></draw:frame><text:soft-page-break/>The symbols in the figure and equation <text:sequence-ref text:reference-format="text" text:ref-name="refText4">(5)</text:sequence-ref> are (<text:span text:style-name="T9">g</text:span> is the gravitational vector):</text:p>
      <text:p text:style-name="Where"><draw:frame draw:style-name="fr7" draw:name="Object68" text:anchor-type="as-char" svg:y="-0.1437in" svg:width="0.1008in" svg:height="0.1701in" draw:z-index="64"><draw:object xlink:href="./Object 68" xlink:type="simple" xlink:show="embed" xlink:actuate="onLoad"/><draw:image xlink:href="./ObjectReplacements/Object 68" xlink:type="simple" xlink:show="embed" xlink:actuate="onLoad"/></draw:frame> = linear dimension characterizing how much larger the top area <draw:frame draw:style-name="fr7" draw:name="Object70" text:anchor-type="as-char" svg:y="-0.1366in" svg:width="0.1638in" svg:height="0.1937in" draw:z-index="65"><draw:object xlink:href="./Object 70" xlink:type="simple" xlink:show="embed" xlink:actuate="onLoad"/><draw:image xlink:href="./ObjectReplacements/Object 70" xlink:type="simple" xlink:show="embed" xlink:actuate="onLoad"/></draw:frame> is from the bottom area <draw:frame draw:style-name="fr6" draw:name="Object69" text:anchor-type="as-char" svg:width="0.1638in" svg:height="0.1937in" draw:z-index="66"><draw:object xlink:href="./Object 69" xlink:type="simple" xlink:show="embed" xlink:actuate="onLoad"/><draw:image xlink:href="./ObjectReplacements/Object 69" xlink:type="simple" xlink:show="embed" xlink:actuate="onLoad"/></draw:frame></text:p>
      <text:p text:style-name="Where"><text:span text:style-name="T7">d</text:span> = linear dimension characterizing the area A<text:span text:style-name="T11">0</text:span> of the bottom of the frustum</text:p>
      <text:p text:style-name="Where"><draw:frame draw:style-name="fr7" draw:name="Object75" text:anchor-type="as-char" svg:y="-0.1366in" svg:width="0.1492in" svg:height="0.1937in" draw:z-index="67"><draw:object xlink:href="./Object 75" xlink:type="simple" xlink:show="embed" xlink:actuate="onLoad"/><draw:image xlink:href="./ObjectReplacements/Object 75" xlink:type="simple" xlink:show="embed" xlink:actuate="onLoad"/></draw:frame> = linear dimension characterizing the area A of the top of the colored frustum</text:p>
      <text:p text:style-name="Where"><draw:frame draw:style-name="fr6" draw:name="Object76" text:anchor-type="as-char" svg:width="0.0866in" svg:height="0.1701in" draw:z-index="68"><draw:object xlink:href="./Object 72" xlink:type="simple" xlink:show="embed" xlink:actuate="onLoad"/><draw:image xlink:href="./ObjectReplacements/Object 72" xlink:type="simple" xlink:show="embed" xlink:actuate="onLoad"/></draw:frame> = offset of bucket (see <text:sequence-ref text:reference-format="text" text:ref-name="refFigure0">Figure 1</text:sequence-ref> on page <text:sequence-ref text:reference-format="page" text:ref-name="refFigure0">2</text:sequence-ref>)</text:p>
      <text:p text:style-name="Where"><draw:frame draw:style-name="fr7" draw:name="Object72" text:anchor-type="as-char" svg:y="-0.1366in" svg:width="0.1646in" svg:height="0.1945in" draw:z-index="69"><draw:object xlink:href="./Object 76" xlink:type="simple" xlink:show="embed" xlink:actuate="onLoad"/><draw:image xlink:href="./ObjectReplacements/Object 76" xlink:type="simple" xlink:show="embed" xlink:actuate="onLoad"/><svg:desc>formula</svg:desc></draw:frame> = bottom planar area of frustum (is in a plane perpendicular to <text:span text:style-name="T9">g</text:span>)</text:p>
      <text:p text:style-name="Where"><draw:frame draw:style-name="fr7" draw:name="Object71" text:anchor-type="as-char" svg:y="-0.1366in" svg:width="0.1638in" svg:height="0.1937in" draw:z-index="82"><draw:object xlink:href="./Object 71" xlink:type="simple" xlink:show="embed" xlink:actuate="onLoad"/><draw:image xlink:href="./ObjectReplacements/Object 71" xlink:type="simple" xlink:show="embed" xlink:actuate="onLoad"/></draw:frame> = top planar area of frustum (is in a plane perpendicular to <text:span text:style-name="T9">g</text:span>)</text:p>
      <text:p text:style-name="Where"><text:span text:style-name="T7">A </text:span>= area of top of colored frustum at height xh (is in a plane perpendicular to <text:span text:style-name="T9">g</text:span>)</text:p>
      <text:p text:style-name="Where"><text:span text:style-name="T7">h</text:span> = height of frustum</text:p>
      <text:p text:style-name="Where"><text:span text:style-name="T7">x</text:span> = fraction of height h that has the planar area A such that the colored volume is <draw:frame draw:style-name="fr7" draw:name="Object73" text:anchor-type="as-char" svg:y="-0.1366in" svg:width="0.1437in" svg:height="0.1937in" draw:z-index="83"><draw:object xlink:href="./Object 73" xlink:type="simple" xlink:show="embed" xlink:actuate="onLoad"/><draw:image xlink:href="./ObjectReplacements/Object 73" xlink:type="simple" xlink:show="embed" xlink:actuate="onLoad"/></draw:frame></text:p>
      <text:p text:style-name="Where"><draw:frame draw:style-name="fr7" draw:name="Object74" text:anchor-type="as-char" svg:y="-0.1366in" svg:width="0.1437in" svg:height="0.1937in" draw:z-index="88"><draw:object xlink:href="./Object 74" xlink:type="simple" xlink:show="embed" xlink:actuate="onLoad"/><draw:image xlink:href="./ObjectReplacements/Object 74" xlink:type="simple" xlink:show="embed" xlink:actuate="onLoad"/></draw:frame> = volume of the colored frustum in <text:sequence-ref text:reference-format="text" text:ref-name="refFigure3">Figure 4</text:sequence-ref></text:p>
      <text:p text:style-name="Where_20_end"><text:span text:style-name="Important_20_-_20_red"><text:span text:style-name="T8">y</text:span></text:span><text:span text:style-name="Important_20_-_20_red"><text:span text:style-name="T14"> = distance to measure along edge of bucket to mark volume v</text:span></text:span><text:span text:style-name="Important_20_-_20_red"><text:span text:style-name="T12">x</text:span></text:span></text:p>
      <text:h text:style-name="Heading_20_2" text:outline-level="2"><text:bookmark text:name="__RefHeading__147428_1993841014"/>Bucket calibration algorithm<text:bookmark-end text:name="__RefHeading__147428_1993841014"/></text:h>
      <text:p text:style-name="Text_20_body">Because the formulas and symbols can be confusing (they were confusing to me when I came back and read this material again), here's how to use equation <text:sequence-ref text:reference-format="text" text:ref-name="refText4">(5)</text:sequence-ref> to calibrate a round bucket as shown in <text:sequence-ref text:reference-format="text" text:ref-name="refFigure0">Figure 1</text:sequence-ref>; modify the instructions appropriately if the cross-section of the frustum is not circular.</text:p>
      <text:list xml:id="list41251855" text:style-name="Hierarchical_20_-_20_1_2c__20_a_2c__20_i_2c__20_etc.">
        <text:list-item>
          <text:p text:style-name="P6">For the bucket, measure the dimensions d, D, h, and offset = <draw:frame draw:style-name="fr6" draw:name="Object81" text:anchor-type="as-char" svg:width="0.0866in" svg:height="0.1701in" draw:z-index="89"><draw:object xlink:href="./Object 81" xlink:type="simple" xlink:show="embed" xlink:actuate="onLoad"/><draw:image xlink:href="./ObjectReplacements/Object 81" xlink:type="simple" xlink:show="embed" xlink:actuate="onLoad"/></draw:frame> as shown in <text:sequence-ref text:reference-format="text" text:ref-name="refFigure0">Figure 1</text:sequence-ref>. <text:s/></text:p>
        </text:list-item>
        <text:list-item>
          <text:p text:style-name="P6">Calculate <draw:frame draw:style-name="fr6" draw:name="Object77" text:anchor-type="as-char" svg:width="0.7154in" svg:height="0.3638in" draw:z-index="90"><draw:object xlink:href="./Object 77" xlink:type="simple" xlink:show="embed" xlink:actuate="onLoad"/><draw:image xlink:href="./ObjectReplacements/Object 77" xlink:type="simple" xlink:show="embed" xlink:actuate="onLoad"/></draw:frame>.</text:p>
        </text:list-item>
        <text:list-item>
          <text:p text:style-name="P6">Calculate <draw:frame draw:style-name="fr6" draw:name="Object78" text:anchor-type="as-char" svg:width="0.661in" svg:height="0.3862in" draw:z-index="91"><draw:object xlink:href="./Object 78" xlink:type="simple" xlink:show="embed" xlink:actuate="onLoad"/><draw:image xlink:href="./ObjectReplacements/Object 78" xlink:type="simple" xlink:show="embed" xlink:actuate="onLoad"/></draw:frame>. <text:s/>You'll have to use a different formula for the area if the cross section of the bucket is not round.</text:p>
        </text:list-item>
        <text:list-item>
          <text:p text:style-name="P6">Pick the volume <draw:frame draw:style-name="fr7" draw:name="Object79" text:anchor-type="as-char" svg:y="-0.1437in" svg:width="0.1437in" svg:height="0.1937in" draw:z-index="33"><draw:object xlink:href="./Object 79" xlink:type="simple" xlink:show="embed" xlink:actuate="onLoad"/><draw:image xlink:href="./ObjectReplacements/Object 79" xlink:type="simple" xlink:show="embed" xlink:actuate="onLoad"/></draw:frame> that you want to mark on the side of the bucket.</text:p>
        </text:list-item>
        <text:list-item>
          <text:p text:style-name="P6">Calculate <text:span text:style-name="T7">x</text:span> in equation <text:sequence-ref text:reference-format="text" text:ref-name="refText4">(5)</text:sequence-ref> (don't miss the cube root), then calculate the value of <text:span text:style-name="T7">y</text:span> (the slant distance up the side of the bucket that marks volume <draw:frame draw:style-name="fr7" draw:name="Object80" text:anchor-type="as-char" svg:y="-0.1382in" svg:width="0.1437in" svg:height="0.1937in" draw:z-index="34"><draw:object xlink:href="./Object 80" xlink:type="simple" xlink:show="embed" xlink:actuate="onLoad"/><draw:image xlink:href="./ObjectReplacements/Object 80" xlink:type="simple" xlink:show="embed" xlink:actuate="onLoad"/></draw:frame>). <text:s/>Mark off the distance <text:span text:style-name="T7">y</text:span> on the side of the bucket.</text:p>
        </text:list-item>
      </text:list>
      <text:p text:style-name="Text_20_body">Here's an example calculation for the Rheem bucket with a round cross section. <text:s/>The dimensions in inches were</text:p>
      <text:p text:style-name="Where">D = 11.34</text:p>
      <text:p text:style-name="Where">d = 10.42</text:p>
      <text:p text:style-name="Where"><text:soft-page-break/>h = 14.00</text:p>
      <text:p text:style-name="Where_20_end">offset = <draw:frame draw:style-name="fr6" draw:name="Object83" text:anchor-type="as-char" svg:width="0.0866in" svg:height="0.1701in" draw:z-index="37"><draw:object xlink:href="./Object 83" xlink:type="simple" xlink:show="embed" xlink:actuate="onLoad"/><draw:image xlink:href="./ObjectReplacements/Object 83" xlink:type="simple" xlink:show="embed" xlink:actuate="onLoad"/><svg:desc>formula</svg:desc></draw:frame> = 0.47</text:p>
      <text:p text:style-name="Text_20_body">We calculate <draw:frame draw:style-name="fr7" draw:name="Object84" text:anchor-type="as-char" svg:y="-0.2366in" svg:width="1.8902in" svg:height="0.3638in" draw:z-index="38"><draw:object xlink:href="./Object 84" xlink:type="simple" xlink:show="embed" xlink:actuate="onLoad"/><draw:image xlink:href="./ObjectReplacements/Object 84" xlink:type="simple" xlink:show="embed" xlink:actuate="onLoad"/></draw:frame>. <text:s/>The area <draw:frame draw:style-name="fr7" draw:name="Object85" text:anchor-type="as-char" svg:y="-0.139in" svg:width="0.1638in" svg:height="0.1937in" draw:z-index="39"><draw:object xlink:href="./Object 85" xlink:type="simple" xlink:show="embed" xlink:actuate="onLoad"/><draw:image xlink:href="./ObjectReplacements/Object 85" xlink:type="simple" xlink:show="embed" xlink:actuate="onLoad"/></draw:frame> of the bottom of the bucket is 85.2757 in<text:span text:style-name="T6">3</text:span>.</text:p>
      <text:p text:style-name="Text_20_body">Suppose we want to mark the side of the bucket where the volume <text:span text:style-name="T7">v</text:span><text:span text:style-name="T13">x</text:span> is 10 liters or 610.237 in<text:span text:style-name="T6">3</text:span>. <text:s/>Plugging these numbers into equation <text:sequence-ref text:reference-format="text" text:ref-name="refText4">(5)</text:sequence-ref>, we calculate</text:p>
      <text:p text:style-name="Equation"><draw:frame draw:style-name="fr6" draw:name="Object86" text:anchor-type="as-char" svg:width="1.0091in" svg:height="0.3492in" draw:z-index="40"><draw:object xlink:href="./Object 86" xlink:type="simple" xlink:show="embed" xlink:actuate="onLoad"/><draw:image xlink:href="./ObjectReplacements/Object 86" xlink:type="simple" xlink:show="embed" xlink:actuate="onLoad"/></draw:frame></text:p>
      <text:p text:style-name="Text_20_body">Thus, the calculated slant distance up the side of the bucket to mark 10 liters is 7.334 inches or 186.3 mm. <text:s/>I checked the calibration by filling this bucket with 10 liters from a Nalgene 1000 ml graduated cylinder. <text:s/>The measured distance of the water level up the side of the bucket was 186.5 mm.</text:p>
      <text:h text:style-name="Heading_20_2" text:outline-level="2"><text:bookmark text:name="__RefHeading__95871_1768474089"/>Bucket with rounded corners<text:bookmark-end text:name="__RefHeading__95871_1768474089"/></text:h>
      <text:p text:style-name="Text_20_body">To calculate the area of a rectangular or square bucket with rounded corners, you need to subtract off a correction from the rectangle's area. <text:s/>Here's a picture:</text:p>
      <text:p text:style-name="Text_20_body"><draw:frame draw:style-name="fr4" draw:name="Object22" text:anchor-type="paragraph" svg:x="0.7217in" svg:y="-0.0189in" svg:width="5.548in" svg:height="2.2925in" draw:z-index="1"><draw:object xlink:href="./Object 23" xlink:type="simple" xlink:show="embed" xlink:actuate="onLoad"/><draw:image xlink:href="./ObjectReplacements/Object 23" xlink:type="simple" xlink:show="embed" xlink:actuate="onLoad"/></draw:frame>We want the area of the gray portion (sometimes called a spandrel). <text:s/>The square's area is <draw:frame draw:style-name="fr7" draw:name="Object50" text:anchor-type="as-char" svg:y="-0.1717in" svg:width="0.128in" svg:height="0.1909in" draw:z-index="41"><draw:object xlink:href="./Object 50" xlink:type="simple" xlink:show="embed" xlink:actuate="onLoad"/><draw:image xlink:href="./ObjectReplacements/Object 50" xlink:type="simple" xlink:show="embed" xlink:actuate="onLoad"/></draw:frame>. <text:s/>The circular part is one-fourth the area of a circle, so we subtract off <draw:frame draw:style-name="fr6" draw:name="Object51" text:anchor-type="as-char" svg:width="0.2866in" svg:height="0.3472in" draw:z-index="42"><draw:object xlink:href="./Object 51" xlink:type="simple" xlink:show="embed" xlink:actuate="onLoad"/><draw:image xlink:href="./ObjectReplacements/Object 51" xlink:type="simple" xlink:show="embed" xlink:actuate="onLoad"/></draw:frame>. <text:s/>Since there are four corners, the area of the four gray portions is <draw:frame draw:style-name="fr6" draw:name="Object52" text:anchor-type="as-char" svg:width="0.5783in" svg:height="0.1965in" draw:z-index="43"><draw:object xlink:href="./Object 52" xlink:type="simple" xlink:show="embed" xlink:actuate="onLoad"/><draw:image xlink:href="./ObjectReplacements/Object 52" xlink:type="simple" xlink:show="embed" xlink:actuate="onLoad"/></draw:frame>. <text:s/>This is the correction that must be subtracted from a rectangular area to account for the curved corner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charset="x-symbol"/>
    <style:font-face style:name="Timing" svg:font-family="Timing" style:font-adornments="Regular" style:font-family-generic="roman" style:font-pitch="fixed" style:font-charset="x-symbol"/>
    <style:font-face style:name="OpenSymbol" svg:font-family="OpenSymbol" style:font-pitch="variable" style:font-charset="x-symbol"/>
    <style:font-face style:name="Arial4" svg:font-family="Arial"/>
    <style:font-face style:name="OpenSymbol1" svg:font-family="OpenSymbol"/>
    <style:font-face style:name="Courier New" svg:font-family="'Courier New'" style:font-family-generic="modern"/>
    <style:font-face style:name="Arial2" svg:font-family="Arial" style:font-adornments="Regular" style:font-family-generic="swiss"/>
    <style:font-face style:name="Courier New1"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Lucida Sans Unicode"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1pt"/>
    </style:style>
    <style:style style:name="Heading" style:family="paragraph" style:parent-style-name="Standard" style:next-style-name="Text_20_body" style:class="text" style:master-page-name="">
      <style:paragraph-properties fo:margin-top="0.0598in" fo:margin-bottom="0.0598in"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0.2in" fo:margin-right="0in" fo:margin-top="0in" fo:margin-bottom="0.0598in" fo:text-indent="0in" style:auto-text-indent="false"/>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0835in" fo:margin-bottom="0.0835in" text:number-lines="false" text:line-number="0"/>
      <style:text-properties fo:font-size="11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2" style:display-name="Heading 2" style:family="paragraph" style:parent-style-name="Heading_20_1" style:next-style-name="Text_20_body" style:default-outline-level="2" style:class="text">
      <style:paragraph-properties fo:margin-left="0in" fo:margin-right="0in" fo:margin-top="0.0799in" fo:margin-bottom="0.0799in" fo:text-align="start" style:justify-single-word="false" fo:text-indent="0in"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1.5752in" fo:margin-right="0in" fo:text-indent="0in" style:auto-text-indent="false"/>
    </style:style>
    <style:style style:name="Heading_20_1" style:display-name="Heading 1" style:family="paragraph" style:parent-style-name="Heading" style:next-style-name="Text_20_body" style:default-outline-level="1" style:class="text" style:master-page-name="">
      <style:paragraph-properties fo:margin-top="0.1in" fo:margin-bottom="0.1in" fo:text-align="center" style:justify-single-word="false" style:page-number="auto" fo:background-color="#e6e6e6">
        <style:background-image/>
      </style:paragraph-properties>
      <style:text-properties style:font-size-rel="5pt" fo:font-weight="bold"/>
    </style:style>
    <style:style style:name="Heading_20_3" style:display-name="Heading 3" style:family="paragraph" style:parent-style-name="Heading_20_2" style:next-style-name="Text_20_body" style:default-outline-level="3" style:class="text">
      <style:paragraph-properties fo:margin-left="0.05in" fo:margin-right="0in" fo:margin-top="0.0799in" fo:margin-bottom="0.0799in" fo:text-indent="0in"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0.1in" fo:margin-right="0in" fo:margin-top="0.0598in" fo:margin-bottom="0.0598in" fo:text-indent="0in"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0.15in" fo:margin-right="0in" fo:margin-top="0.0598in" fo:margin-bottom="0.0598in" fo:text-indent="0in"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size="11pt"/>
    </style:style>
    <style:style style:name="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in" fo:margin-bottom="0.5in" fo:text-align="center" style:justify-single-word="false"/>
      <style:text-properties fo:font-size="67%" fo:font-style="normal" fo:font-weight="normal" style:font-size-asian="14pt" style:font-style-asian="italic" style:font-size-complex="14pt" style:font-style-complex="italic"/>
    </style:style>
    <style:style style:name="xx" style:family="paragraph" style:parent-style-name="Text_20_body" style:next-style-name="Text_20_body" style:class="text">
      <style:paragraph-properties fo:background-color="#ffffcc">
        <style:background-image/>
      </style:paragraph-properties>
    </style:style>
    <style:style style:name="Code" style:family="paragraph" style:parent-style-name="Standard" style:class="text">
      <style:paragraph-properties fo:margin-left="0.4in" fo:margin-right="0in" fo:margin-top="0in" fo:margin-bottom="0in" fo:text-indent="0in" style:auto-text-indent="false"/>
      <style:text-properties fo:color="#00538d" style:font-name="Lucida Console" fo:font-size="10pt" fo:language="zxx" fo:country="none"/>
    </style:style>
    <style:style style:name="Equation" style:family="paragraph" style:parent-style-name="Text_20_body" style:class="text">
      <style:paragraph-properties fo:text-align="center" style:justify-single-word="false"/>
      <style:text-properties fo:language="zxx" fo:country="none"/>
    </style:style>
    <style:style style:name="Timing" style:family="paragraph" style:parent-style-name="Standard" style:class="text">
      <style:text-properties style:font-name="Timing"/>
    </style:style>
    <style:style style:name="Code_20_end" style:display-name="Code end" style:family="paragraph" style:parent-style-name="Code">
      <style:paragraph-properties fo:margin-top="0in" fo:margin-bottom="0.0598in"/>
    </style:style>
    <style:style style:name="Where" style:family="paragraph" style:parent-style-name="Text_20_body" style:class="text">
      <style:paragraph-properties fo:margin-left="0.5in" fo:margin-right="0in" fo:margin-top="0in" fo:margin-bottom="0in" fo:text-indent="0in" style:auto-text-indent="false"/>
    </style:style>
    <style:style style:name="Where_20_end" style:display-name="Where end" style:family="paragraph" style:parent-style-name="Where" style:class="text">
      <style:paragraph-properties fo:margin-left="0.5in" fo:margin-right="0in" fo:margin-top="0in" fo:margin-bottom="0.0598in" fo:text-indent="0in" style:auto-text-indent="false"/>
    </style:style>
    <style:style style:name="Comment" style:family="paragraph" style:parent-style-name="Code">
      <style:text-properties fo:color="#800000"/>
    </style:style>
    <style:style style:name="Reference" style:family="paragraph" style:parent-style-name="Standard" style:class="text">
      <style:paragraph-properties fo:margin-top="0in" fo:margin-bottom="0.0402in" style:shadow="none"/>
    </style:style>
    <style:style style:name="Contents_20_Heading" style:display-name="Contents Heading" style:family="paragraph" style:parent-style-name="Heading" style:class="index" style:master-page-name="">
      <style:paragraph-properties fo:margin-left="0in" fo:margin-right="0in" fo:text-align="center" style:justify-single-word="false" fo:text-indent="0in" style:auto-text-indent="false" style:page-number="auto"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8035in" style:type="right" style:leader-style="dotted" style:leader-text="."/>
        </style:tab-stops>
      </style:paragraph-properties>
    </style:style>
    <style:style style:name="Figure" style:family="paragraph" style:parent-style-name="Caption">
      <style:paragraph-properties fo:text-align="center" style:justify-single-word="false"/>
      <style:text-properties fo:font-style="normal"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ing_20_6" style:display-name="Heading 6" style:family="paragraph" style:parent-style-name="Heading_20_5" style:next-style-name="Text_20_body" style:default-outline-level="6" style:class="text">
      <style:paragraph-properties fo:margin-left="0.2in" fo:margin-right="0in" fo:margin-top="0.0598in" fo:margin-bottom="0.0598in" fo:text-indent="0in"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0.25in" fo:margin-right="0in" fo:margin-top="0.0598in" fo:margin-bottom="0.0598in" fo:text-indent="0in"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0.3in" fo:margin-right="0in" fo:margin-top="0.0598in" fo:margin-bottom="0.0598in" fo:text-indent="0in"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0.35in" fo:margin-right="0in" fo:margin-top="0.0598in" fo:margin-bottom="0.0598in" fo:text-indent="0in"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Aside" style:family="paragraph" style:parent-style-name="Text_20_body">
      <style:paragraph-properties fo:margin-left="0.4in" fo:margin-right="0.2in" fo:text-indent="0in" style:auto-text-indent="false"/>
      <style:text-properties style:font-size-rel="-1pt"/>
    </style:style>
    <style:style style:name="Code_2c__20_comment_20__28_different_20_color_29_" style:display-name="Code, comment (different color)" style:family="paragraph" style:parent-style-name="Code">
      <style:text-properties fo:color="#d63247"/>
    </style:style>
    <style:style style:name="Indented" style:family="paragraph" style:parent-style-name="Text_20_body" style:class="text">
      <style:paragraph-properties fo:margin-left="0.4in" fo:margin-right="0in" fo:text-indent="0in" style:auto-text-indent="false"/>
    </style:style>
    <style:style style:name="Lesson" style:family="paragraph" style:parent-style-name="Text_20_body" style:class="text" style:master-page-name="">
      <style:paragraph-properties fo:margin-left="0.4in" fo:margin-right="0.2in" fo:text-indent="0in" style:auto-text-indent="false" style:page-number="auto" fo:background-color="#ffffcc" fo:padding="0.0201in" fo:border="0.0071in solid #000000" style:shadow="none">
        <style:background-image/>
      </style:paragraph-properties>
    </style:style>
    <style:style style:name="xx_20__28_needs_20_attention_29_" style:display-name="xx (needs attention)" style:family="paragraph" style:parent-style-name="Text_20_body" style:class="text">
      <style:paragraph-properties fo:background-color="#ffffcc">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in" fo:margin-bottom="0in"/>
    </style:style>
    <style:style style:name="Numbered_2c__20_normal" style:display-name="Numbered, normal" style:family="paragraph" style:parent-style-name="Bullets_2c__20_diamond_2c__20_normal" style:list-style-name="Numbered"/>
    <style:style style:name="Numbered_2c__20_tight" style:display-name="Numbered, tight" style:family="paragraph" style:parent-style-name="Bullets_2c__20_diamond_2c__20_tight" style:list-style-name="Numbered"/>
    <style:style style:name="Heading_20_10" style:display-name="Heading 10" style:family="paragraph" style:parent-style-name="Heading_20_9" style:next-style-name="Text_20_body" style:default-outline-level="10" style:class="text">
      <style:paragraph-properties fo:margin-left="0.4in" fo:margin-right="0in" fo:margin-top="0.0598in" fo:margin-bottom="0.0598in" fo:text-indent="0in"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in" fo:margin-bottom="0in"/>
    </style:style>
    <style:style style:name="Text_20_body_2c__20_no_20_space_20_after" style:display-name="Text body, no space after" style:family="paragraph" style:parent-style-name="Text_20_body">
      <style:paragraph-properties fo:margin-top="0in" fo:margin-bottom="0in"/>
    </style:style>
    <style:style style:name="Default_20_Paragraph_20_Font" style:display-name="Default Paragraph Font" style:family="text"/>
    <style:style style:name="TT" style:family="text" style:parent-style-name="Default_20_Paragraph_20_Font">
      <style:text-properties style:font-name="Courier New" fo:font-size="11pt" style:font-size-asian="11pt"/>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Visited_20_Internet_20_Link" style:display-name="Visited Internet Link" style:family="text">
      <style:text-properties fo:color="#80000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Example"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style style:name="Teletype" style:family="text">
      <style:text-properties fo:color="#800000" style:font-name="Courier New1" fo:font-size="11pt" fo:background-color="transparent" style:font-name-asian="Courier New1" style:font-name-complex="Courier New1"/>
    </style:style>
    <style:style style:name="Superscript" style:family="text">
      <style:text-properties style:text-position="super 58%"/>
    </style:style>
    <style:style style:name="Subscript" style:family="text">
      <style:text-properties style:text-position="sub 58%"/>
    </style:style>
    <style:style style:name="Timing" style:family="text">
      <style:text-properties style:font-name="Timing" fo:font-size="11pt"/>
    </style:style>
    <style:style style:name="Code" style:family="text" style:parent-style-name="Default_2c__20_custom">
      <style:text-properties fo:color="#00538d" style:font-name="Lucida Console" style:font-size-rel="-1pt" fo:language="zxx" fo:country="none"/>
    </style:style>
    <style:style style:name="Important" style:family="text">
      <style:text-properties fo:font-size="11pt" fo:font-weight="bold"/>
    </style:style>
    <style:style style:name="Important_20_-_20_red" style:display-name="Important - red" style:family="text" style:parent-style-name="Important">
      <style:text-properties fo:color="#ff0000"/>
    </style:style>
    <style:style style:name="Important_20_-_20_blue" style:display-name="Important - blue" style:family="text" style:parent-style-name="Important">
      <style:text-properties fo:color="#0066cc"/>
    </style:style>
    <style:style style:name="Important_20_-_20_green" style:display-name="Important - green" style:family="text" style:parent-style-name="Important">
      <style:text-properties fo:color="#008000"/>
    </style:style>
    <style:style style:name="Important_20_-_20_bordeaux" style:display-name="Important - bordeaux" style:family="text" style:parent-style-name="Important">
      <style:text-properties fo:color="#993366"/>
    </style:style>
    <style:style style:name="Line_20_number" style:display-name="Line number" style:family="text" style:parent-style-name="Code">
      <style:text-properties fo:color="#008000"/>
    </style:style>
    <style:style style:name="Book_20_title" style:display-name="Book title" style:family="text" style:parent-style-name="Default_2c__20_custom">
      <style:text-properties fo:font-style="italic"/>
    </style:style>
    <style:style style:name="Keyword" style:family="text" style:parent-style-name="Default_2c__20_custom">
      <style:text-properties fo:color="#008080" fo:font-weight="bold"/>
    </style:style>
    <style:style style:name="Section" style:family="text" style:parent-style-name="Default_2c__20_custom">
      <style:text-properties fo:font-style="italic" fo:font-weight="bold"/>
    </style:style>
    <style:style style:name="Article_20_title" style:display-name="Article title" style:family="text" style:parent-style-name="Book_20_title">
      <style:text-properties fo:font-style="normal"/>
    </style:style>
    <style:style style:name="Code_2c__20_important" style:display-name="Code, important" style:family="text" style:parent-style-name="Code">
      <style:text-properties fo:color="#d63247"/>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Default_2c__20_custom" style:display-name="Default, custom" style:family="text">
      <style:text-properties style:font-name="Arial" fo:font-size="11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fo:margin-top="0in" fo:margin-bottom="0.0598in" style:wrap="none" style:vertical-pos="top" style:vertical-rel="paragraph" style:horizontal-pos="center" style:horizontal-rel="paragraph"/>
    </style:style>
    <style:style style:name="OLE" style:family="graphic">
      <style:graphic-properties text:anchor-type="paragraph" svg:x="0in" svg:y="0in" fo:margin-top="0in" fo:margin-bottom="0.1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fo:background-color="transparent" style:background-transparency="100%" style:shadow="none">
        <style:background-image/>
        <style:columns fo:column-count="1" fo:column-gap="0in"/>
      </style:graphic-properties>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style:style style:name="Dimension_2c__20_mm_2c__20_1_20_place" style:display-name="Dimension, mm, 1 place" style:family="graphic" style:parent-style-name="Dimension_2c__20_mm"/>
    <style:style style:name="Dimension_2c__20_mm_2c__20_0_20_places" style:display-name="Dimension, mm, 0 places" style:family="graphic" style:parent-style-name="Dimension_2c__20_mm"/>
    <style:style style:name="Dimension_2c__20_inches_2c__20_3_20_places" style:display-name="Dimension, inches, 3 places" style:family="graphic" style:parent-style-name="Dimension_2c__20_inches"/>
    <style:style style:name="Dimension_2c__20_inches_2c__20_1_20_place" style:display-name="Dimension, inches, 1 place" style:family="graphic" style:parent-style-name="Dimension_2c__20_inches"/>
    <style:style style:name="Dimension_2c__20_inches_2c__20_0_20_places" style:display-name="Dimension, inches, 0 places" style:family="graphic" style:parent-style-name="Dimension_2c__20_inches"/>
    <style:style style:name="Dimension_2c__20_mm" style:display-name="Dimension, mm" style:family="graphic" style:parent-style-name="Dimension"/>
    <style:style style:name="Dimension_2c__20_inches" style:display-name="Dimension, inches" style:family="graphic" style:parent-style-name="Dimension"/>
    <style:style style:name="Dimension" style:family="graphic" style:parent-style-name="Default_20_custom"/>
    <style:style style:name="Object_2c__20_filled_2c__20_light_20_yellow" style:display-name="Object, filled, light yellow" style:family="graphic" style:parent-style-name="Object_2c__20_filled"/>
    <style:style style:name="Object_2c__20_filled" style:display-name="Object, filled" style:family="graphic" style:parent-style-name="Object"/>
    <style:style style:name="Object" style:family="graphic" style:parent-style-name="Default_20_custom"/>
    <style:style style:name="Major_20_object_2c__20_filled_2c__20_light_20_yellow" style:display-name="Major object, filled, light yellow" style:family="graphic" style:parent-style-name="Major_20_object_2c__20_filled"/>
    <style:style style:name="Major_20_object_2c__20_filled" style:display-name="Major object, filled" style:family="graphic" style:parent-style-name="Major_20_object"/>
    <style:style style:name="Major_20_object" style:display-name="Major object" style:family="graphic" style:parent-style-name="Default_20_custom"/>
    <style:style style:name="Default_20_custom" style:display-name="Default custom" style:family="graphic" style:parent-style-name="standard"/>
    <style:style style:name="Line_20_for_20_dimensioning_20_to" style:display-name="Line for dimensioning to" style:family="graphic" style:parent-style-name="Default_20_custom"/>
    <style:style style:name="Double_20_arrow" style:display-name="Double arrow" style:family="graphic" style:parent-style-name="Default_20_custom"/>
    <style:style style:name="Arrow_2c__20_begin" style:display-name="Arrow, begin" style:family="graphic" style:parent-style-name="Default_20_custom"/>
    <style:style style:name="Arrow_2c__20_end" style:display-name="Arrow, end" style:family="graphic" style:parent-style-name="Default_20_custom"/>
    <style:style style:name="measure" style:family="graphic" style:parent-style-name="standard"/>
    <style:style style:name="headline2" style:family="graphic" style:parent-style-name="standard"/>
    <style:style style:name="headline1" style:family="graphic" style:parent-style-name="standard"/>
    <style:style style:name="headline" style:family="graphic" style:parent-style-name="standard"/>
    <style:style style:name="title2" style:family="graphic" style:parent-style-name="standard"/>
    <style:style style:name="title1" style:family="graphic" style:parent-style-name="standard"/>
    <style:style style:name="title" style:family="graphic" style:parent-style-name="standard"/>
    <style:style style:name="textbodyindent" style:family="graphic" style:parent-style-name="standard"/>
    <style:style style:name="textbodyjustfied" style:family="graphic" style:parent-style-name="standard"/>
    <style:style style:name="textbody" style:family="graphic" style:parent-style-name="standard"/>
    <style:style style:name="text" style:family="graphic" style:parent-style-name="standard"/>
    <style:style style:name="objectwithoutfill" style:family="graphic" style:parent-style-name="standard"/>
    <style:style style:name="objectwithshadow" style:family="graphic" style:parent-style-name="standard"/>
    <style:style style:name="objectwitharrow" style:family="graphic" style:parent-style-name="standard"/>
    <style:style style:name="standard" style:family="graphic">
      <style:graphic-properties fo:padding-left="0.0984in" fo:padding-right="0.0984in" fo:padding-top="0.0492in" fo:padding-bottom="0.0492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Hierarchical_20_-_20_separate_20_numbers" style:display-name="Hierarchical - separate numbers">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Hierarchical_20_-_20_combined_20_numbers" style:display-name="Hierarchical - combined numbers">
      <text:list-level-style-number text:level="1" text:style-name="Numbering_20_Symbols" style:num-prefix=" " style:num-suffix=" " style:num-format="1">
        <style:list-level-properties text:space-before="0.25in" text:min-label-width="0.25in" text:min-label-distance="0.05in"/>
      </text:list-level-style-number>
      <text:list-level-style-number text:level="2" text:style-name="Numbering_20_Symbols" style:num-prefix=" " style:num-suffix=" " style:num-format="1" text:display-levels="2">
        <style:list-level-properties text:space-before="0.5in" text:min-label-width="0.25in" text:min-label-distance="0.05in"/>
      </text:list-level-style-number>
      <text:list-level-style-number text:level="3" text:style-name="Numbering_20_Symbols" style:num-prefix=" " style:num-suffix=" " style:num-format="1" text:display-levels="3">
        <style:list-level-properties text:space-before="0.75in" text:min-label-width="0.25in" text:min-label-distance="0.05in"/>
      </text:list-level-style-number>
      <text:list-level-style-number text:level="4" text:style-name="Numbering_20_Symbols" style:num-prefix=" " style:num-suffix=" " style:num-format="1" text:display-levels="4">
        <style:list-level-properties text:space-before="1in" text:min-label-width="0.25in" text:min-label-distance="0.05in"/>
      </text:list-level-style-number>
      <text:list-level-style-number text:level="5" text:style-name="Numbering_20_Symbols" style:num-prefix=" " style:num-suffix=" " style:num-format="1" text:display-levels="5">
        <style:list-level-properties text:space-before="1.25in" text:min-label-width="0.25in" text:min-label-distance="0.05in"/>
      </text:list-level-style-number>
      <text:list-level-style-number text:level="6" text:style-name="Numbering_20_Symbols" style:num-prefix=" " style:num-suffix=" " style:num-format="1" text:display-levels="6">
        <style:list-level-properties text:space-before="1.5in" text:min-label-width="0.25in" text:min-label-distance="0.05in"/>
      </text:list-level-style-number>
      <text:list-level-style-number text:level="7" text:style-name="Numbering_20_Symbols" style:num-prefix=" " style:num-suffix=" " style:num-format="1" text:display-levels="7">
        <style:list-level-properties text:space-before="1.75in" text:min-label-width="0.25in" text:min-label-distance="0.05in"/>
      </text:list-level-style-number>
      <text:list-level-style-number text:level="8" text:style-name="Numbering_20_Symbols" style:num-prefix=" " style:num-suffix=" " style:num-format="1" text:display-levels="8">
        <style:list-level-properties text:space-before="2in" text:min-label-width="0.25in" text:min-label-distance="0.05in"/>
      </text:list-level-style-number>
      <text:list-level-style-number text:level="9" text:style-name="Numbering_20_Symbols" style:num-prefix=" " style:num-suffix=" " style:num-format="1" text:display-levels="9">
        <style:list-level-properties text:space-before="2.25in" text:min-label-width="0.25in" text:min-label-distance="0.05in"/>
      </text:list-level-style-number>
      <text:list-level-style-number text:level="10" text:style-name="Numbering_20_Symbols" style:num-prefix=" " style:num-suffix=" " style:num-format="1" text:display-levels="10">
        <style:list-level-properties text:space-before="2.5in" text:min-label-width="0.25in" text:min-label-distance="0.05in"/>
      </text:list-level-style-number>
    </text:list-style>
    <text:list-style style:name="Bullets_20_-_20_round" style:display-name="Bullets - round">
      <text:list-level-style-bullet text:level="1" text:style-name="Bullet_20_Symbols" text:bullet-char="•">
        <style:list-level-properties text:space-before="0.25in" text:min-label-width="0.2in"/>
        <style:text-properties style:font-name="StarSymbol"/>
      </text:list-level-style-bullet>
      <text:list-level-style-bullet text:level="2" text:style-name="Bullet_20_Symbols" text:bullet-char="•">
        <style:list-level-properties text:space-before="0.5in" text:min-label-width="0.2in"/>
        <style:text-properties style:font-name="StarSymbol"/>
      </text:list-level-style-bullet>
      <text:list-level-style-bullet text:level="3" text:style-name="Bullet_20_Symbols" text:bullet-char="•">
        <style:list-level-properties text:space-before="0.75in" text:min-label-width="0.2in"/>
        <style:text-properties style:font-name="StarSymbol"/>
      </text:list-level-style-bullet>
      <text:list-level-style-bullet text:level="4" text:style-name="Bullet_20_Symbols" text:bullet-char="•">
        <style:list-level-properties text:space-before="1in" text:min-label-width="0.2in"/>
        <style:text-properties style:font-name="StarSymbol"/>
      </text:list-level-style-bullet>
      <text:list-level-style-bullet text:level="5" text:style-name="Bullet_20_Symbols" text:bullet-char="•">
        <style:list-level-properties text:space-before="1.25in" text:min-label-width="0.2in"/>
        <style:text-properties style:font-name="StarSymbol"/>
      </text:list-level-style-bullet>
      <text:list-level-style-bullet text:level="6" text:style-name="Bullet_20_Symbols" text:bullet-char="•">
        <style:list-level-properties text:space-before="1.5in" text:min-label-width="0.2in"/>
        <style:text-properties style:font-name="StarSymbol"/>
      </text:list-level-style-bullet>
      <text:list-level-style-bullet text:level="7" text:style-name="Bullet_20_Symbols" text:bullet-char="•">
        <style:list-level-properties text:space-before="1.75in" text:min-label-width="0.2in"/>
        <style:text-properties style:font-name="StarSymbol"/>
      </text:list-level-style-bullet>
      <text:list-level-style-bullet text:level="8" text:style-name="Bullet_20_Symbols" text:bullet-char="•">
        <style:list-level-properties text:space-before="2in" text:min-label-width="0.2in"/>
        <style:text-properties style:font-name="StarSymbol"/>
      </text:list-level-style-bullet>
      <text:list-level-style-bullet text:level="9" text:style-name="Bullet_20_Symbols" text:bullet-char="•">
        <style:list-level-properties text:space-before="2.25in" text:min-label-width="0.2in"/>
        <style:text-properties style:font-name="StarSymbol"/>
      </text:list-level-style-bullet>
      <text:list-level-style-bullet text:level="10" text:style-name="Bullet_20_Symbols" text:bullet-char="•">
        <style:list-level-properties text:space-before="2.5in" text:min-label-width="0.2in"/>
        <style:text-properties style:font-name="StarSymbol"/>
      </text:list-level-style-bullet>
    </text:list-style>
    <text:list-style style:name="Bullets_20_-_20_diamonds" style:display-name="Bullets - diamonds">
      <text:list-level-style-bullet text:level="1" text:style-name="Bullet_20_Symbols" style:num-suffix="." text:bullet-char="">
        <style:list-level-properties text:space-before="0.2in" text:min-label-width="0.2in"/>
        <style:text-properties style:font-name="StarSymbol"/>
      </text:list-level-style-bullet>
      <text:list-level-style-bullet text:level="2" text:style-name="Bullet_20_Symbols" style:num-suffix="." text:bullet-char="">
        <style:list-level-properties text:space-before="0.4in" text:min-label-width="0.2in"/>
        <style:text-properties style:font-name="StarSymbol"/>
      </text:list-level-style-bullet>
      <text:list-level-style-bullet text:level="3" text:style-name="Bullet_20_Symbols" style:num-suffix="." text:bullet-char="">
        <style:list-level-properties text:space-before="0.6in" text:min-label-width="0.2in"/>
        <style:text-properties style:font-name="StarSymbol"/>
      </text:list-level-style-bullet>
      <text:list-level-style-bullet text:level="4" text:style-name="Bullet_20_Symbols" style:num-suffix="." text:bullet-char="">
        <style:list-level-properties text:space-before="0.8in" text:min-label-width="0.2in"/>
        <style:text-properties style:font-name="StarSymbol"/>
      </text:list-level-style-bullet>
      <text:list-level-style-bullet text:level="5" text:style-name="Bullet_20_Symbols" style:num-suffix="." text:bullet-char="">
        <style:list-level-properties text:space-before="1in" text:min-label-width="0.2in"/>
        <style:text-properties style:font-name="StarSymbol"/>
      </text:list-level-style-bullet>
      <text:list-level-style-bullet text:level="6" text:style-name="Bullet_20_Symbols" style:num-suffix="." text:bullet-char="">
        <style:list-level-properties text:space-before="1.2in" text:min-label-width="0.2in"/>
        <style:text-properties style:font-name="StarSymbol"/>
      </text:list-level-style-bullet>
      <text:list-level-style-bullet text:level="7" text:style-name="Bullet_20_Symbols" style:num-suffix="." text:bullet-char="">
        <style:list-level-properties text:space-before="1.4in" text:min-label-width="0.2in"/>
        <style:text-properties style:font-name="StarSymbol"/>
      </text:list-level-style-bullet>
      <text:list-level-style-bullet text:level="8" text:style-name="Bullet_20_Symbols" style:num-suffix="." text:bullet-char="">
        <style:list-level-properties text:space-before="1.6in" text:min-label-width="0.2in"/>
        <style:text-properties style:font-name="StarSymbol"/>
      </text:list-level-style-bullet>
      <text:list-level-style-bullet text:level="9" text:style-name="Bullet_20_Symbols" style:num-suffix="." text:bullet-char="">
        <style:list-level-properties text:space-before="1.8in" text:min-label-width="0.2in"/>
        <style:text-properties style:font-name="StarSymbol"/>
      </text:list-level-style-bullet>
      <text:list-level-style-bullet text:level="10" text:style-name="Bullet_20_Symbols" style:num-suffix="." text:bullet-char="">
        <style:list-level-properties text:space-before="2in" text:min-label-width="0.2in"/>
        <style:text-properties style:font-name="StarSymbol"/>
      </text:list-level-style-bullet>
    </text:list-style>
    <text:list-style style:name="Hierarchical_20_-_20_1_2c__20_a_2c__20_i_2c__20_etc." style:display-name="Hierarchical - 1, a, i, etc.">
      <text:list-level-style-number text:level="1" text:style-name="Numbering_20_Symbols" style:num-suffix="." style:num-format="1">
        <style:list-level-properties text:list-level-position-and-space-mode="label-alignment" fo:text-align="center">
          <style:list-level-label-alignment text:label-followed-by="space" fo:text-indent="-0.1in" fo:margin-left="0.5in"/>
        </style:list-level-properties>
      </text:list-level-style-number>
      <text:list-level-style-number text:level="2" text:style-name="Numbering_20_Symbols" style:num-suffix=")" style:num-format="a">
        <style:list-level-properties text:list-level-position-and-space-mode="label-alignment" fo:text-align="center">
          <style:list-level-label-alignment text:label-followed-by="space" fo:text-indent="-0.1in" fo:margin-left="0.6in"/>
        </style:list-level-properties>
      </text:list-level-style-number>
      <text:list-level-style-number text:level="3" text:style-name="Numbering_20_Symbols" style:num-suffix="." style:num-format="i">
        <style:list-level-properties text:list-level-position-and-space-mode="label-alignment" fo:text-align="center">
          <style:list-level-label-alignment text:label-followed-by="space" fo:text-indent="-0.1in" fo:margin-left="0.7in"/>
        </style:list-level-properties>
      </text:list-level-style-number>
      <text:list-level-style-number text:level="4" text:style-name="Numbering_20_Symbols" style:num-suffix="." style:num-format="A">
        <style:list-level-properties text:list-level-position-and-space-mode="label-alignment" fo:text-align="center">
          <style:list-level-label-alignment text:label-followed-by="space" fo:text-indent="-0.1in" fo:margin-left="0.5in"/>
        </style:list-level-properties>
      </text:list-level-style-number>
      <text:list-level-style-bullet text:level="5" text:style-name="Bullet_20_Symbols" style:num-suffix="." text:bullet-char="•">
        <style:list-level-properties text:list-level-position-and-space-mode="label-alignment" fo:text-align="center">
          <style:list-level-label-alignment text:label-followed-by="space" fo:text-indent="-0.1in" fo:margin-left="0.5in"/>
        </style:list-level-properties>
        <style:text-properties style:font-name="StarSymbol"/>
      </text:list-level-style-bullet>
      <text:list-level-style-bullet text:level="6" text:style-name="Bullet_20_Symbols" style:num-suffix="." text:bullet-char="•">
        <style:list-level-properties text:list-level-position-and-space-mode="label-alignment" fo:text-align="center">
          <style:list-level-label-alignment text:label-followed-by="space" fo:text-indent="-0.1in" fo:margin-left="0.5in"/>
        </style:list-level-properties>
        <style:text-properties style:font-name="StarSymbol"/>
      </text:list-level-style-bullet>
      <text:list-level-style-bullet text:level="7" text:style-name="Bullet_20_Symbols" style:num-suffix="." text:bullet-char="•">
        <style:list-level-properties text:list-level-position-and-space-mode="label-alignment" fo:text-align="center">
          <style:list-level-label-alignment text:label-followed-by="space" fo:text-indent="-0.1in" fo:margin-left="0.5in"/>
        </style:list-level-properties>
        <style:text-properties style:font-name="StarSymbol"/>
      </text:list-level-style-bullet>
      <text:list-level-style-bullet text:level="8" text:style-name="Bullet_20_Symbols" style:num-suffix="." text:bullet-char="•">
        <style:list-level-properties text:list-level-position-and-space-mode="label-alignment" fo:text-align="center">
          <style:list-level-label-alignment text:label-followed-by="space" fo:text-indent="-0.1in" fo:margin-left="0.5in"/>
        </style:list-level-properties>
        <style:text-properties style:font-name="StarSymbol"/>
      </text:list-level-style-bullet>
      <text:list-level-style-bullet text:level="9" text:style-name="Bullet_20_Symbols" style:num-suffix="." text:bullet-char="•">
        <style:list-level-properties text:list-level-position-and-space-mode="label-alignment" fo:text-align="center">
          <style:list-level-label-alignment text:label-followed-by="space" fo:text-indent="-0.1in" fo:margin-left="0.5in"/>
        </style:list-level-properties>
        <style:text-properties style:font-name="StarSymbol"/>
      </text:list-level-style-bullet>
      <text:list-level-style-bullet text:level="10" text:style-name="Bullet_20_Symbols" style:num-suffix="." text:bullet-char="•">
        <style:list-level-properties text:list-level-position-and-space-mode="label-alignment" fo:text-align="center">
          <style:list-level-label-alignment text:label-followed-by="space" fo:text-indent="-0.1in" fo:margin-left="0.5in"/>
        </style:list-level-properties>
        <style:text-properties style:font-name="StarSymbol"/>
      </text:list-level-style-bullet>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0.15in" fo:margin-left="0.35in"/>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0.15in" fo:margin-left="0.55in"/>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0.15in" fo:margin-left="0.75in"/>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0.15in" fo:margin-left="0.95in"/>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0.15in" fo:margin-left="1.15in"/>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0.15in" fo:margin-left="1.35in"/>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0.15in" fo:margin-left="1.55in"/>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0.15in" fo:margin-left="1.75in"/>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0.15in" fo:margin-left="1.95in"/>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0.15in" fo:margin-left="2.15in"/>
        </style:list-level-properties>
        <style:text-properties style:font-name="Arial2"/>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0.1in" fo:margin-left="0.3in"/>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0.1in" fo:margin-left="0.5in"/>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0.1in" fo:margin-left="0.7in"/>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0.1in" fo:margin-left="0.9in"/>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0.1in" fo:margin-left="1.1in"/>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0.1in" fo:margin-left="1.3in"/>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0.1in" fo:margin-left="1.5in"/>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0.1in" fo:margin-left="1.7in"/>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0.1in" fo:margin-left="1.9in"/>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0.1in" fo:margin-left="2.1in"/>
        </style:list-level-properties>
        <style:text-properties style:font-name="Arial2"/>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0.3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3in" fo:margin-left="0.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3in" fo:margin-left="0.9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0.3in" fo:margin-left="1.1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0.3in" fo:margin-left="1.3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0.3in" fo:margin-left="1.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0.3in" fo:margin-left="1.7in"/>
        </style:list-level-properties>
      </text:list-level-style-number>
      <text:list-level-style-bullet text:level="8" text:style-name="Bullet_20_Symbols" text:bullet-char="•">
        <style:list-level-properties text:list-level-position-and-space-mode="label-alignment">
          <style:list-level-label-alignment text:label-followed-by="listtab" fo:text-indent="-0.3in" fo:margin-left="1.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3in" fo:margin-left="2.1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3in" fo:margin-left="2.3in"/>
        </style:list-level-properties>
        <style:text-properties style:font-name="Star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0.1in" fo:margin-left="0.5in"/>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0.1in" fo:margin-left="0.7in"/>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0.1in" fo:margin-left="0.9in"/>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0.1in" fo:margin-left="1.1in"/>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0.1in" fo:margin-left="1.3in"/>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0.1in" fo:margin-left="1.5in"/>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0.1in" fo:margin-left="1.7in"/>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0.1in" fo:margin-left="1.9in"/>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0.1in" fo:margin-left="2.1in"/>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0.1in" fo:margin-left="2.3in"/>
        </style:list-level-properties>
        <style:text-properties style:font-name="Arial2"/>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0.15in" fo:margin-left="0.55in"/>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0.15in" fo:margin-left="0.75in"/>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0.15in" fo:margin-left="0.95in"/>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0.15in" fo:margin-left="1.15in"/>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0.15in" fo:margin-left="1.35in"/>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0.15in" fo:margin-left="1.55in"/>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0.15in" fo:margin-left="1.75in"/>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0.15in" fo:margin-left="1.95in"/>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0.15in" fo:margin-left="2.15in"/>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0.15in" fo:margin-left="2.35in"/>
        </style:list-level-properties>
        <style:text-properties style:font-name="Arial2"/>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0.15in" fo:margin-left="0.15in"/>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0.15in" fo:margin-left="0.35in"/>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0.15in" fo:margin-left="0.55in"/>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0.15in" fo:margin-left="0.75in"/>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0.15in" fo:margin-left="0.95in"/>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0.15in" fo:margin-left="1.15in"/>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0.15in" fo:margin-left="1.35in"/>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0.15in" fo:margin-left="1.55in"/>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0.15in" fo:margin-left="1.75in"/>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0.15in" fo:margin-left="1.95in"/>
        </style:list-level-properties>
        <style:text-properties style:font-name="Arial2"/>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0.1in" fo:margin-left="0.1in"/>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0.1in" fo:margin-left="0.3in"/>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0.1in" fo:margin-left="0.5in"/>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0.1in" fo:margin-left="0.7in"/>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0.1in" fo:margin-left="0.9in"/>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0.1in" fo:margin-left="1.1in"/>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0.1in" fo:margin-left="1.3in"/>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0.1in" fo:margin-left="1.5in"/>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0.1in" fo:margin-left="1.7in"/>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0.1in" fo:margin-left="1.9in"/>
        </style:list-level-properties>
        <style:text-properties style:font-name="Arial2"/>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0.3in" fo:margin-left="0.7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3in" fo:margin-left="0.9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0.3in" fo:margin-left="1.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0.3in" fo:margin-left="1.3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0.3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0.3in" fo:margin-left="1.7in"/>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0.3in" fo:margin-left="1.9in"/>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0.3in" fo:margin-left="2.1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fo:text-indent="-0.3in" fo:margin-left="2.3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fo:text-indent="-0.3in" fo:margin-left="2.5in"/>
        </style:list-level-properties>
        <style:text-properties style:font-name="Star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3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3in" fo:margin-left="0.7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0.3in" fo:margin-left="0.9in"/>
        </style:list-level-properties>
      </text:list-level-style-number>
      <text:list-level-style-number text:level="5" style:num-prefix="(" style:num-suffix=")" style:num-format="1">
        <style:list-level-properties text:list-level-position-and-space-mode="label-alignment">
          <style:list-level-label-alignment text:label-followed-by="listtab" fo:text-indent="-0.3in" fo:margin-left="1.1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0.3in" fo:margin-left="1.3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0.3in" fo:margin-left="1.5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0.3in" fo:margin-left="1.7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0.3in" fo:margin-left="1.9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0.3in" fo:margin-left="2.1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7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11in" fo:page-height="8.5in" style:num-format="1" style:print-orientation="landscape"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11in" fo:page-height="8.5in" style:num-format="1" style:print-orientation="landscape"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3937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0.3in" fo:margin-bottom="0.3in" fo:margin-left="0.3in" fo:margin-right="0.3in" style:shadow="none"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8">
      <style:page-layout-properties fo:page-width="11in" fo:page-height="8.5in" style:num-format="1" style:print-orientation="landscape" fo:margin-top="0.3in" fo:margin-bottom="0.3in" fo:margin-left="0.3in" fo:margin-right="0.3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layout-properties fo:page-width="11in" fo:page-height="8.5in" style:num-format="1" style:print-orientation="landscape"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layout-properties fo:page-width="8.5in" fo:page-height="11in" style:num-format="1" style:print-orientation="portrait" fo:margin-top="1in" fo:margin-bottom="1in" fo:margin-left="1in" fo:margin-right="1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11">
      <style:page-layout-properties fo:page-width="11in" fo:page-height="8.5in" style:num-format="1" style:print-orientation="landscape"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2">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andscape_20_1_2f_2_22__20_margins" style:display-name="Landscape 1/2&quot; margins" style:page-layout-name="Mpm3"/>
    <style:master-page style:name="Portrait_20_1_2f_2_22__20_margins" style:display-name="Portrait 1/2&quot; margins" style:page-layout-name="Mpm4"/>
    <style:master-page style:name="Landscape" style:page-layout-name="Mpm5"/>
    <style:master-page style:name="Normal_5f_draw1" style:display-name="Normal_draw1" style:page-layout-name="Mpm6"/>
    <style:master-page style:name="Portrait_2c__20_3_2f_4_22__20_margins" style:display-name="Portrait, 3/4&quot; margins" style:page-layout-name="Mpm1"/>
    <style:master-page style:name="Portrait_2c__20_1_2f_2_22__20_margins" style:display-name="Portrait, 1/2&quot; margins" style:page-layout-name="Mpm4"/>
    <style:master-page style:name="Portrait_2c__20_0.3_22__20_margins" style:display-name="Portrait, 0.3&quot; margins" style:page-layout-name="Mpm7"/>
    <style:master-page style:name="Landscape_2c__20_0.3_22__20_margins" style:display-name="Landscape, 0.3&quot; margins" style:page-layout-name="Mpm8"/>
    <style:master-page style:name="Landscape_2c__20_1_2f_2_22__20_margins" style:display-name="Landscape, 1/2&quot; margins" style:page-layout-name="Mpm9"/>
    <style:master-page style:name="Landscape_2c__20_3_2f_4_22__20_margins" style:display-name="Landscape, 3/4&quot; margins" style:page-layout-name="Mpm5"/>
    <style:master-page style:name="Portrait_2c__20_1_22__20_margins" style:display-name="Portrait, 1&quot; margins" style:page-layout-name="Mpm10"/>
    <style:master-page style:name="Landscape_2c__20_1_22__20_margins" style:display-name="Landscape, 1&quot; margins" style:page-layout-name="Mpm11"/>
    <style:master-page style:name="Title_20_page_2c__20_portrait" style:display-name="Title page, portrait" style:page-layout-name="Mpm12" style:next-style-name="Standard"/>
    <style:master-page style:name="Title_20_page_2c__20_landscape" style:display-name="Title page, landscape" style:page-layout-name="Mpm1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05-09T21:15:39.81</meta:creation-date>
    <meta:editing-cycles>1</meta:editing-cycles>
    <meta:editing-duration>PT00H00M00S</meta:editing-duration>
    <meta:generator>OpenOffice.org/3.2$Win32 OpenOffice.org_project/320m18$Build-9502</meta:generator>
    <meta:document-statistic meta:table-count="5" meta:image-count="2" meta:object-count="86" meta:page-count="11" meta:paragraph-count="240" meta:word-count="3334" meta:character-count="19425"/>
    <meta:user-defined meta:name="Info 1"/>
    <meta:user-defined meta:name="Info 2"/>
    <meta:user-defined meta:name="Info 3"/>
    <meta:user-defined meta:name="Info 4"/>
    <meta:template xlink:type="simple" xlink:actuate="onRequest" xlink:title="Normal" xlink:href="../../doc/templates_open_office/Normal.ott" meta:date="2010-11-30T13:06:41"/>
  </office:meta>
</office:document-meta>
</file>

<file path=Object 1/content.xml><?xml version="1.0" encoding="utf-8"?>
<math xmlns="http://www.w3.org/1998/Math/MathML">
  <semantics>
    <mi mathvariant="italic">xh</mi>
    <annotation encoding="StarMath 5.0">xh</annotation>
  </semantics>
</math>
</file>

<file path=Object 10/content.xml><?xml version="1.0" encoding="utf-8"?>
<math xmlns="http://www.w3.org/1998/Math/MathML">
  <semantics>
    <mrow>
      <msub>
        <mi>A</mi>
        <mi>x</mi>
      </msub>
      <mrow>
        <mi/>
        <mi mathvariant="normal">=</mi>
        <mi/>
      </mrow>
      <msup>
        <mrow>
          <mo stretchy="false">(</mo>
          <mrow>
            <mrow>
              <mn>1</mn>
              <mo stretchy="false">+</mo>
              <mi>x</mi>
            </mrow>
            <mo stretchy="false">σ</mo>
          </mrow>
          <mo stretchy="false">)</mo>
        </mrow>
        <mn>2</mn>
      </msup>
      <msub>
        <mi>A</mi>
        <mn>0</mn>
      </msub>
    </mrow>
    <annotation encoding="StarMath 5.0">A_x `=` (1 + x%sigma)^2 A_0</annotation>
  </semantics>
</math>
</file>

<file path=Object 11/content.xml><?xml version="1.0" encoding="utf-8"?>
<math xmlns="http://www.w3.org/1998/Math/MathML">
  <semantics>
    <mrow>
      <mfrac>
        <msup>
          <mo stretchy="false">σ</mo>
          <mn>2</mn>
        </msup>
        <mn>3</mn>
      </mfrac>
      <mrow>
        <msup>
          <mi>x</mi>
          <mn>3</mn>
        </msup>
        <mo stretchy="false">+</mo>
        <mo stretchy="false">σ</mo>
      </mrow>
      <mrow>
        <mrow>
          <msup>
            <mi>x</mi>
            <mn>2</mn>
          </msup>
          <mo stretchy="false">+</mo>
          <mi>x</mi>
        </mrow>
        <mi mathvariant="normal">−</mi>
        <mfrac>
          <msub>
            <mi>v</mi>
            <mi>x</mi>
          </msub>
          <mrow>
            <mi>h</mi>
            <msub>
              <mi>A</mi>
              <mn>0</mn>
            </msub>
          </mrow>
        </mfrac>
      </mrow>
      <mrow>
        <mi/>
        <mi mathvariant="normal">=</mi>
        <mi/>
      </mrow>
      <mn>0</mn>
    </mrow>
    <annotation encoding="StarMath 5.0">%sigma^2 over 3 x^3 + %sigma x^2 + x - v_x over {h A_0} `=` 0</annotation>
  </semantics>
</math>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dash" draw:stroke-dash="Ultrafine_20_2_20_Dots_20_3_20_Dashes" svg:stroke-width="0.025cm" svg:stroke-color="#c0c0c0" draw:marker-start-width="0.33cm" draw:marker-end-width="0.33cm" draw:textarea-horizontal-align="center" draw:textarea-vertical-align="middle" fo:padding-top="0.137cm" fo:padding-bottom="0.137cm" fo:padding-left="0.262cm" fo:padding-right="0.262cm" draw:shadow-offset-x="0.305cm" draw:shadow-offset-y="0.305cm"/>
    </style:style>
    <style:style style:name="gr3" style:family="graphic" style:parent-style-name="measure" style:list-style-name="L1">
      <style:graphic-properties draw:textarea-horizontal-align="center" draw:textarea-vertical-align="middle" draw:placing="below"/>
    </style:style>
    <style:style style:name="gr4" style:family="graphic" style:parent-style-name="measure" style:list-style-name="L1">
      <style:graphic-properties draw:textarea-horizontal-align="center" draw:textarea-vertical-align="middle" draw:line-distance="0.279cm"/>
    </style:style>
    <style:style style:name="gr5" style:family="graphic" style:parent-style-name="measure">
      <style:graphic-properties draw:textarea-horizontal-align="center" draw:textarea-vertical-align="middle"/>
    </style:style>
    <style:style style:name="gr6" style:family="graphic" style:parent-style-name="measure" style:list-style-name="L1">
      <style:graphic-properties draw:textarea-horizontal-align="center" draw:textarea-vertical-align="middle" draw:placing="below"/>
    </style:style>
    <style:style style:name="gr7" style:family="graphic" style:parent-style-name="standard">
      <style:graphic-properties svg:stroke-width="0.051cm" svg:stroke-color="#008000" draw:marker-start-width="0.381cm" draw:marker-end-width="0.381cm" draw:textarea-horizontal-align="center" draw:textarea-vertical-align="middle" fo:padding-top="0.15cm" fo:padding-bottom="0.15cm" fo:padding-left="0.275cm" fo:padding-right="0.275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bold"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 style:family="paragraph">
      <style:paragraph-properties fo:margin-left="0cm" fo:margin-right="0cm" fo:margin-top="0cm" fo:margin-bottom="0cm" fo:line-height="100%" fo:text-align="center" fo:text-indent="0cm"/>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fo:font-family="Arial" style:font-family-generic="roman" style:font-pitch="variable" fo:font-size="12pt" fo:font-style="normal" fo:text-shadow="none" style:text-underline-style="none" fo:font-weight="bold"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Cross_20_section" draw:layer="layout" svg:width="3.618cm" svg:height="6.349cm" svg:x="2.731cm" svg:y="2.133cm" svg:viewBox="0 0 3619 6350" draw:points="0,0 239,0 444,5850 3619,5860 3619,6060 495,6060 495,6350 239,6350 0,0 201,0">
          <text:p/>
        </draw:polygon>
        <draw:line draw:style-name="gr1" draw:text-style-name="P1" draw:layer="layout" svg:x1="3.175cm" svg:y1="7.993cm" svg:x2="6.35cm" svg:y2="7.993cm">
          <text:p/>
        </draw:line>
        <draw:g>
          <draw:line draw:style-name="Thin_20_lines" draw:layer="layout" svg:x1="2.731cm" svg:y1="2.133cm" svg:x2="2.97cm" svg:y2="8.483cm">
            <text:p/>
          </draw:line>
          <draw:line draw:style-name="Thin_20_lines" draw:layer="layout" svg:x1="2.97cm" svg:y1="8.483cm" svg:x2="6.332cm" svg:y2="8.483cm">
            <text:p/>
          </draw:line>
          <draw:line draw:style-name="Thin_20_lines" draw:layer="layout" svg:x1="2.97cm" svg:y1="2.133cm" svg:x2="6.35cm" svg:y2="2.133cm">
            <text:p/>
          </draw:line>
        </draw:g>
        <draw:line draw:style-name="gr2" draw:text-style-name="P1" draw:layer="layout" svg:x1="6.35cm" svg:y1="1.6cm" svg:x2="6.35cm" svg:y2="9.209cm">
          <text:p/>
        </draw:line>
        <draw:measure draw:style-name="gr3" draw:text-style-name="P2" draw:layer="measurelines" svg:x1="2.775cm" svg:y1="7.983cm" svg:x2="2.779cm" svg:y2="8.483cm">
          <text:p text:style-name="P2"><text:span text:style-name="T1">offset</text:span></text:p>
        </draw:measure>
        <draw:polygon draw:style-name="Cross_20_section" draw:layer="layout" svg:width="3.618cm" svg:height="6.349cm" svg:x="6.351cm" svg:y="2.133cm" svg:viewBox="0 0 3619 6350" draw:points="3619,0 3380,0 3175,5850 0,5860 0,6060 3124,6060 3124,6350 3380,6350 3619,0 3418,0">
          <text:p/>
        </draw:polygon>
        <draw:g>
          <draw:line draw:style-name="Thin_20_lines" draw:layer="layout" svg:x1="10.004cm" svg:y1="2.133cm" svg:x2="9.765cm" svg:y2="8.483cm">
            <text:p/>
          </draw:line>
          <draw:line draw:style-name="Thin_20_lines" draw:layer="layout" svg:x1="9.765cm" svg:y1="8.483cm" svg:x2="6.403cm" svg:y2="8.483cm">
            <text:p/>
          </draw:line>
          <draw:line draw:style-name="Thin_20_lines" draw:layer="layout" svg:x1="9.765cm" svg:y1="2.133cm" svg:x2="6.385cm" svg:y2="2.133cm">
            <text:p/>
          </draw:line>
        </draw:g>
        <draw:measure draw:style-name="gr4" draw:text-style-name="P3" draw:layer="measurelines" svg:x1="3.175cm" svg:y1="8.157cm" svg:x2="9.526cm" svg:y2="8.147cm">
          <text:p text:style-name="P3"><text:span text:style-name="T2">d</text:span></text:p>
        </draw:measure>
        <draw:measure draw:style-name="gr5" draw:text-style-name="P1" draw:layer="measurelines" svg:x1="2.97cm" svg:y1="2.133cm" svg:x2="9.765cm" svg:y2="2.133cm">
          <text:p text:style-name="P4"><text:span text:style-name="T2">D</text:span></text:p>
        </draw:measure>
        <draw:measure draw:style-name="gr6" draw:text-style-name="P3" draw:layer="measurelines" svg:x1="3.175cm" svg:y1="7.993cm" svg:x2="3.173cm" svg:y2="2.133cm">
          <text:p text:style-name="P3"><text:span text:style-name="T2">h</text:span></text:p>
        </draw:measure>
        <draw:line draw:style-name="gr7" draw:text-style-name="P1" draw:layer="layout" svg:x1="11.208cm" svg:y1="8.489cm" svg:x2="0.273cm" svg:y2="8.483cm">
          <text:p/>
        </draw:lin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102cm" draw:rotation="45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fo:font-weight="bold"/>
    </style:style>
    <style:style style:name="Cross_20_section" style:display-name="Cross section" style:family="graphic" style:parent-style-name="objectwithoutfill">
      <style:graphic-properties draw:stroke-dash="Dash_20_2" svg:stroke-width="0.051cm" draw:marker-start-width="0.381cm" draw:marker-end-width="0.381cm" draw:fill="hatch" draw:fill-color="#99ccff" draw:fill-gradient-name="Gradient_20_7" draw:fill-hatch-name="Black_20_45_20_Degrees" draw:fill-hatch-solid="false" draw:fill-image-name="Bitmape_20_1" draw:fill-image-width="0cm" draw:fill-image-height="0cm" draw:textarea-horizontal-align="center" draw:textarea-vertical-align="middle"/>
      <style:paragraph-properties fo:text-align="center"/>
    </style:style>
    <style:style style:name="Thin_20_lines" style:display-name="Thin lines" style:family="graphic" style:parent-style-name="standard">
      <style:graphic-properties draw:stroke="solid" draw:stroke-dash="Dash_20_2" svg:stroke-width="0.025cm" svg:stroke-color="#000000" draw:marker-start-width="0.33cm" draw:marker-start-center="false" draw:marker-end-width="0.33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Thin_20_lines" style:display-name="Thin lines">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3/content.xml><?xml version="1.0" encoding="utf-8"?>
<math xmlns="http://www.w3.org/1998/Math/MathML">
  <semantics>
    <msub>
      <mi>A</mi>
      <mi>x</mi>
    </msub>
    <annotation encoding="StarMath 5.0">A_x</annotation>
  </semantics>
</math>
</file>

<file path=Object 14/content.xml><?xml version="1.0" encoding="utf-8"?>
<math xmlns="http://www.w3.org/1998/Math/MathML">
  <semantics>
    <msub>
      <mi>v</mi>
      <mi>x</mi>
    </msub>
    <annotation encoding="StarMath 5.0">v_x</annotation>
  </semantics>
</math>
</file>

<file path=Object 15/content.xml><?xml version="1.0" encoding="utf-8"?>
<math xmlns="http://www.w3.org/1998/Math/MathML">
  <semantics>
    <mrow>
      <mi>D</mi>
      <mrow>
        <mi/>
        <mi mathvariant="normal">=</mi>
        <mi/>
      </mrow>
      <mi>d</mi>
      <mrow>
        <mo stretchy="false">(</mo>
        <mrow>
          <mn>1</mn>
          <mo stretchy="false">+</mo>
          <mo stretchy="false">σ</mo>
        </mrow>
        <mo stretchy="false">)</mo>
      </mrow>
    </mrow>
    <annotation encoding="StarMath 5.0">D `=` d(1 + %sigma)</annotation>
  </semantics>
</math>
</file>

<file path=Object 16/content.xml><?xml version="1.0" encoding="utf-8"?>
<math xmlns="http://www.w3.org/1998/Math/MathML">
  <semantics>
    <mrow>
      <mi>y</mi>
      <mrow>
        <mi/>
        <mi mathvariant="normal">=</mi>
        <mi/>
      </mrow>
      <mfrac>
        <mrow>
          <mi mathvariant="italic">xh</mi>
          <mo stretchy="false">+</mo>
          <mo stretchy="false">δ</mo>
        </mrow>
        <mrow>
          <mi>cos</mi>
          <mo stretchy="false">θ</mo>
        </mrow>
      </mfrac>
    </mrow>
    <annotation encoding="StarMath 5.0">y `=` {xh + %delta} over {cos %theta}</annotation>
  </semantics>
</math>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measure">
      <style:graphic-properties draw:textarea-horizontal-align="center" draw:textarea-vertical-align="middle"/>
    </style:style>
    <style:style style:name="gr2" style:family="graphic" style:parent-style-name="measure" style:list-style-name="L1">
      <style:graphic-properties draw:textarea-horizontal-align="center" draw:textarea-vertical-align="middle" draw:placing="below"/>
    </style:style>
    <style:style style:name="gr3" style:family="graphic" style:parent-style-name="standard">
      <style:graphic-properties draw:stroke="none" svg:stroke-color="#000000" draw:fill="none" draw:fill-color="#ffffff" fo:min-height="0.226cm"/>
    </style:style>
    <style:style style:name="gr4" style:family="graphic" style:parent-style-name="standard">
      <style:graphic-properties svg:stroke-width="0.051cm" draw:marker-start-width="0.381cm" draw:marker-end-width="0.381cm" draw:textarea-horizontal-align="center" draw:textarea-vertical-align="middle" fo:padding-top="0.025cm" fo:padding-bottom="0.025cm" fo:padding-left="0.025cm" fo:padding-right="0.025cm"/>
    </style:style>
    <style:style style:name="P1" style:family="paragraph">
      <style:paragraph-properties fo:margin-left="0cm" fo:margin-right="0cm" fo:margin-top="0cm" fo:margin-bottom="0cm" fo:line-height="100%" fo:text-align="center" fo:text-indent="0cm"/>
    </style:style>
    <style:style style:name="P2" style:family="paragraph">
      <style:paragraph-properties fo:text-align="center"/>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fo:font-family="Arial" style:font-family-generic="swiss" style:font-pitch="variable" fo:font-size="12pt" fo:font-style="normal" fo:text-shadow="none" style:text-underline-style="none" fo:font-weight="normal" style:letter-kerning="true" style:font-family-asian="OpenSymbol" style:font-style-name-asian="Regular" style:font-charset-asian="x-symbol" style:font-size-asian="18pt" style:font-style-asian="normal" style:font-weight-asian="normal" style:font-family-complex="OpenSymbol" style:font-style-name-complex="Regular" style:font-charset-complex="x-symbol"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fo:font-family="OpenSymbol" style:font-style-name="Regular" style:font-charset="x-symbol" fo:font-size="12pt" fo:font-style="normal" fo:text-shadow="none" style:text-underline-style="none" fo:font-weight="normal" style:letter-kerning="true" style:font-family-asian="OpenSymbol" style:font-style-name-asian="Regular" style:font-charset-asian="x-symbol" style:font-size-asian="18pt" style:font-style-asian="normal" style:font-weight-asian="normal" style:font-family-complex="OpenSymbol" style:font-style-name-complex="Regular" style:font-charset-complex="x-symbol" style:font-size-complex="18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OpenSymbol" style:font-style-name-asian="Regular" style:font-charset-asian="x-symbol" style:font-size-asian="18pt" style:font-style-asian="normal" style:font-weight-asian="normal" style:font-family-complex="OpenSymbol" style:font-style-name-complex="Regular" style:font-charset-complex="x-symbol" style:font-size-complex="18pt" style:font-style-complex="normal" style:font-weight-complex="normal" style:text-emphasize="none" style:font-relief="none" style:text-overline-style="none" style:text-overline-color="font-color"/>
    </style:style>
    <style:style style:name="T5" style:family="text">
      <style:text-properties style:text-position="sub 58%"/>
    </style:style>
    <style:style style:name="T6" style:family="text">
      <style:text-properties style:text-position="-33% 58%"/>
    </style:style>
    <style:style style:name="T7" style:family="text">
      <style:text-properties style:use-window-font-color="true" style:text-outline="false" style:text-line-through-style="none" style:text-position="sub 58%"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Bucket_2c__20_filled" draw:id="id2" draw:layer="layout" svg:width="3.006cm" svg:height="3.315cm" draw:transform="rotate (1.79507113567583) translate (4.69475882847464cm 6.88170853970555cm)" svg:viewBox="0 0 3007 3316" draw:points="512,6093 3007,6093 2251,9409 0,8336">
          <text:p/>
        </draw:polygon>
        <draw:measure draw:style-name="gr1" draw:text-style-name="P2" draw:layer="measurelines" svg:x1="5.923cm" svg:y1="6.383cm" svg:x2="5.923cm" svg:y2="3.95cm">
          <text:p text:style-name="P1"><text:span text:style-name="T1">xh</text:span></text:p>
        </draw:measure>
        <draw:polygon draw:style-name="Bucket" draw:id="id5" draw:layer="layout" svg:width="4.776cm" svg:height="4.008cm" draw:transform="rotate (1.78180663336067) translate (4.6815486585448cm 6.85412000677286cm)" svg:viewBox="0 0 4777 4009" draw:points="482,6285 4777,6284 3918,10293 0,8534">
          <text:p/>
        </draw:polygon>
        <draw:measure draw:style-name="gr1" draw:text-style-name="P2" draw:layer="measurelines" svg:x1="7.781cm" svg:y1="2.183cm" svg:x2="7.781cm" svg:y2="6.383cm">
          <text:p text:style-name="P1"><text:span text:style-name="T1">h</text:span></text:p>
        </draw:measure>
        <draw:measure draw:style-name="gr2" draw:text-style-name="P3" draw:layer="measurelines" svg:x1="4.581cm" svg:y1="6.383cm" svg:x2="6.881cm" svg:y2="6.383cm">
          <text:p text:style-name="P3"><text:span text:style-name="T1">d</text:span></text:p>
        </draw:measure>
        <draw:measure draw:style-name="gr1" draw:text-style-name="P2" draw:layer="measurelines" svg:x1="3.681cm" svg:y1="2.183cm" svg:x2="7.781cm" svg:y2="2.183cm">
          <text:p text:style-name="P1"><text:span text:style-name="T2">D = (1+</text:span><text:span text:style-name="T3">)</text:span><text:span text:style-name="T4">d</text:span></text:p>
        </draw:measure>
        <draw:frame draw:style-name="gr3" draw:text-style-name="P2" draw:layer="layout" svg:width="1.895cm" svg:height="0.999cm" svg:x="5.4cm" svg:y="4.367cm">
          <draw:text-box>
            <text:p text:style-name="P2">Volume</text:p>
            <text:p text:style-name="P2">v<text:span text:style-name="T5">x</text:span></text:p>
          </draw:text-box>
        </draw:frame>
        <draw:frame draw:style-name="gr3" draw:id="id1" draw:layer="layout" svg:width="0.476cm" svg:height="0.563cm" svg:x="3.058cm" svg:y="6.636cm">
          <draw:text-box>
            <text:p>A<text:span text:style-name="T5">0</text:span></text:p>
          </draw:text-box>
        </draw:frame>
        <draw:connector draw:style-name="Connector" draw:layer="layout" draw:type="curve" svg:x1="3.534cm" svg:y1="6.917cm" svg:x2="5.726cm" svg:y2="6.383cm" draw:start-shape="id1" draw:start-glue-point="1" draw:end-shape="id2" draw:end-glue-point="2" svg:d="m3534 6917c1462 0 2192-178 2192-534">
          <text:p/>
        </draw:connector>
        <draw:frame draw:style-name="gr3" draw:id="id3" draw:layer="layout" svg:width="0.535cm" svg:height="0.529cm" svg:x="4.795cm" svg:y="3.22cm">
          <draw:text-box>
            <text:p>A<text:span text:style-name="T6">x</text:span></text:p>
          </draw:text-box>
        </draw:frame>
        <draw:connector draw:style-name="Connector" draw:layer="layout" draw:type="curve" svg:x1="5.33cm" svg:y1="3.484cm" svg:x2="5.726cm" svg:y2="3.95cm" draw:start-shape="id3" draw:start-glue-point="1" draw:end-shape="id2" draw:end-glue-point="0" svg:d="m5330 3484c264 0 396 155 396 466">
          <text:p/>
        </draw:connector>
        <draw:frame draw:style-name="gr3" draw:text-style-name="P2" draw:id="id4" draw:layer="layout" svg:width="0.585cm" svg:height="0.563cm" svg:x="2.57cm" svg:y="1.401cm">
          <draw:text-box>
            <text:p text:style-name="P2">A<text:span text:style-name="T5">1</text:span></text:p>
          </draw:text-box>
        </draw:frame>
        <draw:connector draw:style-name="Connector" draw:layer="layout" draw:type="curve" svg:x1="3.155cm" svg:y1="1.682cm" svg:x2="5.731cm" svg:y2="2.183cm" draw:start-shape="id4" draw:start-glue-point="1" draw:end-shape="id5" svg:d="m3155 1682c1718 0 2576 167 2576 501">
          <text:p/>
        </draw:connector>
        <draw:line draw:style-name="gr4" draw:text-style-name="P2" draw:layer="layout" svg:x1="4.026cm" svg:y1="3.95cm" svg:x2="7.427cm" svg:y2="3.95cm">
          <text:p/>
        </draw:line>
        <draw:measure draw:style-name="gr1" draw:text-style-name="P2" draw:layer="measurelines" svg:x1="4.026cm" svg:y1="3.95cm" svg:x2="7.427cm" svg:y2="3.95cm">
          <text:p text:style-name="P1"><text:span text:style-name="T1">d</text:span><text:span text:style-name="T7">x</text:span></text:p>
        </draw:measure>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ucket" style:family="graphic" style:parent-style-name="objectwithoutfill">
      <style:graphic-properties draw:stroke-dash="Dash_20_2" svg:stroke-width="0.051cm" draw:marker-start-width="0.381cm" draw:marker-end-width="0.381cm" draw:fill="none" draw:fill-gradient-name="Gradient_20_7" draw:fill-hatch-name="Hatch_20_1" draw:fill-image-name="Bitmape_20_1" draw:textarea-horizontal-align="center" draw:textarea-vertical-align="middle"/>
      <style:paragraph-properties fo:text-align="center"/>
    </style:style>
    <style:style style:name="Bucket_2c__20_filled" style:display-name="Bucket, filled" style:family="graphic" style:parent-style-name="Bucket">
      <style:graphic-properties draw:stroke="none" svg:stroke-width="0.025cm" draw:marker-start-width="0.33cm" draw:marker-end-width="0.33cm" draw:fill="solid" draw:fill-color="#ffff00" draw:opacity="20%" draw:fill-image-width="0cm" draw:fill-image-height="0cm" draw:shadow-opacity="20%"/>
    </style:style>
    <style:style style:name="Connector" style:family="graphic" style:parent-style-name="standard">
      <style:graphic-properties draw:marker-start-width="0.152cm" draw:marker-end="Arrow" draw:marker-end-width="0.152cm" draw:textarea-horizontal-align="center" draw:textarea-vertical-align="middle"/>
      <style:paragraph-properties fo:text-align="cente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8/content.xml><?xml version="1.0" encoding="utf-8"?>
<math xmlns="http://www.w3.org/1998/Math/MathML">
  <semantics>
    <mrow>
      <mi>x</mi>
      <mrow>
        <mi/>
        <mi mathvariant="normal">=</mi>
        <mi/>
      </mrow>
      <mfrac>
        <mn>1</mn>
        <mo stretchy="false">σ</mo>
      </mfrac>
      <mfenced open="[" close="]">
        <mrow>
          <mroot>
            <mrow>
              <mn>1</mn>
              <mo stretchy="false">+</mo>
              <mfrac>
                <mrow>
                  <mn>3</mn>
                  <mo stretchy="false">σ</mo>
                  <msub>
                    <mi>v</mi>
                    <mi>x</mi>
                  </msub>
                </mrow>
                <mrow>
                  <msub>
                    <mi>A</mi>
                    <mn>0</mn>
                  </msub>
                  <mi>h</mi>
                </mrow>
              </mfrac>
            </mrow>
            <mn>3</mn>
          </mroot>
          <mrow>
            <mi/>
            <mi mathvariant="normal">−</mi>
            <mi/>
          </mrow>
          <mn>1</mn>
        </mrow>
      </mfenced>
    </mrow>
    <annotation encoding="StarMath 5.0">x `=` 1 over %sigma left [ nroot{3}{1 + {3 %sigma v_x} over {A_0 h}} ``-` 1 right ]</annotation>
  </semantics>
</math>
</file>

<file path=Object 19/content.xml><?xml version="1.0" encoding="utf-8"?>
<math xmlns="http://www.w3.org/1998/Math/MathML">
  <semantics>
    <mrow>
      <msub>
        <mi>A</mi>
        <mn>0</mn>
      </msub>
      <mrow>
        <mi/>
        <mi mathvariant="normal">=</mi>
        <mi/>
      </mrow>
      <mfrac>
        <mo stretchy="false">π</mo>
        <mn>4</mn>
      </mfrac>
      <msup>
        <mi>d</mi>
        <mn>2</mn>
      </msup>
      <mrow>
        <mi/>
        <mi mathvariant="normal">=</mi>
        <mi/>
      </mrow>
      <mn>85.2757</mn>
      <msup>
        <mtext> in</mtext>
        <mn>2</mn>
      </msup>
      <mtext/>
    </mrow>
    <annotation encoding="StarMath 5.0">A_0 `=` %pi over 4 d^2 `=` 85.2757 " in"^2 "</annotation>
  </semantics>
</math>
</file>

<file path=Object 2/content.xml><?xml version="1.0" encoding="utf-8"?>
<math xmlns="http://www.w3.org/1998/Math/MathML">
  <semantics>
    <msub>
      <mi>A</mi>
      <mn>1</mn>
    </msub>
    <annotation encoding="StarMath 5.0">A_1</annotation>
  </semantics>
</math>
</file>

<file path=Object 20/content.xml><?xml version="1.0" encoding="utf-8"?>
<math xmlns="http://www.w3.org/1998/Math/MathML">
  <semantics>
    <mrow>
      <msub>
        <mi>A</mi>
        <mn>1</mn>
      </msub>
      <mrow>
        <mi/>
        <mi mathvariant="normal">=</mi>
        <mi/>
      </mrow>
      <mfrac>
        <mo stretchy="false">π</mo>
        <mn>4</mn>
      </mfrac>
      <msup>
        <mi>D</mi>
        <mn>2</mn>
      </msup>
      <mrow>
        <mi/>
        <mi mathvariant="normal">=</mi>
        <mi/>
      </mrow>
      <mn>100.9987</mn>
      <msup>
        <mtext> in</mtext>
        <mn>2</mn>
      </msup>
      <mtext/>
    </mrow>
    <annotation encoding="StarMath 5.0">A_1 `=` %pi over 4 D^2 `=` 100.9987 " in"^2 "</annotation>
  </semantics>
</math>
</file>

<file path=Object 21/content.xml><?xml version="1.0" encoding="utf-8"?>
<math xmlns="http://www.w3.org/1998/Math/MathML">
  <semantics>
    <mrow>
      <mi>cos</mi>
      <mo stretchy="false">θ</mo>
      <mrow>
        <mi/>
        <mi mathvariant="normal">=</mi>
        <mi/>
      </mrow>
      <msup>
        <mfenced open="[" close="]">
          <mrow>
            <mn>1</mn>
            <mo stretchy="false">+</mo>
            <msup>
              <mfenced open="" close="">
                <mfrac>
                  <mrow>
                    <mo stretchy="false">σ</mo>
                    <msub>
                      <mi>d</mi>
                      <mi>x</mi>
                    </msub>
                  </mrow>
                  <mrow>
                    <mn>2</mn>
                    <mi>h</mi>
                  </mrow>
                </mfrac>
              </mfenced>
              <mn>2</mn>
            </msup>
          </mrow>
        </mfenced>
        <mrow>
          <mrow>
            <mi mathvariant="normal">−</mi>
            <mn>1</mn>
          </mrow>
          <mi mathvariant="normal">/</mi>
          <mn>2</mn>
        </mrow>
      </msup>
    </mrow>
    <annotation encoding="StarMath 5.0">cos %theta `=` left [ 1 + left ({%sigma d_x} over {2 h} right )^2 right ]^{-1/2}</annotation>
  </semantics>
</math>
</file>

<file path=Object 22/content.xml><?xml version="1.0" encoding="utf-8"?>
<math xmlns="http://www.w3.org/1998/Math/MathML">
  <semantics>
    <mtable>
      <mtr>
        <mtd>
          <mrow>
            <mi>y</mi>
            <mrow>
              <mi/>
              <mi mathvariant="normal">=</mi>
              <mi/>
            </mrow>
            <mrow>
              <mo stretchy="false">(</mo>
              <mrow>
                <mi mathvariant="italic">xh</mi>
                <mo stretchy="false">+</mo>
                <mo stretchy="false">δ</mo>
              </mrow>
              <mo stretchy="false">)</mo>
            </mrow>
            <msqrt>
              <mrow>
                <mn>1</mn>
                <mo stretchy="false">+</mo>
                <msup>
                  <mfenced open="" close="">
                    <mfrac>
                      <mrow>
                        <mo stretchy="false">σ</mo>
                        <mrow>
                          <mo stretchy="false">(</mo>
                          <mrow>
                            <mn>1</mn>
                            <mo stretchy="false">+</mo>
                            <mi>x</mi>
                          </mrow>
                          <mo stretchy="false">)</mo>
                        </mrow>
                        <mi>d</mi>
                      </mrow>
                      <mrow>
                        <mn>2</mn>
                        <mi>h</mi>
                      </mrow>
                    </mfrac>
                  </mfenced>
                  <mn>2</mn>
                </msup>
              </mrow>
            </msqrt>
          </mrow>
        </mtd>
      </mtr>
      <mtr>
        <mtd>
          <mrow>
            <mtext>where </mtext>
            <mi>x</mi>
            <mrow>
              <mi/>
              <mi mathvariant="normal">=</mi>
              <mi/>
            </mrow>
            <mfrac>
              <mn>1</mn>
              <mo stretchy="false">σ</mo>
            </mfrac>
            <mfenced open="[" close="]">
              <mrow>
                <mroot>
                  <mrow>
                    <mn>1</mn>
                    <mo stretchy="false">+</mo>
                    <mfrac>
                      <mrow>
                        <mn>3</mn>
                        <mo stretchy="false">σ</mo>
                        <msub>
                          <mi>v</mi>
                          <mi>x</mi>
                        </msub>
                      </mrow>
                      <mrow>
                        <msub>
                          <mi>A</mi>
                          <mn>0</mn>
                        </msub>
                        <mi>h</mi>
                      </mrow>
                    </mfrac>
                  </mrow>
                  <mn>3</mn>
                </mroot>
                <mrow>
                  <mi/>
                  <mi mathvariant="normal">−</mi>
                  <mi/>
                </mrow>
                <mn>1</mn>
              </mrow>
            </mfenced>
          </mrow>
        </mtd>
      </mtr>
    </mtable>
    <annotation encoding="StarMath 5.0">y `=` (xh + %delta) sqrt{ 1 + left ({%sigma (1 + x) d} over {2 h} right )^2} newline
"where " x `=` 1 over %sigma left [ nroot{3}{1 + {3 %sigma v_x} over {A_0 h}} ``-` 1 right ]</annotation>
  </semantics>
</math>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objectwithoutfill">
      <style:graphic-properties draw:stroke="none" svg:stroke-width="0cm" draw:marker-start-width="0.305cm" draw:marker-end-width="0.305cm" draw:fill="solid" draw:fill-color="#cccccc" draw:opacity="50%" draw:textarea-horizontal-align="center" draw:textarea-vertical-align="middle" draw:shadow-opacity="50%"/>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fo:min-height="0.106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4.478cm" svg:height="4.665cm" draw:transform="rotate (-1.57079632679579) translate (9.00799999999734cm 2.48499999999724cm)" svg:viewBox="0 0 4479 4666" draw:points="0,-13350 4479,-13350 4479,-18016 4479,-17185 4174,-16520 3849,-15885 3409,-15169 2792,-14458 1942,-13839 1410,-13649 942,-13484 412,-13350">
          <text:p/>
        </draw:polygon>
        <draw:rect draw:style-name="gr2" draw:text-style-name="P1" draw:layer="layout" svg:width="4.848cm" svg:height="4.848cm" svg:x="4.318cm" svg:y="2.116cm">
          <text:p/>
        </draw:rect>
        <draw:ellipse draw:style-name="gr3" draw:text-style-name="P1" draw:layer="layout" svg:width="9.696cm" svg:height="9.532cm" svg:x="4.318cm" svg:y="-2.568cm" draw:kind="arc" draw:start-angle="180" draw:end-angle="270">
          <text:p/>
        </draw:ellipse>
        <draw:line draw:style-name="gr4" draw:text-style-name="P1" draw:layer="layout" svg:x1="9.166cm" svg:y1="2.116cm" svg:x2="5.993cm" svg:y2="5.752cm">
          <text:p/>
        </draw:line>
        <draw:frame draw:style-name="gr5" draw:layer="layout" svg:width="0.61cm" svg:height="0.687cm" svg:x="6.913cm" svg:y="3.67cm">
          <draw:text-box>
            <text:p>r</text:p>
          </draw:text-box>
        </draw:frame>
        <draw:frame draw:style-name="gr5" draw:layer="layout" svg:width="0.61cm" svg:height="0.687cm" svg:x="9.313cm" svg:y="3.999cm">
          <draw:text-box>
            <text:p>r</text:p>
          </draw:text-box>
        </draw:frame>
        <draw:frame draw:style-name="gr5" draw:layer="layout" svg:width="0.61cm" svg:height="0.687cm" svg:x="6.38cm" svg:y="1.293cm">
          <draw:text-box>
            <text:p>r</text:p>
          </draw:text-box>
        </draw:frame>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4/content.xml><?xml version="1.0" encoding="utf-8"?>
<math xmlns="http://www.w3.org/1998/Math/MathML">
  <semantics>
    <mrow>
      <mn>1</mn>
      <mo stretchy="false">+</mo>
      <mo stretchy="false">σ</mo>
    </mrow>
    <annotation encoding="StarMath 5.0">1+%sigma</annotation>
  </semantics>
</math>
</file>

<file path=Object 25/content.xml><?xml version="1.0" encoding="utf-8"?>
<math xmlns="http://www.w3.org/1998/Math/MathML">
  <semantics>
    <mrow>
      <mi>V</mi>
      <mrow>
        <mi/>
        <mi mathvariant="normal">=</mi>
        <mi/>
      </mrow>
      <mfrac>
        <mn>14</mn>
        <mn>3</mn>
      </mfrac>
      <mfenced open="" close="">
        <mrow>
          <mrow>
            <mn>85.2757</mn>
            <mo stretchy="false">+</mo>
            <mn>100.9987</mn>
          </mrow>
          <mo stretchy="false">+</mo>
          <msqrt>
            <mrow>
              <mn>85.2757</mn>
              <mrow>
                <mo stretchy="false">(</mo>
                <mn>100.9987</mn>
                <mo stretchy="false">)</mo>
              </mrow>
            </mrow>
          </msqrt>
        </mrow>
      </mfenced>
      <mrow>
        <mi/>
        <mi mathvariant="normal">=</mi>
        <mi/>
      </mrow>
      <mn>1302.37</mn>
      <msup>
        <mtext> in</mtext>
        <mn>3</mn>
      </msup>
    </mrow>
    <annotation encoding="StarMath 5.0">V `=` 14 over 3 left ( 85.2757 + 100.9987 + sqrt{85.2757(100.9987)} right ) `=` 1302.37 " in"^3</annotation>
  </semantics>
</math>
</file>

<file path=Object 26/content.xml><?xml version="1.0" encoding="utf-8"?>
<math xmlns="http://www.w3.org/1998/Math/MathML">
  <semantics>
    <mrow>
      <mo stretchy="false">σ</mo>
      <mrow>
        <mi/>
        <mi mathvariant="normal">=</mi>
        <mi/>
      </mrow>
      <mrow>
        <mfrac>
          <mi>D</mi>
          <mi>d</mi>
        </mfrac>
        <mi mathvariant="normal">−</mi>
        <mn>1</mn>
      </mrow>
      <mrow>
        <mi/>
        <mi mathvariant="normal">=</mi>
        <mi/>
      </mrow>
      <mn>0.08829</mn>
    </mrow>
    <annotation encoding="StarMath 5.0">%sigma `=` D over d - 1 `=` 0.08829</annotation>
  </semantics>
</math>
</file>

<file path=Object 27/content.xml><?xml version="1.0" encoding="utf-8"?>
<math xmlns="http://www.w3.org/1998/Math/MathML">
  <semantics>
    <msub>
      <mi>v</mi>
      <mi>x</mi>
    </msub>
    <annotation encoding="StarMath 5.0">v_x</annotation>
  </semantics>
</math>
</file>

<file path=Object 28/content.xml><?xml version="1.0" encoding="utf-8"?>
<math xmlns="http://www.w3.org/1998/Math/MathML">
  <semantics>
    <mi>d</mi>
    <annotation encoding="StarMath 5.0">d</annotation>
  </semantics>
</math>
</file>

<file path=Object 29/content.xml><?xml version="1.0" encoding="utf-8"?>
<math xmlns="http://www.w3.org/1998/Math/MathML">
  <semantics>
    <mrow>
      <mn>1</mn>
      <mo stretchy="false">+</mo>
      <mo stretchy="false">σ</mo>
    </mrow>
    <annotation encoding="StarMath 5.0">1 + %sigma</annotation>
  </semantics>
</math>
</file>

<file path=Object 3/content.xml><?xml version="1.0" encoding="utf-8"?>
<math xmlns="http://www.w3.org/1998/Math/MathML">
  <semantics>
    <msub>
      <mi>A</mi>
      <mn>0</mn>
    </msub>
    <annotation encoding="StarMath 5.0">A_0</annotation>
  </semantics>
</math>
</file>

<file path=Object 30/content.xml><?xml version="1.0" encoding="utf-8"?>
<math xmlns="http://www.w3.org/1998/Math/MathML">
  <semantics>
    <mrow>
      <msub>
        <mi>v</mi>
        <mi>x</mi>
      </msub>
      <mrow>
        <mi/>
        <mi mathvariant="normal">=</mi>
        <mi/>
      </mrow>
      <mn>9</mn>
      <mrow>
        <mtext> liters</mtext>
        <mi mathvariant="normal">=</mi>
        <mn>9000</mn>
      </mrow>
      <msup>
        <mtext> cm</mtext>
        <mn>3</mn>
      </msup>
    </mrow>
    <annotation encoding="StarMath 5.0">v_x `=` 9 " liters" = 9000 " cm"^3</annotation>
  </semantics>
</math>
</file>

<file path=Object 32/content.xml><?xml version="1.0" encoding="utf-8"?>
<math xmlns="http://www.w3.org/1998/Math/MathML">
  <semantics>
    <mrow>
      <mi mathvariant="italic">xh</mi>
      <mo stretchy="false">+</mo>
      <mo stretchy="false">δ</mo>
    </mrow>
    <annotation encoding="StarMath 5.0">xh + %delta</annotation>
  </semantics>
</math>
</file>

<file path=Object 33/content.xml><?xml version="1.0" encoding="utf-8"?>
<math xmlns="http://www.w3.org/1998/Math/MathML">
  <semantics>
    <mrow>
      <mi mathvariant="italic">xh</mi>
      <mo stretchy="false">+</mo>
      <mo stretchy="false">δ</mo>
    </mrow>
    <annotation encoding="StarMath 5.0">xh + %delta</annotation>
  </semantics>
</math>
</file>

<file path=Object 34/content.xml><?xml version="1.0" encoding="utf-8"?>
<math xmlns="http://www.w3.org/1998/Math/MathML">
  <semantics>
    <mrow>
      <mrow>
        <mn>1</mn>
        <mi mathvariant="normal">/</mi>
        <mi>cos</mi>
      </mrow>
      <mo stretchy="false">θ</mo>
    </mrow>
    <annotation encoding="StarMath 5.0">1/cos %theta</annotation>
  </semantics>
</math>
</file>

<file path=Object 35/content.xml><?xml version="1.0" encoding="utf-8"?>
<math xmlns="http://www.w3.org/1998/Math/MathML">
  <semantics>
    <mrow>
      <mi>x</mi>
      <mrow>
        <mi/>
        <mi mathvariant="normal">=</mi>
        <mi/>
      </mrow>
      <mfrac>
        <mn>1</mn>
        <mo stretchy="false">σ</mo>
      </mfrac>
      <mfenced open="[" close="]">
        <mrow>
          <mroot>
            <mrow>
              <mn>1</mn>
              <mo stretchy="false">+</mo>
              <mfrac>
                <mrow>
                  <mn>3</mn>
                  <mo stretchy="false">σ</mo>
                  <msub>
                    <mi>v</mi>
                    <mi>x</mi>
                  </msub>
                </mrow>
                <mrow>
                  <msub>
                    <mi>A</mi>
                    <mn>0</mn>
                  </msub>
                  <mi>h</mi>
                </mrow>
              </mfrac>
            </mrow>
            <mn>3</mn>
          </mroot>
          <mrow>
            <mi/>
            <mi mathvariant="normal">−</mi>
            <mi/>
          </mrow>
          <mn>1</mn>
        </mrow>
      </mfenced>
      <mrow>
        <mi/>
        <mi mathvariant="normal">=</mi>
        <mi/>
      </mrow>
      <mfrac>
        <mn>1</mn>
        <mn>0.08829</mn>
      </mfrac>
      <mfenced open="[" close="]">
        <mrow>
          <mroot>
            <mrow>
              <mn>1</mn>
              <mo stretchy="false">+</mo>
              <mfrac>
                <mrow>
                  <mn>3</mn>
                  <mrow>
                    <mo stretchy="false">(</mo>
                    <mn>0.08829</mn>
                    <mo stretchy="false">)</mo>
                  </mrow>
                  <mn>231</mn>
                </mrow>
                <mrow>
                  <mn>85.2757</mn>
                  <mrow>
                    <mo stretchy="false">(</mo>
                    <mn>14</mn>
                    <mo stretchy="false">)</mo>
                  </mrow>
                </mrow>
              </mfrac>
            </mrow>
            <mn>3</mn>
          </mroot>
          <mi mathvariant="normal">−</mi>
          <mn>1</mn>
        </mrow>
      </mfenced>
      <mrow>
        <mi/>
        <mi mathvariant="normal">=</mi>
        <mi/>
      </mrow>
      <mfrac>
        <mn>0.01680</mn>
        <mn>0.08829</mn>
      </mfrac>
      <mrow>
        <mi/>
        <mi mathvariant="normal">=</mi>
        <mi/>
      </mrow>
      <mn>0.1903</mn>
    </mrow>
    <annotation encoding="StarMath 5.0">x `=` 1 over %sigma left [ nroot{3}{1 + {3 %sigma v_x} over {A_0 h}} ``-` 1 right ]
`=` 1 over 0.08829 left [ nroot{3}{1 + {3(0.08829)231} over {85.2757(14)}} - 1 right ]
`=` 0.01680 over 0.08829 `=` 0.1903</annotation>
  </semantics>
</math>
</file>

<file path=Object 36/content.xml><?xml version="1.0" encoding="utf-8"?>
<math xmlns="http://www.w3.org/1998/Math/MathML">
  <semantics>
    <mfrac>
      <msub>
        <mi>v</mi>
        <mi>x</mi>
      </msub>
      <mrow>
        <msub>
          <mi>A</mi>
          <mn>0</mn>
        </msub>
        <mi>h</mi>
      </mrow>
    </mfrac>
    <annotation encoding="StarMath 5.0">v_x over {A_0 h}</annotation>
  </semantics>
</math>
</file>

<file path=Object 37/content.xml><?xml version="1.0" encoding="utf-8"?>
<math xmlns="http://www.w3.org/1998/Math/MathML">
  <semantics>
    <mrow>
      <mi>x</mi>
      <mrow>
        <mo stretchy="false">(</mo>
        <mrow>
          <mn>0</mn>
          <mrow>
            <mi/>
            <mi mathvariant="normal">≤</mi>
            <mi/>
          </mrow>
          <mi>x</mi>
          <mrow>
            <mi/>
            <mi mathvariant="normal">≤</mi>
            <mi/>
          </mrow>
          <mn>1</mn>
        </mrow>
        <mo stretchy="false">)</mo>
      </mrow>
    </mrow>
    <annotation encoding="StarMath 5.0">x (0 `&lt;=` x `&lt;=` 1)</annotation>
  </semantics>
</math>
</file>

<file path=Object 38/content.xml><?xml version="1.0" encoding="utf-8"?>
<math xmlns="http://www.w3.org/1998/Math/MathML">
  <semantics>
    <mi>h</mi>
    <annotation encoding="StarMath 5.0">h</annotation>
  </semantics>
</math>
</file>

<file path=Object 39/content.xml><?xml version="1.0" encoding="utf-8"?>
<math xmlns="http://www.w3.org/1998/Math/MathML">
  <semantics>
    <msub>
      <mi>v</mi>
      <mi>x</mi>
    </msub>
    <annotation encoding="StarMath 5.0">v_x</annotation>
  </semantics>
</math>
</file>

<file path=Object 4/content.xml><?xml version="1.0" encoding="utf-8"?>
<math xmlns="http://www.w3.org/1998/Math/MathML">
  <semantics>
    <mrow>
      <mo stretchy="false">σ</mo>
      <mi mathvariant="normal">≥</mi>
      <mn>0</mn>
    </mrow>
    <annotation encoding="StarMath 5.0">%sigma &gt;= 0</annotation>
  </semantics>
</math>
</file>

<file path=Object 40/content.xml><?xml version="1.0" encoding="utf-8"?>
<math xmlns="http://www.w3.org/1998/Math/MathML">
  <semantics>
    <mrow>
      <msub>
        <mi>v</mi>
        <mi>x</mi>
      </msub>
      <mrow>
        <mi/>
        <mi mathvariant="normal">=</mi>
        <mi/>
      </mrow>
      <mfrac>
        <mi mathvariant="italic">xh</mi>
        <mn>3</mn>
      </mfrac>
      <mfenced open="" close="">
        <mrow>
          <mrow>
            <msub>
              <mi>A</mi>
              <mn>0</mn>
            </msub>
            <mo stretchy="false">+</mo>
            <msup>
              <mrow>
                <mo stretchy="false">(</mo>
                <mrow>
                  <mrow>
                    <mn>1</mn>
                    <mo stretchy="false">+</mo>
                    <mi>x</mi>
                  </mrow>
                  <mo stretchy="false">σ</mo>
                </mrow>
                <mo stretchy="false">)</mo>
              </mrow>
              <mn>2</mn>
            </msup>
          </mrow>
          <mrow>
            <msub>
              <mi>A</mi>
              <mn>0</mn>
            </msub>
            <mo stretchy="false">+</mo>
            <msqrt>
              <mrow>
                <msub>
                  <mi>A</mi>
                  <mn>0</mn>
                </msub>
                <msub>
                  <mi>A</mi>
                  <mn>0</mn>
                </msub>
                <msup>
                  <mrow>
                    <mo stretchy="false">(</mo>
                    <mrow>
                      <mrow>
                        <mn>1</mn>
                        <mo stretchy="false">+</mo>
                        <mi>x</mi>
                      </mrow>
                      <mo stretchy="false">σ</mo>
                    </mrow>
                    <mo stretchy="false">)</mo>
                  </mrow>
                  <mn>2</mn>
                </msup>
              </mrow>
            </msqrt>
          </mrow>
        </mrow>
      </mfenced>
    </mrow>
    <annotation encoding="StarMath 5.0">v_x `=` {xh} over 3 left (A_0 + (1 + x%sigma)^2 A_0 + sqrt{A_0 A_0(1 + x%sigma)^2} right )</annotation>
  </semantics>
</math>
</file>

<file path=Object 41/content.xml><?xml version="1.0" encoding="utf-8"?>
<math xmlns="http://www.w3.org/1998/Math/MathML">
  <semantics>
    <msub>
      <mi>A</mi>
      <mn>0</mn>
    </msub>
    <annotation encoding="StarMath 5.0">A_0</annotation>
  </semantics>
</math>
</file>

<file path=Object 42/content.xml><?xml version="1.0" encoding="utf-8"?>
<math xmlns="http://www.w3.org/1998/Math/MathML">
  <semantics>
    <msup>
      <mi>d</mi>
      <mn>2</mn>
    </msup>
    <annotation encoding="StarMath 5.0">d^2</annotation>
  </semantics>
</math>
</file>

<file path=Object 43/content.xml><?xml version="1.0" encoding="utf-8"?>
<math xmlns="http://www.w3.org/1998/Math/MathML">
  <semantics>
    <mrow>
      <mrow>
        <mo stretchy="false">(</mo>
        <mrow>
          <mn>4</mn>
          <mi mathvariant="normal">−</mi>
          <mo stretchy="false">π</mo>
        </mrow>
        <mo stretchy="false">)</mo>
      </mrow>
      <msup>
        <mi>r</mi>
        <mn>2</mn>
      </msup>
    </mrow>
    <annotation encoding="StarMath 5.0">(4-%pi)r^2</annotation>
  </semantics>
</math>
</file>

<file path=Object 44/content.xml><?xml version="1.0" encoding="utf-8"?>
<math xmlns="http://www.w3.org/1998/Math/MathML">
  <semantics>
    <mrow>
      <msub>
        <mi>A</mi>
        <mn>0</mn>
      </msub>
      <mrow>
        <mi/>
        <mi mathvariant="normal">=</mi>
        <mi/>
      </mrow>
      <mrow>
        <msup>
          <mn>20.7</mn>
          <mn>2</mn>
        </msup>
        <mi mathvariant="normal">−</mi>
        <mrow>
          <mo stretchy="false">(</mo>
          <mrow>
            <mn>4</mn>
            <mi mathvariant="normal">−</mi>
            <mo stretchy="false">π</mo>
          </mrow>
          <mo stretchy="false">)</mo>
        </mrow>
      </mrow>
      <msup>
        <mn>3.2</mn>
        <mn>2</mn>
      </msup>
      <mrow>
        <mi/>
        <mi mathvariant="normal">=</mi>
        <mi/>
      </mrow>
      <mn>419.7</mn>
      <msup>
        <mtext>cm</mtext>
        <mn>2</mn>
      </msup>
    </mrow>
    <annotation encoding="StarMath 5.0">A_0 `=` 20.7^2 - (4-%pi) 3.2^2 `=` 419.7 "cm"^2</annotation>
  </semantics>
</math>
</file>

<file path=Object 45/content.xml><?xml version="1.0" encoding="utf-8"?>
<math xmlns="http://www.w3.org/1998/Math/MathML">
  <semantics>
    <mrow>
      <msub>
        <mi>A</mi>
        <mn>1</mn>
      </msub>
      <mrow>
        <mi/>
        <mi mathvariant="normal">=</mi>
        <mi/>
      </mrow>
      <mrow>
        <msup>
          <mn>23.1</mn>
          <mn>2</mn>
        </msup>
        <mi mathvariant="normal">−</mi>
        <mrow>
          <mo stretchy="false">(</mo>
          <mrow>
            <mn>4</mn>
            <mi mathvariant="normal">−</mi>
            <mo stretchy="false">π</mo>
          </mrow>
          <mo stretchy="false">)</mo>
        </mrow>
      </mrow>
      <msup>
        <mn>3.2</mn>
        <mn>2</mn>
      </msup>
      <mrow>
        <mi/>
        <mi mathvariant="normal">=</mi>
        <mi/>
      </mrow>
      <mn>524.8</mn>
      <msup>
        <mtext> cm</mtext>
        <mn>2</mn>
      </msup>
    </mrow>
    <annotation encoding="StarMath 5.0">A_1 `=` 23.1^2 - (4-%pi)3.2^2 `=` 524.8 " cm"^2</annotation>
  </semantics>
</math>
</file>

<file path=Object 46/content.xml><?xml version="1.0" encoding="utf-8"?>
<math xmlns="http://www.w3.org/1998/Math/MathML">
  <semantics>
    <mrow>
      <mn>15550</mn>
      <msup>
        <mtext> cm</mtext>
        <mn>3</mn>
      </msup>
    </mrow>
    <annotation encoding="StarMath 5.0">15550 " cm"^3</annotation>
  </semantics>
</math>
</file>

<file path=Object 47/content.xml><?xml version="1.0" encoding="utf-8"?>
<math xmlns="http://www.w3.org/1998/Math/MathML">
  <semantics>
    <mrow>
      <mi>y</mi>
      <mrow>
        <mi/>
        <mi mathvariant="normal">=</mi>
        <mi/>
      </mrow>
      <mfrac>
        <mrow>
          <mi mathvariant="italic">xh</mi>
          <mo stretchy="false">+</mo>
          <mo stretchy="false">δ</mo>
        </mrow>
        <mrow>
          <mi>cos</mi>
          <mrow>
            <mo stretchy="false">(</mo>
            <mrow>
              <mn>2.05</mn>
              <mi>°</mi>
            </mrow>
            <mo stretchy="false">)</mo>
          </mrow>
        </mrow>
      </mfrac>
      <mrow>
        <mi/>
        <mi mathvariant="normal">=</mi>
        <mi/>
      </mrow>
      <mfrac>
        <mrow>
          <mn>0.1903</mn>
          <mrow>
            <mrow>
              <mo stretchy="false">(</mo>
              <mn>14</mn>
              <mo stretchy="false">)</mo>
            </mrow>
            <mo stretchy="false">+</mo>
            <mn>0.47</mn>
          </mrow>
        </mrow>
        <mn>0.9994</mn>
      </mfrac>
      <mrow>
        <mi/>
        <mi mathvariant="normal">=</mi>
        <mi/>
      </mrow>
      <mn>3.14</mn>
    </mrow>
    <annotation encoding="StarMath 5.0">y `=` {xh + %delta} over {cos(2.05°)} 
`=` {0.1903(14) + 0.47} over 0.9994 `=` 3.14</annotation>
  </semantics>
</math>
</file>

<file path=Object 48/content.xml><?xml version="1.0" encoding="utf-8"?>
<math xmlns="http://www.w3.org/1998/Math/MathML">
  <semantics>
    <mrow>
      <mi>x</mi>
      <mrow>
        <mi/>
        <mi mathvariant="normal">=</mi>
        <mi/>
      </mrow>
      <mfrac>
        <mrow>
          <mroot>
            <mrow>
              <mn>1</mn>
              <mo stretchy="false">+</mo>
              <mfrac>
                <mrow>
                  <mn>3</mn>
                  <mrow>
                    <mo stretchy="false">(</mo>
                    <mn>0.1159</mn>
                    <mo stretchy="false">)</mo>
                  </mrow>
                  <mrow>
                    <mo stretchy="false">(</mo>
                    <mn>9000</mn>
                    <mo stretchy="false">)</mo>
                  </mrow>
                </mrow>
                <mrow>
                  <mn>419.8</mn>
                  <mrow>
                    <mo stretchy="false">(</mo>
                    <mn>33.0</mn>
                    <mo stretchy="false">)</mo>
                  </mrow>
                </mrow>
              </mfrac>
            </mrow>
            <mn>3</mn>
          </mroot>
          <mi mathvariant="normal">−</mi>
          <mn>1</mn>
        </mrow>
        <mn>0.1159</mn>
      </mfrac>
      <mrow>
        <mi/>
        <mi mathvariant="normal">=</mi>
        <mi/>
      </mrow>
      <mn>0.6060</mn>
    </mrow>
    <annotation encoding="StarMath 5.0">x `=` {nroot{3}{1 + {3(0.1159)(9000)} over {419.8(33.0)}} - 1} over 0.1159
`=` 0.6060</annotation>
  </semantics>
</math>
</file>

<file path=Object 49/content.xml><?xml version="1.0" encoding="utf-8"?>
<math xmlns="http://www.w3.org/1998/Math/MathML">
  <semantics>
    <mrow>
      <mi>y</mi>
      <mrow>
        <mi/>
        <mi mathvariant="normal">=</mi>
        <mi/>
      </mrow>
      <mrow>
        <mo stretchy="false">(</mo>
        <mrow>
          <mn>0.6060</mn>
          <mrow>
            <mrow>
              <mo stretchy="false">(</mo>
              <mn>33</mn>
              <mo stretchy="false">)</mo>
            </mrow>
            <mo stretchy="false">+</mo>
            <mn>0.3</mn>
          </mrow>
        </mrow>
        <mo stretchy="false">)</mo>
      </mrow>
      <msqrt>
        <mrow>
          <mn>1</mn>
          <mo stretchy="false">+</mo>
          <msup>
            <mfenced open="" close="">
              <mfrac>
                <mrow>
                  <mn>0.1159</mn>
                  <mrow>
                    <mo stretchy="false">(</mo>
                    <mn>23.1</mn>
                    <mo stretchy="false">)</mo>
                  </mrow>
                </mrow>
                <mrow>
                  <mn>2</mn>
                  <mrow>
                    <mo stretchy="false">(</mo>
                    <mn>33</mn>
                    <mo stretchy="false">)</mo>
                  </mrow>
                </mrow>
              </mfrac>
            </mfenced>
            <mn>2</mn>
          </msup>
        </mrow>
      </msqrt>
      <mrow>
        <mi/>
        <mi mathvariant="normal">=</mi>
        <mi/>
      </mrow>
      <mn>20.32</mn>
      <mtext> cm</mtext>
    </mrow>
    <annotation encoding="StarMath 5.0">y `=` (0.6060(33) + 0.3)sqrt{1 + left ({0.1159(23.1)}over{2(33)} right)^2}
`=` 20.32 " cm"</annotation>
  </semantics>
</math>
</file>

<file path=Object 5/content.xml><?xml version="1.0" encoding="utf-8"?>
<math xmlns="http://www.w3.org/1998/Math/MathML">
  <semantics>
    <mrow>
      <msub>
        <mi>A</mi>
        <mn>1</mn>
      </msub>
      <mrow>
        <mi/>
        <mi mathvariant="normal">=</mi>
        <mi/>
      </mrow>
      <msup>
        <mfenced open="" close="">
          <mrow>
            <mn>1</mn>
            <mo stretchy="false">+</mo>
            <mo stretchy="false">σ</mo>
          </mrow>
        </mfenced>
        <mn>2</mn>
      </msup>
      <msub>
        <mi>A</mi>
        <mn>0</mn>
      </msub>
    </mrow>
    <annotation encoding="StarMath 5.0">A_1 `=` left ( 1 + %sigma right )^2 A_0</annotation>
  </semantics>
</math>
</file>

<file path=Object 50/content.xml><?xml version="1.0" encoding="utf-8"?>
<math xmlns="http://www.w3.org/1998/Math/MathML">
  <semantics>
    <msup>
      <mi>r</mi>
      <mn>2</mn>
    </msup>
    <annotation encoding="StarMath 5.0">r^2</annotation>
  </semantics>
</math>
</file>

<file path=Object 51/content.xml><?xml version="1.0" encoding="utf-8"?>
<math xmlns="http://www.w3.org/1998/Math/MathML">
  <semantics>
    <mrow>
      <mfrac>
        <mo stretchy="false">π</mo>
        <mn>4</mn>
      </mfrac>
      <msup>
        <mi>r</mi>
        <mn>2</mn>
      </msup>
    </mrow>
    <annotation encoding="StarMath 5.0">%pi over 4 r^2</annotation>
  </semantics>
</math>
</file>

<file path=Object 52/content.xml><?xml version="1.0" encoding="utf-8"?>
<math xmlns="http://www.w3.org/1998/Math/MathML">
  <semantics>
    <mrow>
      <mrow>
        <mo stretchy="false">(</mo>
        <mrow>
          <mn>4</mn>
          <mi mathvariant="normal">−</mi>
          <mo stretchy="false">π</mo>
        </mrow>
        <mo stretchy="false">)</mo>
      </mrow>
      <msup>
        <mi>r</mi>
        <mn>2</mn>
      </msup>
    </mrow>
    <annotation encoding="StarMath 5.0"> (4 - %pi)r^2</annotation>
  </semantics>
</math>
</file>

<file path=Object 5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fo:min-height="0.276cm"/>
    </style:style>
    <style:style style:name="gr2" style:family="graphic" style:parent-style-name="standard">
      <style:graphic-properties draw:textarea-horizontal-align="center" draw:textarea-vertical-align="middle"/>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1.589cm" svg:height="0.437cm" svg:x="5.675cm" svg:y="5.603cm">
          <draw:text-box>
            <text:p text:style-name="P1">Bottom</text:p>
          </draw:text-box>
        </draw:frame>
        <draw:line draw:style-name="gr2" draw:text-style-name="P1" draw:layer="layout" svg:x1="2.935cm" svg:y1="3.534cm" svg:x2="4.165cm" svg:y2="5.854cm">
          <text:p/>
        </draw:line>
        <draw:line draw:style-name="gr2" draw:text-style-name="P1" draw:layer="layout" svg:x1="6.066cm" svg:y1="2.821cm" svg:x2="6.154cm" svg:y2="5.401cm">
          <text:p/>
        </draw:line>
        <draw:path draw:style-name="Top" draw:layer="layout" svg:width="5.838cm" svg:height="1.312cm" svg:x="2.935cm" svg:y="2.821cm" svg:viewBox="0 0 5839 1313" svg:d="m3131 0c-2728 197-3131 713-3131 713l83 517c0 0 2325 83 2294 83s2522-207 2501-207 941-723 961-723-1333-228-1333-228v-10z">
          <text:p/>
        </draw:path>
        <draw:path draw:style-name="Bottom" draw:layer="layout" svg:width="3.708cm" svg:height="0.833cm" svg:x="4.165cm" svg:y="5.401cm" svg:viewBox="0 0 3709 834" svg:d="m1989 0c-1733 125-1989 453-1989 453l53 328c0 0 1477 53 1457 53s1602-131 1589-131 597-460 610-460-847-145-847-145v-6z">
          <text:p/>
        </draw:path>
        <draw:line draw:style-name="gr2" draw:text-style-name="P1" draw:layer="layout" svg:x1="8.774cm" svg:y1="3.204cm" svg:x2="7.874cm" svg:y2="5.644cm">
          <text:p/>
        </draw:line>
        <draw:line draw:style-name="gr2" draw:text-style-name="P1" draw:layer="layout" svg:x1="7.813cm" svg:y1="3.927cm" svg:x2="7.264cm" svg:y2="6.104cm">
          <text:p/>
        </draw:line>
        <draw:line draw:style-name="gr2" draw:text-style-name="P1" draw:layer="layout" svg:x1="5.312cm" svg:y1="4.134cm" svg:x2="5.675cm" svg:y2="6.235cm">
          <text:p/>
        </draw:line>
        <draw:line draw:style-name="gr2" draw:text-style-name="P1" draw:layer="layout" svg:x1="3.018cm" svg:y1="4.051cm" svg:x2="4.218cm" svg:y2="6.182cm">
          <text:p/>
        </draw:line>
        <draw:frame draw:style-name="gr1" draw:layer="layout" svg:width="1.185cm" svg:height="0.437cm" svg:x="4.532cm" svg:y="3.256cm">
          <draw:text-box>
            <text:p text:style-name="P1">Top</text:p>
          </draw:text-box>
        </draw:frame>
        <draw:polygon draw:style-name="Side" draw:layer="layout" svg:width="5.721cm" svg:height="3.14cm" draw:transform="rotate (-0.0361283155174619) translate (3.05608384297226cm 2.99733139474202cm)" svg:viewBox="0 0 5722 3141" draw:points="0,6824 2296,6824 4787,6527 5722,5770 4910,8241 4317,8723 2734,8911 1276,8911">
          <text:p/>
        </draw:polygon>
      </draw:page>
    </office:drawing>
  </office:body>
</office:document-content>
</file>

<file path=Object 5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25cm" svg:stroke-color="#000000" draw:marker-start-width="0.33cm" draw:marker-start-center="false" draw:marker-end-width="0.33cm" draw:marker-end-center="false" draw:fill="none" draw:fill-color="#99cc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Top" style:family="graphic" style:parent-style-name="standard">
      <style:graphic-properties draw:fill="solid" draw:fill-color="#ffffcc" draw:opacity="65%" draw:textarea-horizontal-align="center" draw:textarea-vertical-align="middle" draw:shadow-opacity="65%"/>
      <style:paragraph-properties fo:text-align="center"/>
    </style:style>
    <style:style style:name="Bottom" style:family="graphic" style:parent-style-name="Top">
      <style:graphic-properties draw:fill-color="#e6e6e6"/>
    </style:style>
    <style:style style:name="Side" style:family="graphic" style:parent-style-name="objectwithoutfill">
      <style:graphic-properties draw:fill="solid" draw:opacity="25%" draw:textarea-horizontal-align="center" draw:textarea-vertical-align="middle" draw:shadow-opacity="25%"/>
      <style:paragraph-properties fo:text-align="cente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fo:min-height="0.276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solid" draw:fill-color="#ffffff" fo:min-height="1.047cm"/>
    </style:style>
    <style:style style:name="gr4" style:family="graphic" style:parent-style-name="measure">
      <style:graphic-properties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position="-33% 58%"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1.589cm" svg:height="0.437cm" svg:x="4.165cm" svg:y="5.745cm">
          <draw:text-box>
            <text:p text:style-name="P1">Bottom</text:p>
          </draw:text-box>
        </draw:frame>
        <draw:line draw:style-name="gr2" draw:text-style-name="P1" draw:layer="layout" svg:x1="2.935cm" svg:y1="3.534cm" svg:x2="4.165cm" svg:y2="5.854cm">
          <text:p/>
        </draw:line>
        <draw:line draw:style-name="gr2" draw:text-style-name="P1" draw:layer="layout" svg:x1="6.066cm" svg:y1="2.821cm" svg:x2="6.154cm" svg:y2="5.401cm">
          <text:p/>
        </draw:line>
        <draw:path draw:style-name="Top" draw:layer="layout" svg:width="5.838cm" svg:height="1.312cm" svg:x="2.935cm" svg:y="2.821cm" svg:viewBox="0 0 5839 1313" svg:d="m3131 0c-2728 197-3131 713-3131 713l83 517c0 0 2325 83 2294 83s2522-207 2501-207 941-723 961-723-1333-228-1333-228v-10z">
          <text:p/>
        </draw:path>
        <draw:path draw:style-name="Bottom" draw:layer="layout" svg:width="3.708cm" svg:height="0.833cm" svg:x="4.165cm" svg:y="5.401cm" svg:viewBox="0 0 3709 834" svg:d="m1989 0c-1733 125-1989 453-1989 453l53 328c0 0 1477 53 1457 53s1602-131 1589-131 597-460 610-460-847-145-847-145v-6z">
          <text:p/>
        </draw:path>
        <draw:line draw:style-name="gr2" draw:text-style-name="P1" draw:layer="layout" svg:x1="8.774cm" svg:y1="3.204cm" svg:x2="7.874cm" svg:y2="5.644cm">
          <text:p/>
        </draw:line>
        <draw:line draw:style-name="gr2" draw:text-style-name="P1" draw:layer="layout" svg:x1="7.813cm" svg:y1="3.927cm" svg:x2="7.264cm" svg:y2="6.104cm">
          <text:p/>
        </draw:line>
        <draw:line draw:style-name="gr2" draw:text-style-name="P1" draw:layer="layout" svg:x1="5.312cm" svg:y1="4.134cm" svg:x2="5.675cm" svg:y2="6.235cm">
          <text:p/>
        </draw:line>
        <draw:line draw:style-name="gr2" draw:text-style-name="P1" draw:layer="layout" svg:x1="3.018cm" svg:y1="4.051cm" svg:x2="4.218cm" svg:y2="6.182cm">
          <text:p/>
        </draw:line>
        <draw:frame draw:style-name="gr1" draw:layer="layout" svg:width="1.185cm" svg:height="0.437cm" svg:x="3.14cm" svg:y="3.452cm">
          <draw:text-box>
            <text:p text:style-name="P1">Top</text:p>
          </draw:text-box>
        </draw:frame>
        <draw:polygon draw:style-name="Side" draw:layer="layout" svg:width="5.721cm" svg:height="3.14cm" draw:transform="rotate (-0.0361283155174619) translate (3.05608384296928cm 2.9973313947555cm)" svg:viewBox="0 0 5722 3141" draw:points="0,6824 2296,6824 4787,6527 5722,5770 4910,8241 4317,8723 2734,8911 1276,8911">
          <text:p/>
        </draw:polygon>
        <draw:polygon draw:style-name="Cut_20_lines" draw:layer="layout" svg:width="8.991cm" svg:height="4.769cm" draw:transform="skewX (-0.0115191730631604) rotate (-0.0963421747112554) translate (2.1510005322186cm 1.64788899146546cm)" svg:viewBox="0 0 8992 4770" draw:points="9,2867 8597,2867 8992,7637 463,7101 21,2877 0,2879">
          <text:p/>
        </draw:polygon>
        <draw:g>
          <draw:line draw:style-name="Cut_20_lines" draw:layer="layout" svg:x1="3.6cm" svg:y1="3.204cm" svg:x2="8.213cm" svg:y2="3.635cm">
            <text:p/>
          </draw:line>
          <draw:line draw:style-name="Cut_20_lines" draw:layer="layout" svg:x1="7.58cm" svg:y1="5.878cm" svg:x2="8.213cm" svg:y2="3.635cm">
            <text:p/>
          </draw:line>
          <draw:line draw:style-name="Cut_20_lines" draw:layer="layout" svg:x1="3.6cm" svg:y1="3.204cm" svg:x2="4.82cm" svg:y2="5.579cm">
            <text:p/>
          </draw:line>
          <draw:line draw:style-name="Cut_20_lines" draw:layer="layout" svg:x1="7.58cm" svg:y1="5.878cm" svg:x2="4.82cm" svg:y2="5.579cm">
            <text:p/>
          </draw:line>
        </draw:g>
        <draw:line draw:style-name="Arrow" draw:layer="layout" svg:x1="8.443cm" svg:y1="5.292cm" svg:x2="7.874cm" svg:y2="4.763cm">
          <text:p/>
        </draw:line>
        <draw:frame draw:style-name="gr3" draw:layer="layout" svg:width="3.06cm" svg:height="1.309cm" svg:x="8.535cm" svg:y="5.269cm">
          <draw:text-box>
            <text:p>Volume calibration marks along this line</text:p>
          </draw:text-box>
        </draw:frame>
        <draw:measure draw:style-name="gr4" draw:text-style-name="P1" draw:layer="measurelines" svg:x1="3.6cm" svg:y1="3.204cm" svg:x2="8.213cm" svg:y2="3.635cm">
          <text:p text:style-name="P2"><text:span text:style-name="T1">d</text:span><text:span text:style-name="T2">x</text:span></text:p>
        </draw:measure>
      </draw:page>
    </office:drawing>
  </office:body>
</office:document-content>
</file>

<file path=Object 5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25cm" svg:stroke-color="#000000" draw:marker-start-width="0.33cm" draw:marker-start-center="false" draw:marker-end-width="0.33cm" draw:marker-end-center="false" draw:fill="none" draw:fill-color="#99cc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Top" style:family="graphic" style:parent-style-name="standard">
      <style:graphic-properties draw:fill="solid" draw:fill-color="#ffffcc" draw:opacity="65%" draw:textarea-horizontal-align="center" draw:textarea-vertical-align="middle" draw:shadow-opacity="65%"/>
      <style:paragraph-properties fo:text-align="center"/>
    </style:style>
    <style:style style:name="Bottom" style:family="graphic" style:parent-style-name="Top">
      <style:graphic-properties draw:fill-color="#e6e6e6"/>
    </style:style>
    <style:style style:name="Side" style:family="graphic" style:parent-style-name="objectwithoutfill">
      <style:graphic-properties draw:fill="solid" draw:opacity="25%" draw:textarea-horizontal-align="center" draw:textarea-vertical-align="middle" draw:shadow-opacity="25%"/>
      <style:paragraph-properties fo:text-align="center"/>
    </style:style>
    <style:style style:name="Cutting_20_plane" style:display-name="Cutting plane" style:family="graphic" style:parent-style-name="objectwithoutfill">
      <style:graphic-properties draw:fill="none" draw:fill-color="#f5f5f5" draw:opacity="50%" draw:textarea-horizontal-align="center" draw:textarea-vertical-align="middle" draw:shadow-opacity="50%"/>
      <style:paragraph-properties fo:text-align="center"/>
    </style:style>
    <style:style style:name="Cut_20_lines" style:display-name="Cut lines" style:family="graphic" style:parent-style-name="standard">
      <style:graphic-properties draw:stroke="dash" draw:stroke-dash="Ultrafine_20_Dashed" svg:stroke-width="0.025cm" svg:stroke-color="#000000" draw:marker-start-width="0.33cm" draw:marker-start-center="false" draw:marker-end-width="0.33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Cut_20_lines" style:display-name="Cut lines">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 style:family="graphic" style:parent-style-name="standard">
      <style:graphic-properties draw:marker-start-width="0.152cm" draw:marker-end="Arrow" draw:marker-end-width="0.152cm" draw:textarea-horizontal-align="center" draw:textarea-vertical-align="middle"/>
      <style:paragraph-properties fo:text-align="cente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5/content.xml><?xml version="1.0" encoding="utf-8"?>
<math xmlns="http://www.w3.org/1998/Math/MathML">
  <semantics>
    <mrow>
      <mi>tan</mi>
      <mo stretchy="false">θ</mo>
      <mrow>
        <mi/>
        <mi mathvariant="normal">=</mi>
        <mi/>
      </mrow>
      <mfrac>
        <mrow>
          <mo stretchy="false">σ</mo>
          <mi>d</mi>
        </mrow>
        <mn>2h</mn>
      </mfrac>
    </mrow>
    <annotation encoding="StarMath 5.0">tan %theta `=` {%sigma d} over {2h}</annotation>
  </semantics>
</math>
</file>

<file path=Object 56/content.xml><?xml version="1.0" encoding="utf-8"?>
<math xmlns="http://www.w3.org/1998/Math/MathML">
  <semantics>
    <mrow>
      <msub>
        <mi>v</mi>
        <mi>x</mi>
      </msub>
      <mrow>
        <mi/>
        <mi mathvariant="normal">≤</mi>
        <mi/>
      </mrow>
      <mi>V</mi>
    </mrow>
    <annotation encoding="StarMath 5.0">v_x `&lt;=` V</annotation>
  </semantics>
</math>
</file>

<file path=Object 57/content.xml><?xml version="1.0" encoding="utf-8"?>
<math xmlns="http://www.w3.org/1998/Math/MathML">
  <semantics>
    <msub>
      <mi>A</mi>
      <mn>1</mn>
    </msub>
    <annotation encoding="StarMath 5.0">A_1</annotation>
  </semantics>
</math>
</file>

<file path=Object 58/content.xml><?xml version="1.0" encoding="utf-8"?>
<math xmlns="http://www.w3.org/1998/Math/MathML">
  <semantics>
    <msub>
      <mi>A</mi>
      <mn>0</mn>
    </msub>
    <annotation encoding="StarMath 5.0">A_0</annotation>
  </semantics>
</math>
</file>

<file path=Object 59/content.xml><?xml version="1.0" encoding="utf-8"?>
<math xmlns="http://www.w3.org/1998/Math/MathML">
  <semantics>
    <mrow>
      <msub>
        <mi>A</mi>
        <mn>0</mn>
      </msub>
      <mtext> and </mtext>
      <msub>
        <mi>A</mi>
        <mn>1</mn>
      </msub>
    </mrow>
    <annotation encoding="StarMath 5.0">A_0 " and " A_1</annotation>
  </semantics>
</math>
</file>

<file path=Object 6/content.xml><?xml version="1.0" encoding="utf-8"?>
<math xmlns="http://www.w3.org/1998/Math/MathML">
  <semantics>
    <mrow>
      <mi>V</mi>
      <mrow>
        <mi/>
        <mi mathvariant="normal">=</mi>
        <mi/>
      </mrow>
      <mfrac>
        <mi>h</mi>
        <mn>3</mn>
      </mfrac>
      <mrow>
        <mo stretchy="false">(</mo>
        <mrow>
          <mrow>
            <msub>
              <mi>A</mi>
              <mn>0</mn>
            </msub>
            <mo stretchy="false">+</mo>
            <msub>
              <mi>A</mi>
              <mn>1</mn>
            </msub>
          </mrow>
          <mo stretchy="false">+</mo>
          <msqrt>
            <mrow>
              <msub>
                <mi>A</mi>
                <mn>0</mn>
              </msub>
              <msub>
                <mi>A</mi>
                <mn>1</mn>
              </msub>
            </mrow>
          </msqrt>
        </mrow>
        <mo stretchy="false">)</mo>
      </mrow>
    </mrow>
    <annotation encoding="StarMath 5.0">V `=` h over 3 (A_0 + A_1 + sqrt{A_0 A_1}) </annotation>
  </semantics>
</math>
</file>

<file path=Object 60/content.xml><?xml version="1.0" encoding="utf-8"?>
<math xmlns="http://www.w3.org/1998/Math/MathML">
  <semantics>
    <msub>
      <mi>v</mi>
      <mi>x</mi>
    </msub>
    <annotation encoding="StarMath 5.0">v_x</annotation>
  </semantics>
</math>
</file>

<file path=Object 6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measure">
      <style:graphic-properties draw:textarea-horizontal-align="center" draw:textarea-vertical-align="middle"/>
    </style:style>
    <style:style style:name="gr2" style:family="graphic" style:parent-style-name="measure" style:list-style-name="L1">
      <style:graphic-properties draw:textarea-horizontal-align="center" draw:textarea-vertical-align="middle" draw:placing="below"/>
    </style:style>
    <style:style style:name="gr3" style:family="graphic" style:parent-style-name="standard">
      <style:graphic-properties draw:stroke="none" svg:stroke-color="#000000" draw:fill="none" draw:fill-color="#ffffff" fo:min-height="0.226cm"/>
    </style:style>
    <style:style style:name="gr4" style:family="graphic" style:parent-style-name="standard">
      <style:graphic-properties svg:stroke-width="0.051cm" draw:marker-start-width="0.381cm" draw:marker-end-width="0.381cm" draw:textarea-horizontal-align="center" draw:textarea-vertical-align="middle" fo:padding-top="0.025cm" fo:padding-bottom="0.025cm" fo:padding-left="0.025cm" fo:padding-right="0.025cm"/>
    </style:style>
    <style:style style:name="gr5" style:family="graphic" style:parent-style-name="measure">
      <style:graphic-properties svg:stroke-width="0.025cm" svg:stroke-color="#ff0000" draw:marker-start-width="0.229cm" draw:marker-end-width="0.229cm" draw:textarea-horizontal-align="center" draw:textarea-vertical-align="middle"/>
    </style:style>
    <style:style style:name="gr6" style:family="graphic" style:parent-style-name="standard">
      <style:graphic-properties draw:stroke="none" svg:stroke-color="#000000" draw:fill="none" draw:fill-color="#ffffff" fo:min-height="0.801cm"/>
    </style:style>
    <style:style style:name="P1" style:family="paragraph">
      <style:paragraph-properties fo:margin-left="0cm" fo:margin-right="0cm" fo:margin-top="0cm" fo:margin-bottom="0cm" fo:line-height="100%" fo:text-align="center" fo:text-indent="0cm"/>
    </style:style>
    <style:style style:name="P2" style:family="paragraph">
      <style:paragraph-properties fo:text-align="center"/>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 style:family="paragraph">
      <style:text-properties fo:color="#ff0000" fo:font-size="14pt" fo:font-weight="bold" style:font-size-asian="14pt" style:font-weight-asian="bold" style:font-size-complex="14pt" style:font-weight-complex="bold"/>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fo:font-family="Arial" style:font-family-generic="swiss" style:font-pitch="variable" fo:font-size="12pt" fo:font-style="normal" fo:text-shadow="none" style:text-underline-style="none" fo:font-weight="normal" style:letter-kerning="true" style:font-family-asian="OpenSymbol" style:font-style-name-asian="Regular" style:font-charset-asian="x-symbol" style:font-size-asian="18pt" style:font-style-asian="normal" style:font-weight-asian="normal" style:font-family-complex="OpenSymbol" style:font-style-name-complex="Regular" style:font-charset-complex="x-symbol"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fo:font-family="OpenSymbol" style:font-style-name="Regular" style:font-charset="x-symbol" fo:font-size="12pt" fo:font-style="normal" fo:text-shadow="none" style:text-underline-style="none" fo:font-weight="normal" style:letter-kerning="true" style:font-family-asian="OpenSymbol" style:font-style-name-asian="Regular" style:font-charset-asian="x-symbol" style:font-size-asian="18pt" style:font-style-asian="normal" style:font-weight-asian="normal" style:font-family-complex="OpenSymbol" style:font-style-name-complex="Regular" style:font-charset-complex="x-symbol" style:font-size-complex="18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OpenSymbol" style:font-style-name-asian="Regular" style:font-charset-asian="x-symbol" style:font-size-asian="18pt" style:font-style-asian="normal" style:font-weight-asian="normal" style:font-family-complex="OpenSymbol" style:font-style-name-complex="Regular" style:font-charset-complex="x-symbol" style:font-size-complex="18pt" style:font-style-complex="normal" style:font-weight-complex="normal" style:text-emphasize="none" style:font-relief="none" style:text-overline-style="none" style:text-overline-color="font-color"/>
    </style:style>
    <style:style style:name="T5" style:family="text">
      <style:text-properties style:text-position="sub 58%"/>
    </style:style>
    <style:style style:name="T6" style:family="text">
      <style:text-properties style:use-window-font-color="true" style:text-outline="false" style:text-line-through-style="none" style:text-position="sub 58%"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7" style:family="text">
      <style:text-properties fo:color="#ff0000" fo:font-size="14pt" fo:font-weight="bold" style:font-size-asian="14pt" style:font-weight-asian="bold" style:font-size-complex="1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Bucket_2c__20_filled" draw:id="id2" draw:layer="layout" svg:width="3.006cm" svg:height="3.315cm" draw:transform="rotate (1.79507113567583) translate (4.69475882847345cm 6.88170853970309cm)" svg:viewBox="0 0 3007 3316" draw:points="512,6093 3007,6093 2251,9409 0,8336">
          <text:p/>
        </draw:polygon>
        <draw:measure draw:style-name="gr1" draw:text-style-name="P2" draw:layer="measurelines" svg:x1="5.923cm" svg:y1="6.383cm" svg:x2="5.923cm" svg:y2="3.95cm">
          <text:p text:style-name="P1"><text:span text:style-name="T1"><text:s/></text:span></text:p>
        </draw:measure>
        <draw:polygon draw:style-name="Bucket" draw:id="id5" draw:layer="layout" svg:width="4.776cm" svg:height="4.008cm" draw:transform="rotate (1.78180663336067) translate (4.68154865853868cm 6.85412000677143cm)" svg:viewBox="0 0 4777 4009" draw:points="482,6285 4777,6284 3918,10293 0,8534">
          <text:p/>
        </draw:polygon>
        <draw:measure draw:style-name="gr1" draw:text-style-name="P2" draw:layer="measurelines" svg:x1="7.781cm" svg:y1="2.183cm" svg:x2="7.781cm" svg:y2="6.383cm">
          <text:p text:style-name="P1"><text:span text:style-name="T1"><text:s/></text:span></text:p>
        </draw:measure>
        <draw:measure draw:style-name="gr2" draw:text-style-name="P3" draw:layer="measurelines" svg:x1="4.581cm" svg:y1="6.383cm" svg:x2="6.881cm" svg:y2="6.383cm">
          <text:p text:style-name="P3"><text:span text:style-name="T1">d</text:span></text:p>
        </draw:measure>
        <draw:measure draw:style-name="gr1" draw:text-style-name="P2" draw:layer="measurelines" svg:x1="3.681cm" svg:y1="2.183cm" svg:x2="7.781cm" svg:y2="2.183cm">
          <text:p text:style-name="P1"><text:span text:style-name="T2">D = (1+</text:span><text:span text:style-name="T3">)</text:span><text:span text:style-name="T4">d</text:span></text:p>
        </draw:measure>
        <draw:frame draw:style-name="gr3" draw:text-style-name="P2" draw:layer="layout" svg:width="1.895cm" svg:height="0.999cm" svg:x="5.4cm" svg:y="4.367cm">
          <draw:text-box>
            <text:p text:style-name="P2">Volume</text:p>
            <text:p text:style-name="P2">v<text:span text:style-name="T5">x</text:span></text:p>
          </draw:text-box>
        </draw:frame>
        <draw:frame draw:style-name="gr3" draw:id="id1" draw:layer="layout" svg:width="0.476cm" svg:height="0.563cm" svg:x="3.058cm" svg:y="6.636cm">
          <draw:text-box>
            <text:p>A<text:span text:style-name="T5">0</text:span></text:p>
          </draw:text-box>
        </draw:frame>
        <draw:connector draw:style-name="Connector" draw:layer="layout" draw:type="curve" svg:x1="3.534cm" svg:y1="6.917cm" svg:x2="5.726cm" svg:y2="6.383cm" draw:start-shape="id1" draw:start-glue-point="1" draw:end-shape="id2" draw:end-glue-point="2" svg:d="m3534 6917c1462 0 2192-178 2192-534">
          <text:p/>
        </draw:connector>
        <draw:frame draw:style-name="gr3" draw:id="id3" draw:layer="layout" svg:width="0.363cm" svg:height="0.437cm" svg:x="4.967cm" svg:y="3.22cm">
          <draw:text-box>
            <text:p>A</text:p>
          </draw:text-box>
        </draw:frame>
        <draw:connector draw:style-name="Connector" draw:layer="layout" draw:type="curve" svg:x1="5.33cm" svg:y1="3.438cm" svg:x2="5.726cm" svg:y2="3.95cm" draw:start-shape="id3" draw:start-glue-point="1" draw:end-shape="id2" draw:end-glue-point="0" svg:d="m5330 3438c264 0 396 170 396 512">
          <text:p/>
        </draw:connector>
        <draw:frame draw:style-name="gr3" draw:text-style-name="P2" draw:id="id4" draw:layer="layout" svg:width="0.585cm" svg:height="0.563cm" svg:x="2.57cm" svg:y="1.401cm">
          <draw:text-box>
            <text:p text:style-name="P2">A<text:span text:style-name="T5">1</text:span></text:p>
          </draw:text-box>
        </draw:frame>
        <draw:connector draw:style-name="Connector" draw:layer="layout" draw:type="curve" svg:x1="3.155cm" svg:y1="1.682cm" svg:x2="5.731cm" svg:y2="2.183cm" draw:start-shape="id4" draw:start-glue-point="1" draw:end-shape="id5" svg:d="m3155 1682c1718 0 2576 167 2576 501">
          <text:p/>
        </draw:connector>
        <draw:line draw:style-name="gr4" draw:text-style-name="P2" draw:layer="layout" svg:x1="4.026cm" svg:y1="3.95cm" svg:x2="7.427cm" svg:y2="3.95cm">
          <text:p/>
        </draw:line>
        <draw:measure draw:style-name="gr1" draw:text-style-name="P2" draw:layer="measurelines" svg:x1="4.026cm" svg:y1="3.95cm" svg:x2="7.427cm" svg:y2="3.95cm">
          <text:p text:style-name="P1"><text:span text:style-name="T1">d</text:span><text:span text:style-name="T6">x</text:span></text:p>
        </draw:measure>
        <draw:measure draw:style-name="gr5" draw:text-style-name="P2" draw:layer="measurelines" svg:x1="4.581cm" svg:y1="6.383cm" svg:x2="4.026cm" svg:y2="3.95cm">
          <text:p text:style-name="P3"><text:s/></text:p>
        </draw:measure>
        <draw:frame draw:style-name="gr6" draw:text-style-name="P4" draw:layer="layout" svg:width="0.703cm" svg:height="0.801cm" svg:x="3.168cm" svg:y="5.226cm">
          <draw:text-box>
            <text:p><text:span text:style-name="T7">y</text:span></text:p>
          </draw:text-box>
        </draw:frame>
        <draw:frame draw:style-name="gr3" draw:layer="layout" svg:width="0.476cm" svg:height="0.437cm" svg:x="4.597cm" svg:y="4.817cm">
          <draw:text-box>
            <text:p>xh</text:p>
          </draw:text-box>
        </draw:frame>
        <draw:frame draw:style-name="gr3" draw:layer="layout" svg:width="0.476cm" svg:height="0.437cm" svg:x="8.708cm" svg:y="4.086cm">
          <draw:text-box>
            <text:p>h</text:p>
          </draw:text-box>
        </draw:frame>
      </draw:page>
    </office:drawing>
  </office:body>
</office:document-content>
</file>

<file path=Object 6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152cm" draw:marker-end="Arrow" draw:marker-end-width="0.152cm" draw:fill="none" draw:fill-image-width="0cm" draw:fill-image-height="0cm" draw:show-unit="true"/>
      <style:text-properties fo:font-size="12pt"/>
    </style:style>
    <style:style style:name="Bucket" style:family="graphic" style:parent-style-name="objectwithoutfill">
      <style:graphic-properties draw:stroke-dash="Dash_20_2" svg:stroke-width="0.051cm" draw:marker-start-width="0.381cm" draw:marker-end-width="0.381cm" draw:fill="none" draw:fill-gradient-name="Gradient_20_7" draw:fill-hatch-name="Hatch_20_1" draw:fill-image-name="Bitmape_20_1" draw:textarea-horizontal-align="center" draw:textarea-vertical-align="middle"/>
      <style:paragraph-properties fo:text-align="center"/>
    </style:style>
    <style:style style:name="Bucket_2c__20_filled" style:display-name="Bucket, filled" style:family="graphic" style:parent-style-name="Bucket">
      <style:graphic-properties draw:stroke="none" svg:stroke-width="0.025cm" draw:marker-start-width="0.33cm" draw:marker-end-width="0.33cm" draw:fill="solid" draw:fill-color="#ffff00" draw:opacity="20%" draw:fill-image-width="0cm" draw:fill-image-height="0cm" draw:shadow-opacity="20%"/>
    </style:style>
    <style:style style:name="Connector" style:family="graphic" style:parent-style-name="standard">
      <style:graphic-properties draw:marker-start-width="0.152cm" draw:marker-end="Arrow" draw:marker-end-width="0.152cm" draw:textarea-horizontal-align="center" draw:textarea-vertical-align="middle"/>
      <style:paragraph-properties fo:text-align="cente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2/content.xml><?xml version="1.0" encoding="utf-8"?>
<math xmlns="http://www.w3.org/1998/Math/MathML">
  <semantics>
    <msub>
      <mi>v</mi>
      <mi>x</mi>
    </msub>
    <annotation encoding="StarMath 5.0">v_x</annotation>
  </semantics>
</math>
</file>

<file path=Object 63/content.xml><?xml version="1.0" encoding="utf-8"?>
<math xmlns="http://www.w3.org/1998/Math/MathML">
  <semantics>
    <msub>
      <mi>d</mi>
      <mi>x</mi>
    </msub>
    <annotation encoding="StarMath 5.0">d_x</annotation>
  </semantics>
</math>
</file>

<file path=Object 64/content.xml><?xml version="1.0" encoding="utf-8"?>
<math xmlns="http://www.w3.org/1998/Math/MathML">
  <semantics>
    <msub>
      <mi>d</mi>
      <mi>x</mi>
    </msub>
    <annotation encoding="StarMath 5.0">d_x</annotation>
  </semantics>
</math>
</file>

<file path=Object 65/content.xml><?xml version="1.0" encoding="utf-8"?>
<math xmlns="http://www.w3.org/1998/Math/MathML">
  <semantics>
    <msub>
      <mi>d</mi>
      <mi>x</mi>
    </msub>
    <annotation encoding="StarMath 5.0">d_x</annotation>
  </semantics>
</math>
</file>

<file path=Object 66/content.xml><?xml version="1.0" encoding="utf-8"?>
<math xmlns="http://www.w3.org/1998/Math/MathML">
  <semantics>
    <msub>
      <mi>d</mi>
      <mi>x</mi>
    </msub>
    <annotation encoding="StarMath 5.0">d_x</annotation>
  </semantics>
</math>
</file>

<file path=Object 67/content.xml><?xml version="1.0" encoding="utf-8"?>
<math xmlns="http://www.w3.org/1998/Math/MathML">
  <semantics>
    <msub>
      <mi>d</mi>
      <mi>x</mi>
    </msub>
    <annotation encoding="StarMath 5.0">d_x</annotation>
  </semantics>
</math>
</file>

<file path=Object 68/content.xml><?xml version="1.0" encoding="utf-8"?>
<math xmlns="http://www.w3.org/1998/Math/MathML">
  <semantics>
    <mo stretchy="false">σ</mo>
    <annotation encoding="StarMath 5.0">%sigma</annotation>
  </semantics>
</math>
</file>

<file path=Object 69/content.xml><?xml version="1.0" encoding="utf-8"?>
<math xmlns="http://www.w3.org/1998/Math/MathML">
  <semantics>
    <msub>
      <mi>A</mi>
      <mn>0</mn>
    </msub>
    <annotation encoding="StarMath 5.0">A_0</annotation>
  </semantics>
</math>
</file>

<file path=Object 7/content.xml><?xml version="1.0" encoding="utf-8"?>
<math xmlns="http://www.w3.org/1998/Math/MathML">
  <semantics>
    <msub>
      <mi>A</mi>
      <mn>0</mn>
    </msub>
    <annotation encoding="StarMath 5.0">A_0</annotation>
  </semantics>
</math>
</file>

<file path=Object 70/content.xml><?xml version="1.0" encoding="utf-8"?>
<math xmlns="http://www.w3.org/1998/Math/MathML">
  <semantics>
    <msub>
      <mi>A</mi>
      <mn>1</mn>
    </msub>
    <annotation encoding="StarMath 5.0">A_1</annotation>
  </semantics>
</math>
</file>

<file path=Object 71/content.xml><?xml version="1.0" encoding="utf-8"?>
<math xmlns="http://www.w3.org/1998/Math/MathML">
  <semantics>
    <msub>
      <mi>A</mi>
      <mn>1</mn>
    </msub>
    <annotation encoding="StarMath 5.0">A_1</annotation>
  </semantics>
</math>
</file>

<file path=Object 72/content.xml><?xml version="1.0" encoding="utf-8"?>
<math xmlns="http://www.w3.org/1998/Math/MathML">
  <semantics>
    <mo stretchy="false">δ</mo>
    <annotation encoding="StarMath 5.0">%delta</annotation>
  </semantics>
</math>
</file>

<file path=Object 73/content.xml><?xml version="1.0" encoding="utf-8"?>
<math xmlns="http://www.w3.org/1998/Math/MathML">
  <semantics>
    <msub>
      <mi>v</mi>
      <mi>x</mi>
    </msub>
    <annotation encoding="StarMath 5.0">v_x</annotation>
  </semantics>
</math>
</file>

<file path=Object 74/content.xml><?xml version="1.0" encoding="utf-8"?>
<math xmlns="http://www.w3.org/1998/Math/MathML">
  <semantics>
    <msub>
      <mi>v</mi>
      <mi>x</mi>
    </msub>
    <annotation encoding="StarMath 5.0">v_x</annotation>
  </semantics>
</math>
</file>

<file path=Object 75/content.xml><?xml version="1.0" encoding="utf-8"?>
<math xmlns="http://www.w3.org/1998/Math/MathML">
  <semantics>
    <msub>
      <mi>d</mi>
      <mi>x</mi>
    </msub>
    <annotation encoding="StarMath 5.0">d_x</annotation>
  </semantics>
</math>
</file>

<file path=Object 76/content.xml><?xml version="1.0" encoding="utf-8"?>
<math xmlns="http://www.w3.org/1998/Math/MathML">
  <semantics>
    <msub>
      <mi>A</mi>
      <mn>0</mn>
    </msub>
    <annotation encoding="StarMath 5.0">A_0</annotation>
  </semantics>
</math>
</file>

<file path=Object 77/content.xml><?xml version="1.0" encoding="utf-8"?>
<math xmlns="http://www.w3.org/1998/Math/MathML">
  <semantics>
    <mrow>
      <mo stretchy="false">σ</mo>
      <mrow>
        <mi/>
        <mi mathvariant="normal">=</mi>
        <mi/>
      </mrow>
      <mfrac>
        <mi>D</mi>
        <mi>d</mi>
      </mfrac>
      <mrow>
        <mi/>
        <mi mathvariant="normal">−</mi>
        <mi/>
      </mrow>
      <mn>1</mn>
    </mrow>
    <annotation encoding="StarMath 5.0">%sigma `=` D over d `-` 1</annotation>
  </semantics>
</math>
</file>

<file path=Object 78/content.xml><?xml version="1.0" encoding="utf-8"?>
<math xmlns="http://www.w3.org/1998/Math/MathML">
  <semantics>
    <mrow>
      <msub>
        <mi>A</mi>
        <mn>0</mn>
      </msub>
      <mrow>
        <mi/>
        <mi mathvariant="normal">=</mi>
        <mi/>
      </mrow>
      <mo stretchy="false">π</mo>
      <mfrac>
        <msup>
          <mi>d</mi>
          <mn>2</mn>
        </msup>
        <mn>4</mn>
      </mfrac>
    </mrow>
    <annotation encoding="StarMath 5.0">A_0 `=` %pi d^2 over 4 </annotation>
  </semantics>
</math>
</file>

<file path=Object 79/content.xml><?xml version="1.0" encoding="utf-8"?>
<math xmlns="http://www.w3.org/1998/Math/MathML">
  <semantics>
    <msub>
      <mi>v</mi>
      <mi>x</mi>
    </msub>
    <annotation encoding="StarMath 5.0">v_x</annotation>
  </semantics>
</math>
</file>

<file path=Object 8/content.xml><?xml version="1.0" encoding="utf-8"?>
<math xmlns="http://www.w3.org/1998/Math/MathML">
  <semantics>
    <msub>
      <mi>A</mi>
      <mn>1</mn>
    </msub>
    <annotation encoding="StarMath 5.0">A_1</annotation>
  </semantics>
</math>
</file>

<file path=Object 80/content.xml><?xml version="1.0" encoding="utf-8"?>
<math xmlns="http://www.w3.org/1998/Math/MathML">
  <semantics>
    <msub>
      <mi>v</mi>
      <mi>x</mi>
    </msub>
    <annotation encoding="StarMath 5.0">v_x</annotation>
  </semantics>
</math>
</file>

<file path=Object 81/content.xml><?xml version="1.0" encoding="utf-8"?>
<math xmlns="http://www.w3.org/1998/Math/MathML">
  <semantics>
    <mo stretchy="false">δ</mo>
    <annotation encoding="StarMath 5.0">%delta</annotation>
  </semantics>
</math>
</file>

<file path=Object 82/content.xml><?xml version="1.0" encoding="utf-8"?>
<math xmlns="http://www.w3.org/1998/Math/MathML">
  <semantics>
    <mo stretchy="false">δ</mo>
    <annotation encoding="StarMath 5.0">%delta</annotation>
  </semantics>
</math>
</file>

<file path=Object 83/content.xml><?xml version="1.0" encoding="utf-8"?>
<math xmlns="http://www.w3.org/1998/Math/MathML">
  <semantics>
    <mo stretchy="false">δ</mo>
    <annotation encoding="StarMath 5.0">%delta</annotation>
  </semantics>
</math>
</file>

<file path=Object 84/content.xml><?xml version="1.0" encoding="utf-8"?>
<math xmlns="http://www.w3.org/1998/Math/MathML">
  <semantics>
    <mrow>
      <mo stretchy="false">σ</mo>
      <mrow>
        <mi/>
        <mi mathvariant="normal">=</mi>
        <mi/>
      </mrow>
      <mfrac>
        <mn>11.34</mn>
        <mn>10.42</mn>
      </mfrac>
      <mrow>
        <mi/>
        <mi mathvariant="normal">−</mi>
        <mi/>
      </mrow>
      <mn>1</mn>
      <mrow>
        <mi/>
        <mi mathvariant="normal">=</mi>
        <mi/>
      </mrow>
      <mn>0.0882917</mn>
    </mrow>
    <annotation encoding="StarMath 5.0">%sigma `=` 11.34 over 10.42 `-` 1 `=` 0.0882917</annotation>
  </semantics>
</math>
</file>

<file path=Object 85/content.xml><?xml version="1.0" encoding="utf-8"?>
<math xmlns="http://www.w3.org/1998/Math/MathML">
  <semantics>
    <msub>
      <mi>A</mi>
      <mn>0</mn>
    </msub>
    <annotation encoding="StarMath 5.0">A_0</annotation>
  </semantics>
</math>
</file>

<file path=Object 86/content.xml><?xml version="1.0" encoding="utf-8"?>
<math xmlns="http://www.w3.org/1998/Math/MathML">
  <semantics>
    <mtable>
      <mtr>
        <mtd>
          <mrow>
            <mi>x</mi>
            <mrow>
              <mi/>
              <mi mathvariant="normal">=</mi>
              <mi/>
            </mrow>
            <mn>0.4896708</mn>
          </mrow>
        </mtd>
      </mtr>
      <mtr>
        <mtd>
          <mrow>
            <mi>y</mi>
            <mrow>
              <mi/>
              <mi mathvariant="normal">=</mi>
              <mi/>
            </mrow>
            <mn>7.334</mn>
          </mrow>
        </mtd>
      </mtr>
    </mtable>
    <annotation encoding="StarMath 5.0">stack {
alignl x `=` 0.4896708 #
alignl y `=` 7.334
}</annotation>
  </semantics>
</math>
</file>

<file path=Object 87/content.xml><?xml version="1.0" encoding="utf-8"?>
<math xmlns="http://www.w3.org/1998/Math/MathML">
  <semantics>
    <mrow>
      <mn>0</mn>
      <mrow>
        <mi/>
        <mo stretchy="false">&lt;</mo>
        <mi/>
      </mrow>
      <mi>x</mi>
      <mrow>
        <mi/>
        <mi mathvariant="normal">≤</mi>
        <mi/>
      </mrow>
      <mn>1</mn>
    </mrow>
    <annotation encoding="StarMath 5.0">0 `&lt;` x `&lt;=` 1</annotation>
  </semantics>
</math>
</file>

<file path=Object 9/content.xml><?xml version="1.0" encoding="utf-8"?>
<math xmlns="http://www.w3.org/1998/Math/MathML">
  <semantics>
    <mrow>
      <msub>
        <mi>d</mi>
        <mi>x</mi>
      </msub>
      <mrow>
        <mi/>
        <mi mathvariant="normal">=</mi>
        <mi/>
      </mrow>
      <mi>d</mi>
      <mrow>
        <mo stretchy="false">(</mo>
        <mrow>
          <mrow>
            <mn>1</mn>
            <mo stretchy="false">+</mo>
            <mi>x</mi>
          </mrow>
          <mo stretchy="false">σ</mo>
        </mrow>
        <mo stretchy="false">)</mo>
      </mrow>
    </mrow>
    <annotation encoding="StarMath 5.0">d_x `=` d( 1 + x %sigma)</annotation>
  </semantics>
</math>
</file>